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Mcts 50 iterations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17.25158150227" calcext:value-type="float">
            <text:p>1117.2515815023</text:p>
          </table:table-cell>
          <table:table-cell office:value-type="float" office:value="1098.75239712372" calcext:value-type="float">
            <text:p>1098.7523971237</text:p>
          </table:table-cell>
          <table:table-cell office:value-type="float" office:value="1111.67183135035" calcext:value-type="float">
            <text:p>1111.6718313504</text:p>
          </table:table-cell>
          <table:table-cell office:value-type="float" office:value="1099.91951476254" calcext:value-type="float">
            <text:p>1099.9195147625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9.23466703312" calcext:value-type="float">
            <text:p>1119.2346670331</text:p>
          </table:table-cell>
          <table:table-cell office:value-type="float" office:value="1119.79410181004" calcext:value-type="float">
            <text:p>1119.79410181</text:p>
          </table:table-cell>
          <table:table-cell office:value-type="float" office:value="1118.38102156934" calcext:value-type="float">
            <text:p>1118.3810215693</text:p>
          </table:table-cell>
          <table:table-cell office:value-type="float" office:value="1115.33263999192" calcext:value-type="float">
            <text:p>1115.3326399919</text:p>
          </table:table-cell>
          <table:table-cell office:value-type="float" office:value="1097.33832020316" calcext:value-type="float">
            <text:p>1097.3383202032</text:p>
          </table:table-cell>
          <table:table-cell office:value-type="float" office:value="1115.01386093107" calcext:value-type="float">
            <text:p>1115.0138609311</text:p>
          </table:table-cell>
          <table:table-cell office:value-type="float" office:value="1116.73629135599" calcext:value-type="float">
            <text:p>1116.736291356</text:p>
          </table:table-cell>
          <table:table-cell office:value-type="float" office:value="1116.18013729968" calcext:value-type="float">
            <text:p>1116.1801372997</text:p>
          </table:table-cell>
          <table:table-cell office:value-type="float" office:value="1083.25733148429" calcext:value-type="float">
            <text:p>1083.2573314843</text:p>
          </table:table-cell>
          <table:table-cell office:value-type="float" office:value="1106.61056357642" calcext:value-type="float">
            <text:p>1106.6105635764</text:p>
          </table:table-cell>
          <table:table-cell office:value-type="float" office:value="1115.40871633841" calcext:value-type="float">
            <text:p>1115.4087163384</text:p>
          </table:table-cell>
          <table:table-cell office:value-type="float" office:value="1097.82092031801" calcext:value-type="float">
            <text:p>1097.820920318</text:p>
          </table:table-cell>
          <table:table-cell office:value-type="float" office:value="1090.77450262416" calcext:value-type="float">
            <text:p>1090.7745026242</text:p>
          </table:table-cell>
          <table:table-cell office:value-type="float" office:value="1101.95605315156" calcext:value-type="float">
            <text:p>1101.9560531516</text:p>
          </table:table-cell>
          <table:table-cell office:value-type="float" office:value="1119.32107641288" calcext:value-type="float">
            <text:p>1119.3210764129</text:p>
          </table:table-cell>
          <table:table-cell office:value-type="float" office:value="1119.42422741544" calcext:value-type="float">
            <text:p>1119.4242274154</text:p>
          </table:table-cell>
          <table:table-cell office:value-type="float" office:value="1112.63059226334" calcext:value-type="float">
            <text:p>1112.6305922633</text:p>
          </table:table-cell>
          <table:table-cell office:value-type="float" office:value="1119.50739600709" calcext:value-type="float">
            <text:p>1119.5073960071</text:p>
          </table:table-cell>
          <table:table-cell office:value-type="float" office:value="1097.62653607622" calcext:value-type="float">
            <text:p>1097.6265360762</text:p>
          </table:table-cell>
          <table:table-cell office:value-type="float" office:value="1108.09374721798" calcext:value-type="float">
            <text:p>1108.093747218</text:p>
          </table:table-cell>
          <table:table-cell office:value-type="float" office:value="1079.79201534797" calcext:value-type="float">
            <text:p>1079.792015348</text:p>
          </table:table-cell>
          <table:table-cell office:value-type="float" office:value="1121.68781095267" calcext:value-type="float">
            <text:p>1121.6878109527</text:p>
          </table:table-cell>
          <table:table-cell office:value-type="float" office:value="1118.67203674606" calcext:value-type="float">
            <text:p>1118.6720367461</text:p>
          </table:table-cell>
          <table:table-cell office:value-type="float" office:value="1112.13278243305" calcext:value-type="float">
            <text:p>1112.1327824331</text:p>
          </table:table-cell>
          <table:table-cell office:value-type="float" office:value="1096.9942617484" calcext:value-type="float">
            <text:p>1096.9942617484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3.09172308446" calcext:value-type="float">
            <text:p>1113.0917230845</text:p>
          </table:table-cell>
          <table:table-cell office:value-type="float" office:value="1115.36900291404" calcext:value-type="float">
            <text:p>1115.369002914</text:p>
          </table:table-cell>
          <table:table-cell office:value-type="float" office:value="1109.65308159257" calcext:value-type="float">
            <text:p>1109.6530815926</text:p>
          </table:table-cell>
          <table:table-cell office:value-type="float" office:value="1119.43555303293" calcext:value-type="float">
            <text:p>1119.4355530329</text:p>
          </table:table-cell>
          <table:table-cell office:value-type="float" office:value="1122.06805459804" calcext:value-type="float">
            <text:p>1122.068054598</text:p>
          </table:table-cell>
          <table:table-cell office:value-type="float" office:value="1090.70092641663" calcext:value-type="float">
            <text:p>1090.7009264166</text:p>
          </table:table-cell>
          <table:table-cell office:value-type="float" office:value="1123.75453145191" calcext:value-type="float">
            <text:p>1123.7545314519</text:p>
          </table:table-cell>
          <table:table-cell office:value-type="float" office:value="1086.23936027318" calcext:value-type="float">
            <text:p>1086.2393602732</text:p>
          </table:table-cell>
          <table:table-cell office:value-type="float" office:value="1120.5647317888" calcext:value-type="float">
            <text:p>1120.5647317888</text:p>
          </table:table-cell>
          <table:table-cell office:value-type="float" office:value="1097.26981447317" calcext:value-type="float">
            <text:p>1097.2698144732</text:p>
          </table:table-cell>
          <table:table-cell office:value-type="float" office:value="1072.61815784978" calcext:value-type="float">
            <text:p>1072.6181578498</text:p>
          </table:table-cell>
          <table:table-cell office:value-type="float" office:value="1119.53800153289" calcext:value-type="float">
            <text:p>1119.5380015329</text:p>
          </table:table-cell>
          <table:table-cell office:value-type="float" office:value="1089.7450311933" calcext:value-type="float">
            <text:p>1089.7450311933</text:p>
          </table:table-cell>
          <table:table-cell office:value-type="float" office:value="1115.99336395166" calcext:value-type="float">
            <text:p>1115.9933639517</text:p>
          </table:table-cell>
          <table:table-cell office:value-type="float" office:value="1088.38703788751" calcext:value-type="float">
            <text:p>1088.3870378875</text:p>
          </table:table-cell>
          <table:table-cell office:value-type="float" office:value="1081.22742466921" calcext:value-type="float">
            <text:p>1081.2274246692</text:p>
          </table:table-cell>
          <table:table-cell office:value-type="float" office:value="1116.43964174329" calcext:value-type="float">
            <text:p>1116.4396417433</text:p>
          </table:table-cell>
          <table:table-cell office:value-type="float" office:value="1074.55713577933" calcext:value-type="float">
            <text:p>1074.5571357793</text:p>
          </table:table-cell>
          <table:table-cell office:value-type="float" office:value="1086.61339805587" calcext:value-type="float">
            <text:p>1086.6133980559</text:p>
          </table:table-cell>
        </table:table-row>
        <table:table-row table:style-name="ro1">
          <table:table-cell office:value-type="float" office:value="1111.70886369575" calcext:value-type="float">
            <text:p>1111.7088636958</text:p>
          </table:table-cell>
          <table:table-cell office:value-type="float" office:value="1084.0528681105" calcext:value-type="float">
            <text:p>1084.0528681105</text:p>
          </table:table-cell>
          <table:table-cell office:value-type="float" office:value="1089.9283747069" calcext:value-type="float">
            <text:p>1089.9283747069</text:p>
          </table:table-cell>
          <table:table-cell office:value-type="float" office:value="1081.34327968242" calcext:value-type="float">
            <text:p>1081.3432796824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112.39183929127" calcext:value-type="float">
            <text:p>1112.3918392913</text:p>
          </table:table-cell>
          <table:table-cell office:value-type="float" office:value="1094.8109112716" calcext:value-type="float">
            <text:p>1094.8109112716</text:p>
          </table:table-cell>
          <table:table-cell office:value-type="float" office:value="1107.79914242279" calcext:value-type="float">
            <text:p>1107.7991424228</text:p>
          </table:table-cell>
          <table:table-cell office:value-type="float" office:value="1092.89853296589" calcext:value-type="float">
            <text:p>1092.8985329659</text:p>
          </table:table-cell>
          <table:table-cell office:value-type="float" office:value="1078.53214095066" calcext:value-type="float">
            <text:p>1078.5321409507</text:p>
          </table:table-cell>
          <table:table-cell office:value-type="float" office:value="1109.85606746053" calcext:value-type="float">
            <text:p>1109.8560674605</text:p>
          </table:table-cell>
          <table:table-cell office:value-type="float" office:value="1096.6888709207" calcext:value-type="float">
            <text:p>1096.6888709207</text:p>
          </table:table-cell>
          <table:table-cell office:value-type="float" office:value="1109.59192914327" calcext:value-type="float">
            <text:p>1109.5919291433</text:p>
          </table:table-cell>
          <table:table-cell office:value-type="float" office:value="1090.76472815706" calcext:value-type="float">
            <text:p>1090.7647281571</text:p>
          </table:table-cell>
          <table:table-cell office:value-type="float" office:value="1099.55829739" calcext:value-type="float">
            <text:p>1099.55829739</text:p>
          </table:table-cell>
          <table:table-cell office:value-type="float" office:value="1095.11535881413" calcext:value-type="float">
            <text:p>1095.1153588141</text:p>
          </table:table-cell>
          <table:table-cell office:value-type="float" office:value="1084.11625542658" calcext:value-type="float">
            <text:p>1084.1162554266</text:p>
          </table:table-cell>
          <table:table-cell office:value-type="float" office:value="1073.62936603784" calcext:value-type="float">
            <text:p>1073.6293660378</text:p>
          </table:table-cell>
          <table:table-cell office:value-type="float" office:value="1070.86093838575" calcext:value-type="float">
            <text:p>1070.8609383858</text:p>
          </table:table-cell>
          <table:table-cell office:value-type="float" office:value="1095.22836031546" calcext:value-type="float">
            <text:p>1095.2283603155</text:p>
          </table:table-cell>
          <table:table-cell office:value-type="float" office:value="1093.58130130285" calcext:value-type="float">
            <text:p>1093.5813013029</text:p>
          </table:table-cell>
          <table:table-cell office:value-type="float" office:value="1070.14932591688" calcext:value-type="float">
            <text:p>1070.1493259169</text:p>
          </table:table-cell>
          <table:table-cell office:value-type="float" office:value="1105.45296926106" calcext:value-type="float">
            <text:p>1105.4529692611</text:p>
          </table:table-cell>
          <table:table-cell office:value-type="float" office:value="1064.79490058191" calcext:value-type="float">
            <text:p>1064.7949005819</text:p>
          </table:table-cell>
          <table:table-cell office:value-type="float" office:value="1107.42510199308" calcext:value-type="float">
            <text:p>1107.4251019931</text:p>
          </table:table-cell>
          <table:table-cell office:value-type="float" office:value="1077.98178241577" calcext:value-type="float">
            <text:p>1077.9817824158</text:p>
          </table:table-cell>
          <table:table-cell office:value-type="float" office:value="1094.53385986898" calcext:value-type="float">
            <text:p>1094.533859869</text:p>
          </table:table-cell>
          <table:table-cell office:value-type="float" office:value="1096.58039669813" calcext:value-type="float">
            <text:p>1096.5803966981</text:p>
          </table:table-cell>
          <table:table-cell office:value-type="float" office:value="1100.573701065" calcext:value-type="float">
            <text:p>1100.573701065</text:p>
          </table:table-cell>
          <table:table-cell office:value-type="float" office:value="1078.40935284348" calcext:value-type="float">
            <text:p>1078.4093528435</text:p>
          </table:table-cell>
          <table:table-cell office:value-type="float" office:value="1114.58724064687" calcext:value-type="float">
            <text:p>1114.5872406469</text:p>
          </table:table-cell>
          <table:table-cell office:value-type="float" office:value="1102.74574974013" calcext:value-type="float">
            <text:p>1102.7457497401</text:p>
          </table:table-cell>
          <table:table-cell office:value-type="float" office:value="1114.26031912606" calcext:value-type="float">
            <text:p>1114.2603191261</text:p>
          </table:table-cell>
          <table:table-cell office:value-type="float" office:value="1107.69087858022" calcext:value-type="float">
            <text:p>1107.6908785802</text:p>
          </table:table-cell>
          <table:table-cell office:value-type="float" office:value="1098.61482813274" calcext:value-type="float">
            <text:p>1098.6148281327</text:p>
          </table:table-cell>
          <table:table-cell office:value-type="float" office:value="1109.23645535614" calcext:value-type="float">
            <text:p>1109.2364553561</text:p>
          </table:table-cell>
          <table:table-cell office:value-type="float" office:value="1083.26342977008" calcext:value-type="float">
            <text:p>1083.2634297701</text:p>
          </table:table-cell>
          <table:table-cell office:value-type="float" office:value="1089.37495295131" calcext:value-type="float">
            <text:p>1089.3749529513</text:p>
          </table:table-cell>
          <table:table-cell office:value-type="float" office:value="1076.76089462297" calcext:value-type="float">
            <text:p>1076.760894623</text:p>
          </table:table-cell>
          <table:table-cell office:value-type="float" office:value="1107.62826351353" calcext:value-type="float">
            <text:p>1107.6282635135</text:p>
          </table:table-cell>
          <table:table-cell office:value-type="float" office:value="1098.55836476626" calcext:value-type="float">
            <text:p>1098.5583647663</text:p>
          </table:table-cell>
          <table:table-cell office:value-type="float" office:value="1059.95798614365" calcext:value-type="float">
            <text:p>1059.9579861437</text:p>
          </table:table-cell>
          <table:table-cell office:value-type="float" office:value="1106.70442609157" calcext:value-type="float">
            <text:p>1106.7044260916</text:p>
          </table:table-cell>
          <table:table-cell office:value-type="float" office:value="1082.71933444175" calcext:value-type="float">
            <text:p>1082.7193344418</text:p>
          </table:table-cell>
          <table:table-cell office:value-type="float" office:value="1071.4545489766" calcext:value-type="float">
            <text:p>1071.4545489766</text:p>
          </table:table-cell>
          <table:table-cell office:value-type="float" office:value="1074.80495205028" calcext:value-type="float">
            <text:p>1074.8049520503</text:p>
          </table:table-cell>
          <table:table-cell office:value-type="float" office:value="1073.24248290093" calcext:value-type="float">
            <text:p>1073.2424829009</text:p>
          </table:table-cell>
          <table:table-cell office:value-type="float" office:value="1084.3693960336" calcext:value-type="float">
            <text:p>1084.3693960336</text:p>
          </table:table-cell>
          <table:table-cell office:value-type="float" office:value="1060.87890620259" calcext:value-type="float">
            <text:p>1060.8789062026</text:p>
          </table:table-cell>
          <table:table-cell office:value-type="float" office:value="1070.37641667277" calcext:value-type="float">
            <text:p>1070.3764166728</text:p>
          </table:table-cell>
        </table:table-row>
        <table:table-row table:style-name="ro1">
          <table:table-cell office:value-type="float" office:value="1093.6824519408" calcext:value-type="float">
            <text:p>1093.6824519408</text:p>
          </table:table-cell>
          <table:table-cell office:value-type="float" office:value="1080.45289966363" calcext:value-type="float">
            <text:p>1080.4528996636</text:p>
          </table:table-cell>
          <table:table-cell office:value-type="float" office:value="1072.80879219306" calcext:value-type="float">
            <text:p>1072.8087921931</text:p>
          </table:table-cell>
          <table:table-cell office:value-type="float" office:value="1068.27692678086" calcext:value-type="float">
            <text:p>1068.2769267809</text:p>
          </table:table-cell>
          <table:table-cell office:value-type="float" office:value="1078.15473509308" calcext:value-type="float">
            <text:p>1078.1547350931</text:p>
          </table:table-cell>
          <table:table-cell office:value-type="float" office:value="1087.71912567157" calcext:value-type="float">
            <text:p>1087.7191256716</text:p>
          </table:table-cell>
          <table:table-cell office:value-type="float" office:value="1092.30408415705" calcext:value-type="float">
            <text:p>1092.3040841571</text:p>
          </table:table-cell>
          <table:table-cell office:value-type="float" office:value="1088.44924788849" calcext:value-type="float">
            <text:p>1088.4492478885</text:p>
          </table:table-cell>
          <table:table-cell office:value-type="float" office:value="1084.0202642431" calcext:value-type="float">
            <text:p>1084.0202642431</text:p>
          </table:table-cell>
          <table:table-cell office:value-type="float" office:value="1078.40381537453" calcext:value-type="float">
            <text:p>1078.4038153745</text:p>
          </table:table-cell>
          <table:table-cell office:value-type="float" office:value="1088.82770171801" calcext:value-type="float">
            <text:p>1088.827701718</text:p>
          </table:table-cell>
          <table:table-cell office:value-type="float" office:value="1098.01267370932" calcext:value-type="float">
            <text:p>1098.0126737093</text:p>
          </table:table-cell>
          <table:table-cell office:value-type="float" office:value="1097.35597851772" calcext:value-type="float">
            <text:p>1097.3559785177</text:p>
          </table:table-cell>
          <table:table-cell office:value-type="float" office:value="1087.4388464415" calcext:value-type="float">
            <text:p>1087.4388464415</text:p>
          </table:table-cell>
          <table:table-cell office:value-type="float" office:value="1097.33959724306" calcext:value-type="float">
            <text:p>1097.3395972431</text:p>
          </table:table-cell>
          <table:table-cell office:value-type="float" office:value="1076.14298301261" calcext:value-type="float">
            <text:p>1076.1429830126</text:p>
          </table:table-cell>
          <table:table-cell office:value-type="float" office:value="1067.26591675867" calcext:value-type="float">
            <text:p>1067.2659167587</text:p>
          </table:table-cell>
          <table:table-cell office:value-type="float" office:value="1066.07951551712" calcext:value-type="float">
            <text:p>1066.0795155171</text:p>
          </table:table-cell>
          <table:table-cell office:value-type="float" office:value="1053.81553379723" calcext:value-type="float">
            <text:p>1053.8155337972</text:p>
          </table:table-cell>
          <table:table-cell office:value-type="float" office:value="1105.71320958661" calcext:value-type="float">
            <text:p>1105.7132095866</text:p>
          </table:table-cell>
          <table:table-cell office:value-type="float" office:value="1084.31744877472" calcext:value-type="float">
            <text:p>1084.3174487747</text:p>
          </table:table-cell>
          <table:table-cell office:value-type="float" office:value="1068.12694631088" calcext:value-type="float">
            <text:p>1068.1269463109</text:p>
          </table:table-cell>
          <table:table-cell office:value-type="float" office:value="1094.51076573228" calcext:value-type="float">
            <text:p>1094.5107657323</text:p>
          </table:table-cell>
          <table:table-cell office:value-type="float" office:value="1057.18403120606" calcext:value-type="float">
            <text:p>1057.1840312061</text:p>
          </table:table-cell>
          <table:table-cell office:value-type="float" office:value="1087.50330605231" calcext:value-type="float">
            <text:p>1087.5033060523</text:p>
          </table:table-cell>
          <table:table-cell office:value-type="float" office:value="1072.5296696647" calcext:value-type="float">
            <text:p>1072.5296696647</text:p>
          </table:table-cell>
          <table:table-cell office:value-type="float" office:value="1086.08127410849" calcext:value-type="float">
            <text:p>1086.0812741085</text:p>
          </table:table-cell>
          <table:table-cell office:value-type="float" office:value="1090.93040665908" calcext:value-type="float">
            <text:p>1090.9304066591</text:p>
          </table:table-cell>
          <table:table-cell office:value-type="float" office:value="1084.82807683215" calcext:value-type="float">
            <text:p>1084.8280768322</text:p>
          </table:table-cell>
          <table:table-cell office:value-type="float" office:value="1083.93826667877" calcext:value-type="float">
            <text:p>1083.9382666788</text:p>
          </table:table-cell>
          <table:table-cell office:value-type="float" office:value="1114.58724064687" calcext:value-type="float">
            <text:p>1114.5872406469</text:p>
          </table:table-cell>
          <table:table-cell office:value-type="float" office:value="1099.07919585071" calcext:value-type="float">
            <text:p>1099.0791958507</text:p>
          </table:table-cell>
          <table:table-cell office:value-type="float" office:value="1106.02660462471" calcext:value-type="float">
            <text:p>1106.0266046247</text:p>
          </table:table-cell>
          <table:table-cell office:value-type="float" office:value="1100.41245625943" calcext:value-type="float">
            <text:p>1100.4124562594</text:p>
          </table:table-cell>
          <table:table-cell office:value-type="float" office:value="1081.16681957027" calcext:value-type="float">
            <text:p>1081.1668195703</text:p>
          </table:table-cell>
          <table:table-cell office:value-type="float" office:value="1104.05288014452" calcext:value-type="float">
            <text:p>1104.0528801445</text:p>
          </table:table-cell>
          <table:table-cell office:value-type="float" office:value="1063.75125062863" calcext:value-type="float">
            <text:p>1063.7512506286</text:p>
          </table:table-cell>
          <table:table-cell office:value-type="float" office:value="1089.84913210342" calcext:value-type="float">
            <text:p>1089.8491321034</text:p>
          </table:table-cell>
          <table:table-cell office:value-type="float" office:value="1073.5501065551" calcext:value-type="float">
            <text:p>1073.5501065551</text:p>
          </table:table-cell>
          <table:table-cell office:value-type="float" office:value="1093.07344250251" calcext:value-type="float">
            <text:p>1093.0734425025</text:p>
          </table:table-cell>
          <table:table-cell office:value-type="float" office:value="1096.72205588615" calcext:value-type="float">
            <text:p>1096.7220558862</text:p>
          </table:table-cell>
          <table:table-cell office:value-type="float" office:value="1045.55227087816" calcext:value-type="float">
            <text:p>1045.5522708782</text:p>
          </table:table-cell>
          <table:table-cell office:value-type="float" office:value="1107.66227539671" calcext:value-type="float">
            <text:p>1107.6622753967</text:p>
          </table:table-cell>
          <table:table-cell office:value-type="float" office:value="1074.48714236405" calcext:value-type="float">
            <text:p>1074.4871423641</text:p>
          </table:table-cell>
          <table:table-cell office:value-type="float" office:value="1060.01356323823" calcext:value-type="float">
            <text:p>1060.0135632382</text:p>
          </table:table-cell>
          <table:table-cell office:value-type="float" office:value="1050.24488012899" calcext:value-type="float">
            <text:p>1050.244880129</text:p>
          </table:table-cell>
          <table:table-cell office:value-type="float" office:value="1058.75564206067" calcext:value-type="float">
            <text:p>1058.7556420607</text:p>
          </table:table-cell>
          <table:table-cell office:value-type="float" office:value="1103.57427837841" calcext:value-type="float">
            <text:p>1103.5742783784</text:p>
          </table:table-cell>
          <table:table-cell office:value-type="float" office:value="1046.92986193532" calcext:value-type="float">
            <text:p>1046.9298619353</text:p>
          </table:table-cell>
          <table:table-cell office:value-type="float" office:value="1047.21994449018" calcext:value-type="float">
            <text:p>1047.2199444902</text:p>
          </table:table-cell>
        </table:table-row>
        <table:table-row table:style-name="ro1">
          <table:table-cell office:value-type="float" office:value="1084.03048504867" calcext:value-type="float">
            <text:p>1084.0304850487</text:p>
          </table:table-cell>
          <table:table-cell office:value-type="float" office:value="1080.78248743863" calcext:value-type="float">
            <text:p>1080.7824874386</text:p>
          </table:table-cell>
          <table:table-cell office:value-type="float" office:value="1057.07396810255" calcext:value-type="float">
            <text:p>1057.0739681026</text:p>
          </table:table-cell>
          <table:table-cell office:value-type="float" office:value="1071.81370617645" calcext:value-type="float">
            <text:p>1071.8137061765</text:p>
          </table:table-cell>
          <table:table-cell office:value-type="float" office:value="1075.99719189142" calcext:value-type="float">
            <text:p>1075.9971918914</text:p>
          </table:table-cell>
          <table:table-cell office:value-type="float" office:value="1082.0617251026" calcext:value-type="float">
            <text:p>1082.0617251026</text:p>
          </table:table-cell>
          <table:table-cell office:value-type="float" office:value="1075.55169164671" calcext:value-type="float">
            <text:p>1075.5516916467</text:p>
          </table:table-cell>
          <table:table-cell office:value-type="float" office:value="1064.08659835173" calcext:value-type="float">
            <text:p>1064.0865983517</text:p>
          </table:table-cell>
          <table:table-cell office:value-type="float" office:value="1079.6765370199" calcext:value-type="float">
            <text:p>1079.6765370199</text:p>
          </table:table-cell>
          <table:table-cell office:value-type="float" office:value="1071.39767080566" calcext:value-type="float">
            <text:p>1071.3976708057</text:p>
          </table:table-cell>
          <table:table-cell office:value-type="float" office:value="1068.4370254306" calcext:value-type="float">
            <text:p>1068.4370254306</text:p>
          </table:table-cell>
          <table:table-cell office:value-type="float" office:value="1097.95888350913" calcext:value-type="float">
            <text:p>1097.9588835091</text:p>
          </table:table-cell>
          <table:table-cell office:value-type="float" office:value="1088.63684481714" calcext:value-type="float">
            <text:p>1088.6368448171</text:p>
          </table:table-cell>
          <table:table-cell office:value-type="float" office:value="1080.18490693309" calcext:value-type="float">
            <text:p>1080.1849069331</text:p>
          </table:table-cell>
          <table:table-cell office:value-type="float" office:value="1095.36276767454" calcext:value-type="float">
            <text:p>1095.3627676745</text:p>
          </table:table-cell>
          <table:table-cell office:value-type="float" office:value="1062.89180401079" calcext:value-type="float">
            <text:p>1062.8918040108</text:p>
          </table:table-cell>
          <table:table-cell office:value-type="float" office:value="1054.85442256579" calcext:value-type="float">
            <text:p>1054.8544225658</text:p>
          </table:table-cell>
          <table:table-cell office:value-type="float" office:value="1069.99499198205" calcext:value-type="float">
            <text:p>1069.9949919821</text:p>
          </table:table-cell>
          <table:table-cell office:value-type="float" office:value="1054.70604880146" calcext:value-type="float">
            <text:p>1054.7060488015</text:p>
          </table:table-cell>
          <table:table-cell office:value-type="float" office:value="1109.58692813907" calcext:value-type="float">
            <text:p>1109.5869281391</text:p>
          </table:table-cell>
          <table:table-cell office:value-type="float" office:value="1080.85224221548" calcext:value-type="float">
            <text:p>1080.8522422155</text:p>
          </table:table-cell>
          <table:table-cell office:value-type="float" office:value="1062.14177466392" calcext:value-type="float">
            <text:p>1062.1417746639</text:p>
          </table:table-cell>
          <table:table-cell office:value-type="float" office:value="1094.51076573228" calcext:value-type="float">
            <text:p>1094.5107657323</text:p>
          </table:table-cell>
          <table:table-cell office:value-type="float" office:value="1062.98832742095" calcext:value-type="float">
            <text:p>1062.988327421</text:p>
          </table:table-cell>
          <table:table-cell office:value-type="float" office:value="1071.6017415033" calcext:value-type="float">
            <text:p>1071.6017415033</text:p>
          </table:table-cell>
          <table:table-cell office:value-type="float" office:value="1068.72391531786" calcext:value-type="float">
            <text:p>1068.7239153179</text:p>
          </table:table-cell>
          <table:table-cell office:value-type="float" office:value="1071.39622249297" calcext:value-type="float">
            <text:p>1071.396222493</text:p>
          </table:table-cell>
          <table:table-cell office:value-type="float" office:value="1069.79269636011" calcext:value-type="float">
            <text:p>1069.7926963601</text:p>
          </table:table-cell>
          <table:table-cell office:value-type="float" office:value="1062.50297212468" calcext:value-type="float">
            <text:p>1062.5029721247</text:p>
          </table:table-cell>
          <table:table-cell office:value-type="float" office:value="1073.90234516653" calcext:value-type="float">
            <text:p>1073.9023451665</text:p>
          </table:table-cell>
          <table:table-cell office:value-type="float" office:value="1106.49201193443" calcext:value-type="float">
            <text:p>1106.4920119344</text:p>
          </table:table-cell>
          <table:table-cell office:value-type="float" office:value="1087.61476715675" calcext:value-type="float">
            <text:p>1087.6147671568</text:p>
          </table:table-cell>
          <table:table-cell office:value-type="float" office:value="1105.04134396809" calcext:value-type="float">
            <text:p>1105.0413439681</text:p>
          </table:table-cell>
          <table:table-cell office:value-type="float" office:value="1089.37943819308" calcext:value-type="float">
            <text:p>1089.3794381931</text:p>
          </table:table-cell>
          <table:table-cell office:value-type="float" office:value="1066.61042992862" calcext:value-type="float">
            <text:p>1066.6104299286</text:p>
          </table:table-cell>
          <table:table-cell office:value-type="float" office:value="1104.31463825288" calcext:value-type="float">
            <text:p>1104.3146382529</text:p>
          </table:table-cell>
          <table:table-cell office:value-type="float" office:value="1057.78120864207" calcext:value-type="float">
            <text:p>1057.7812086421</text:p>
          </table:table-cell>
          <table:table-cell office:value-type="float" office:value="1070.91020809266" calcext:value-type="float">
            <text:p>1070.9102080927</text:p>
          </table:table-cell>
          <table:table-cell office:value-type="float" office:value="1065.72577851575" calcext:value-type="float">
            <text:p>1065.7257785158</text:p>
          </table:table-cell>
          <table:table-cell office:value-type="float" office:value="1082.19210112786" calcext:value-type="float">
            <text:p>1082.1921011279</text:p>
          </table:table-cell>
          <table:table-cell office:value-type="float" office:value="1096.15350467515" calcext:value-type="float">
            <text:p>1096.1535046752</text:p>
          </table:table-cell>
          <table:table-cell office:value-type="float" office:value="1046.3936058125" calcext:value-type="float">
            <text:p>1046.3936058125</text:p>
          </table:table-cell>
          <table:table-cell office:value-type="float" office:value="1088.22935506953" calcext:value-type="float">
            <text:p>1088.2293550695</text:p>
          </table:table-cell>
          <table:table-cell office:value-type="float" office:value="1077.64085608415" calcext:value-type="float">
            <text:p>1077.6408560842</text:p>
          </table:table-cell>
          <table:table-cell office:value-type="float" office:value="1053.42002858986" calcext:value-type="float">
            <text:p>1053.4200285899</text:p>
          </table:table-cell>
          <table:table-cell office:value-type="float" office:value="1042.36646033296" calcext:value-type="float">
            <text:p>1042.366460333</text:p>
          </table:table-cell>
          <table:table-cell office:value-type="float" office:value="1050.2532155855" calcext:value-type="float">
            <text:p>1050.2532155855</text:p>
          </table:table-cell>
          <table:table-cell office:value-type="float" office:value="1098.17058981347" calcext:value-type="float">
            <text:p>1098.1705898135</text:p>
          </table:table-cell>
          <table:table-cell office:value-type="float" office:value="1040.49194233429" calcext:value-type="float">
            <text:p>1040.4919423343</text:p>
          </table:table-cell>
          <table:table-cell office:value-type="float" office:value="1037.3479175704" calcext:value-type="float">
            <text:p>1037.3479175704</text:p>
          </table:table-cell>
        </table:table-row>
        <table:table-row table:style-name="ro1">
          <table:table-cell office:value-type="float" office:value="1086.32616343603" calcext:value-type="float">
            <text:p>1086.326163436</text:p>
          </table:table-cell>
          <table:table-cell office:value-type="float" office:value="1067.57118873684" calcext:value-type="float">
            <text:p>1067.5711887368</text:p>
          </table:table-cell>
          <table:table-cell office:value-type="float" office:value="1051.77068718517" calcext:value-type="float">
            <text:p>1051.7706871852</text:p>
          </table:table-cell>
          <table:table-cell office:value-type="float" office:value="1067.29840639161" calcext:value-type="float">
            <text:p>1067.2984063916</text:p>
          </table:table-cell>
          <table:table-cell office:value-type="float" office:value="1044.34819316711" calcext:value-type="float">
            <text:p>1044.3481931671</text:p>
          </table:table-cell>
          <table:table-cell office:value-type="float" office:value="1052.94036175866" calcext:value-type="float">
            <text:p>1052.9403617587</text:p>
          </table:table-cell>
          <table:table-cell office:value-type="float" office:value="1049.90076121672" calcext:value-type="float">
            <text:p>1049.9007612167</text:p>
          </table:table-cell>
          <table:table-cell office:value-type="float" office:value="1062.0175303743" calcext:value-type="float">
            <text:p>1062.0175303743</text:p>
          </table:table-cell>
          <table:table-cell office:value-type="float" office:value="1039.66880442295" calcext:value-type="float">
            <text:p>1039.668804423</text:p>
          </table:table-cell>
          <table:table-cell office:value-type="float" office:value="1054.09650293868" calcext:value-type="float">
            <text:p>1054.0965029387</text:p>
          </table:table-cell>
          <table:table-cell office:value-type="float" office:value="1061.41812107203" calcext:value-type="float">
            <text:p>1061.418121072</text:p>
          </table:table-cell>
          <table:table-cell office:value-type="float" office:value="1093.81495243681" calcext:value-type="float">
            <text:p>1093.8149524368</text:p>
          </table:table-cell>
          <table:table-cell office:value-type="float" office:value="1084.01314585418" calcext:value-type="float">
            <text:p>1084.0131458542</text:p>
          </table:table-cell>
          <table:table-cell office:value-type="float" office:value="1081.5295717947" calcext:value-type="float">
            <text:p>1081.5295717947</text:p>
          </table:table-cell>
          <table:table-cell office:value-type="float" office:value="1084.19205384" calcext:value-type="float">
            <text:p>1084.19205384</text:p>
          </table:table-cell>
          <table:table-cell office:value-type="float" office:value="1060.14632162866" calcext:value-type="float">
            <text:p>1060.1463216287</text:p>
          </table:table-cell>
          <table:table-cell office:value-type="float" office:value="1037.13506571997" calcext:value-type="float">
            <text:p>1037.13506572</text:p>
          </table:table-cell>
          <table:table-cell office:value-type="float" office:value="1056.63887493633" calcext:value-type="float">
            <text:p>1056.6388749363</text:p>
          </table:table-cell>
          <table:table-cell office:value-type="float" office:value="1045.66467210403" calcext:value-type="float">
            <text:p>1045.664672104</text:p>
          </table:table-cell>
          <table:table-cell office:value-type="float" office:value="1091.51453236266" calcext:value-type="float">
            <text:p>1091.5145323627</text:p>
          </table:table-cell>
          <table:table-cell office:value-type="float" office:value="1060.17037779568" calcext:value-type="float">
            <text:p>1060.1703777957</text:p>
          </table:table-cell>
          <table:table-cell office:value-type="float" office:value="1050.78033160899" calcext:value-type="float">
            <text:p>1050.780331609</text:p>
          </table:table-cell>
          <table:table-cell office:value-type="float" office:value="1090.59226285971" calcext:value-type="float">
            <text:p>1090.5922628597</text:p>
          </table:table-cell>
          <table:table-cell office:value-type="float" office:value="1060.60864438253" calcext:value-type="float">
            <text:p>1060.6086443825</text:p>
          </table:table-cell>
          <table:table-cell office:value-type="float" office:value="1061.55781483211" calcext:value-type="float">
            <text:p>1061.5578148321</text:p>
          </table:table-cell>
          <table:table-cell office:value-type="float" office:value="1052.36060850799" calcext:value-type="float">
            <text:p>1052.360608508</text:p>
          </table:table-cell>
          <table:table-cell office:value-type="float" office:value="1071.39444797024" calcext:value-type="float">
            <text:p>1071.3944479702</text:p>
          </table:table-cell>
          <table:table-cell office:value-type="float" office:value="1058.48391128857" calcext:value-type="float">
            <text:p>1058.4839112886</text:p>
          </table:table-cell>
          <table:table-cell office:value-type="float" office:value="1051.24637423222" calcext:value-type="float">
            <text:p>1051.2463742322</text:p>
          </table:table-cell>
          <table:table-cell office:value-type="float" office:value="1056.67375573796" calcext:value-type="float">
            <text:p>1056.673755738</text:p>
          </table:table-cell>
          <table:table-cell office:value-type="float" office:value="1106.49201193443" calcext:value-type="float">
            <text:p>1106.4920119344</text:p>
          </table:table-cell>
          <table:table-cell office:value-type="float" office:value="1089.90767363554" calcext:value-type="float">
            <text:p>1089.9076736355</text:p>
          </table:table-cell>
          <table:table-cell office:value-type="float" office:value="1095.557106769" calcext:value-type="float">
            <text:p>1095.557106769</text:p>
          </table:table-cell>
          <table:table-cell office:value-type="float" office:value="1092.98537681243" calcext:value-type="float">
            <text:p>1092.9853768124</text:p>
          </table:table-cell>
          <table:table-cell office:value-type="float" office:value="1064.36992989352" calcext:value-type="float">
            <text:p>1064.3699298935</text:p>
          </table:table-cell>
          <table:table-cell office:value-type="float" office:value="1092.24449511542" calcext:value-type="float">
            <text:p>1092.2444951154</text:p>
          </table:table-cell>
          <table:table-cell office:value-type="float" office:value="1052.61153698587" calcext:value-type="float">
            <text:p>1052.6115369859</text:p>
          </table:table-cell>
          <table:table-cell office:value-type="float" office:value="1078.40446433847" calcext:value-type="float">
            <text:p>1078.4044643385</text:p>
          </table:table-cell>
          <table:table-cell office:value-type="float" office:value="1048.9140375178" calcext:value-type="float">
            <text:p>1048.9140375178</text:p>
          </table:table-cell>
          <table:table-cell office:value-type="float" office:value="1072.1899818259" calcext:value-type="float">
            <text:p>1072.1899818259</text:p>
          </table:table-cell>
          <table:table-cell office:value-type="float" office:value="1085.55660740921" calcext:value-type="float">
            <text:p>1085.5566074092</text:p>
          </table:table-cell>
          <table:table-cell office:value-type="float" office:value="1034.47782850775" calcext:value-type="float">
            <text:p>1034.4778285078</text:p>
          </table:table-cell>
          <table:table-cell office:value-type="float" office:value="1088.22935506953" calcext:value-type="float">
            <text:p>1088.2293550695</text:p>
          </table:table-cell>
          <table:table-cell office:value-type="float" office:value="1079.91644460572" calcext:value-type="float">
            <text:p>1079.9164446057</text:p>
          </table:table-cell>
          <table:table-cell office:value-type="float" office:value="1042.94083359269" calcext:value-type="float">
            <text:p>1042.9408335927</text:p>
          </table:table-cell>
          <table:table-cell office:value-type="float" office:value="1042.36646033296" calcext:value-type="float">
            <text:p>1042.366460333</text:p>
          </table:table-cell>
          <table:table-cell office:value-type="float" office:value="1043.08807612087" calcext:value-type="float">
            <text:p>1043.0880761209</text:p>
          </table:table-cell>
          <table:table-cell office:value-type="float" office:value="1078.05659679668" calcext:value-type="float">
            <text:p>1078.0565967967</text:p>
          </table:table-cell>
          <table:table-cell office:value-type="float" office:value="1040.47185120915" calcext:value-type="float">
            <text:p>1040.4718512092</text:p>
          </table:table-cell>
          <table:table-cell office:value-type="float" office:value="1031.92387429745" calcext:value-type="float">
            <text:p>1031.9238742975</text:p>
          </table:table-cell>
        </table:table-row>
        <table:table-row table:style-name="ro1">
          <table:table-cell office:value-type="float" office:value="1060.32167022606" calcext:value-type="float">
            <text:p>1060.3216702261</text:p>
          </table:table-cell>
          <table:table-cell office:value-type="float" office:value="1051.74626792933" calcext:value-type="float">
            <text:p>1051.7462679293</text:p>
          </table:table-cell>
          <table:table-cell office:value-type="float" office:value="1041.24284459686" calcext:value-type="float">
            <text:p>1041.2428445969</text:p>
          </table:table-cell>
          <table:table-cell office:value-type="float" office:value="1065.00820048765" calcext:value-type="float">
            <text:p>1065.0082004877</text:p>
          </table:table-cell>
          <table:table-cell office:value-type="float" office:value="1032.77832504968" calcext:value-type="float">
            <text:p>1032.7783250497</text:p>
          </table:table-cell>
          <table:table-cell office:value-type="float" office:value="1048.23400834724" calcext:value-type="float">
            <text:p>1048.2340083472</text:p>
          </table:table-cell>
          <table:table-cell office:value-type="float" office:value="1042.59638074643" calcext:value-type="float">
            <text:p>1042.5963807464</text:p>
          </table:table-cell>
          <table:table-cell office:value-type="float" office:value="1052.00131076639" calcext:value-type="float">
            <text:p>1052.0013107664</text:p>
          </table:table-cell>
          <table:table-cell office:value-type="float" office:value="1036.76201248639" calcext:value-type="float">
            <text:p>1036.7620124864</text:p>
          </table:table-cell>
          <table:table-cell office:value-type="float" office:value="1037.35913675413" calcext:value-type="float">
            <text:p>1037.3591367541</text:p>
          </table:table-cell>
          <table:table-cell office:value-type="float" office:value="1062.05038297001" calcext:value-type="float">
            <text:p>1062.05038297</text:p>
          </table:table-cell>
          <table:table-cell office:value-type="float" office:value="1088.44615991564" calcext:value-type="float">
            <text:p>1088.4461599156</text:p>
          </table:table-cell>
          <table:table-cell office:value-type="float" office:value="1081.56764776855" calcext:value-type="float">
            <text:p>1081.5676477686</text:p>
          </table:table-cell>
          <table:table-cell office:value-type="float" office:value="1062.61504167075" calcext:value-type="float">
            <text:p>1062.6150416708</text:p>
          </table:table-cell>
          <table:table-cell office:value-type="float" office:value="1084.99175172722" calcext:value-type="float">
            <text:p>1084.9917517272</text:p>
          </table:table-cell>
          <table:table-cell office:value-type="float" office:value="1040.69873712904" calcext:value-type="float">
            <text:p>1040.698737129</text:p>
          </table:table-cell>
          <table:table-cell office:value-type="float" office:value="1040.97552998941" calcext:value-type="float">
            <text:p>1040.9755299894</text:p>
          </table:table-cell>
          <table:table-cell office:value-type="float" office:value="1047.39825941953" calcext:value-type="float">
            <text:p>1047.3982594195</text:p>
          </table:table-cell>
          <table:table-cell office:value-type="float" office:value="1032.11526346127" calcext:value-type="float">
            <text:p>1032.1152634613</text:p>
          </table:table-cell>
          <table:table-cell office:value-type="float" office:value="1073.68774760385" calcext:value-type="float">
            <text:p>1073.6877476039</text:p>
          </table:table-cell>
          <table:table-cell office:value-type="float" office:value="1049.3828448182" calcext:value-type="float">
            <text:p>1049.3828448182</text:p>
          </table:table-cell>
          <table:table-cell office:value-type="float" office:value="1038.29521922847" calcext:value-type="float">
            <text:p>1038.2952192285</text:p>
          </table:table-cell>
          <table:table-cell office:value-type="float" office:value="1071.03194926112" calcext:value-type="float">
            <text:p>1071.0319492611</text:p>
          </table:table-cell>
          <table:table-cell office:value-type="float" office:value="1060.60864438253" calcext:value-type="float">
            <text:p>1060.6086443825</text:p>
          </table:table-cell>
          <table:table-cell office:value-type="float" office:value="1061.37866210944" calcext:value-type="float">
            <text:p>1061.3786621094</text:p>
          </table:table-cell>
          <table:table-cell office:value-type="float" office:value="1039.29396758292" calcext:value-type="float">
            <text:p>1039.2939675829</text:p>
          </table:table-cell>
          <table:table-cell office:value-type="float" office:value="1070.08934998259" calcext:value-type="float">
            <text:p>1070.0893499826</text:p>
          </table:table-cell>
          <table:table-cell office:value-type="float" office:value="1044.51867398429" calcext:value-type="float">
            <text:p>1044.5186739843</text:p>
          </table:table-cell>
          <table:table-cell office:value-type="float" office:value="1045.11113522852" calcext:value-type="float">
            <text:p>1045.1111352285</text:p>
          </table:table-cell>
          <table:table-cell office:value-type="float" office:value="1060.25578938886" calcext:value-type="float">
            <text:p>1060.2557893889</text:p>
          </table:table-cell>
          <table:table-cell office:value-type="float" office:value="1084.70667696478" calcext:value-type="float">
            <text:p>1084.7066769648</text:p>
          </table:table-cell>
          <table:table-cell office:value-type="float" office:value="1085.35892719134" calcext:value-type="float">
            <text:p>1085.3589271913</text:p>
          </table:table-cell>
          <table:table-cell office:value-type="float" office:value="1088.38860545292" calcext:value-type="float">
            <text:p>1088.3886054529</text:p>
          </table:table-cell>
          <table:table-cell office:value-type="float" office:value="1087.2614823091" calcext:value-type="float">
            <text:p>1087.2614823091</text:p>
          </table:table-cell>
          <table:table-cell office:value-type="float" office:value="1063.01094371548" calcext:value-type="float">
            <text:p>1063.0109437155</text:p>
          </table:table-cell>
          <table:table-cell office:value-type="float" office:value="1088.87416261512" calcext:value-type="float">
            <text:p>1088.8741626151</text:p>
          </table:table-cell>
          <table:table-cell office:value-type="float" office:value="1049.61072046453" calcext:value-type="float">
            <text:p>1049.6107204645</text:p>
          </table:table-cell>
          <table:table-cell office:value-type="float" office:value="1070.50333948145" calcext:value-type="float">
            <text:p>1070.5033394815</text:p>
          </table:table-cell>
          <table:table-cell office:value-type="float" office:value="1039.83773410761" calcext:value-type="float">
            <text:p>1039.8377341076</text:p>
          </table:table-cell>
          <table:table-cell office:value-type="float" office:value="1055.58794136671" calcext:value-type="float">
            <text:p>1055.5879413667</text:p>
          </table:table-cell>
          <table:table-cell office:value-type="float" office:value="1088.49887401141" calcext:value-type="float">
            <text:p>1088.4988740114</text:p>
          </table:table-cell>
          <table:table-cell office:value-type="float" office:value="1032.22258131358" calcext:value-type="float">
            <text:p>1032.2225813136</text:p>
          </table:table-cell>
          <table:table-cell office:value-type="float" office:value="1085.26780910728" calcext:value-type="float">
            <text:p>1085.2678091073</text:p>
          </table:table-cell>
          <table:table-cell office:value-type="float" office:value="1077.1079556831" calcext:value-type="float">
            <text:p>1077.1079556831</text:p>
          </table:table-cell>
          <table:table-cell office:value-type="float" office:value="1038.41480951015" calcext:value-type="float">
            <text:p>1038.4148095102</text:p>
          </table:table-cell>
          <table:table-cell office:value-type="float" office:value="1032.55225227093" calcext:value-type="float">
            <text:p>1032.5522522709</text:p>
          </table:table-cell>
          <table:table-cell office:value-type="float" office:value="1025.7154616835" calcext:value-type="float">
            <text:p>1025.7154616835</text:p>
          </table:table-cell>
          <table:table-cell office:value-type="float" office:value="1074.67161080128" calcext:value-type="float">
            <text:p>1074.6716108013</text:p>
          </table:table-cell>
          <table:table-cell office:value-type="float" office:value="1036.80107678923" calcext:value-type="float">
            <text:p>1036.8010767892</text:p>
          </table:table-cell>
          <table:table-cell office:value-type="float" office:value="1025.20126033379" calcext:value-type="float">
            <text:p>1025.2012603338</text:p>
          </table:table-cell>
        </table:table-row>
        <table:table-row table:style-name="ro1">
          <table:table-cell office:value-type="float" office:value="1045.66590973585" calcext:value-type="float">
            <text:p>1045.6659097359</text:p>
          </table:table-cell>
          <table:table-cell office:value-type="float" office:value="1033.36993481774" calcext:value-type="float">
            <text:p>1033.3699348177</text:p>
          </table:table-cell>
          <table:table-cell office:value-type="float" office:value="1027.02749531422" calcext:value-type="float">
            <text:p>1027.0274953142</text:p>
          </table:table-cell>
          <table:table-cell office:value-type="float" office:value="1047.7133316957" calcext:value-type="float">
            <text:p>1047.7133316957</text:p>
          </table:table-cell>
          <table:table-cell office:value-type="float" office:value="1026.90974898481" calcext:value-type="float">
            <text:p>1026.9097489848</text:p>
          </table:table-cell>
          <table:table-cell office:value-type="float" office:value="1049.48533098486" calcext:value-type="float">
            <text:p>1049.4853309849</text:p>
          </table:table-cell>
          <table:table-cell office:value-type="float" office:value="1042.28860685164" calcext:value-type="float">
            <text:p>1042.2886068516</text:p>
          </table:table-cell>
          <table:table-cell office:value-type="float" office:value="1052.01539408335" calcext:value-type="float">
            <text:p>1052.0153940834</text:p>
          </table:table-cell>
          <table:table-cell office:value-type="float" office:value="1037.05403707682" calcext:value-type="float">
            <text:p>1037.0540370768</text:p>
          </table:table-cell>
          <table:table-cell office:value-type="float" office:value="1036.24433832144" calcext:value-type="float">
            <text:p>1036.2443383214</text:p>
          </table:table-cell>
          <table:table-cell office:value-type="float" office:value="1059.38973672427" calcext:value-type="float">
            <text:p>1059.3897367243</text:p>
          </table:table-cell>
          <table:table-cell office:value-type="float" office:value="1085.80343651128" calcext:value-type="float">
            <text:p>1085.8034365113</text:p>
          </table:table-cell>
          <table:table-cell office:value-type="float" office:value="1064.93468970623" calcext:value-type="float">
            <text:p>1064.9346897062</text:p>
          </table:table-cell>
          <table:table-cell office:value-type="float" office:value="1059.10108664385" calcext:value-type="float">
            <text:p>1059.1010866439</text:p>
          </table:table-cell>
          <table:table-cell office:value-type="float" office:value="1052.82900202037" calcext:value-type="float">
            <text:p>1052.8290020204</text:p>
          </table:table-cell>
          <table:table-cell office:value-type="float" office:value="1038.05109131676" calcext:value-type="float">
            <text:p>1038.0510913168</text:p>
          </table:table-cell>
          <table:table-cell office:value-type="float" office:value="1040.25918270004" calcext:value-type="float">
            <text:p>1040.2591827</text:p>
          </table:table-cell>
          <table:table-cell office:value-type="float" office:value="1036.94653723597" calcext:value-type="float">
            <text:p>1036.946537236</text:p>
          </table:table-cell>
          <table:table-cell office:value-type="float" office:value="1024.51820956745" calcext:value-type="float">
            <text:p>1024.5182095675</text:p>
          </table:table-cell>
          <table:table-cell office:value-type="float" office:value="1063.75540797127" calcext:value-type="float">
            <text:p>1063.7554079713</text:p>
          </table:table-cell>
          <table:table-cell office:value-type="float" office:value="1046.70190803803" calcext:value-type="float">
            <text:p>1046.701908038</text:p>
          </table:table-cell>
          <table:table-cell office:value-type="float" office:value="1031.78316622248" calcext:value-type="float">
            <text:p>1031.7831662225</text:p>
          </table:table-cell>
          <table:table-cell office:value-type="float" office:value="1064.53815767841" calcext:value-type="float">
            <text:p>1064.5381576784</text:p>
          </table:table-cell>
          <table:table-cell office:value-type="float" office:value="1063.63000750289" calcext:value-type="float">
            <text:p>1063.6300075029</text:p>
          </table:table-cell>
          <table:table-cell office:value-type="float" office:value="1058.03688182214" calcext:value-type="float">
            <text:p>1058.0368818221</text:p>
          </table:table-cell>
          <table:table-cell office:value-type="float" office:value="1033.10255839998" calcext:value-type="float">
            <text:p>1033.1025584</text:p>
          </table:table-cell>
          <table:table-cell office:value-type="float" office:value="1064.56798421697" calcext:value-type="float">
            <text:p>1064.567984217</text:p>
          </table:table-cell>
          <table:table-cell office:value-type="float" office:value="1043.71002732038" calcext:value-type="float">
            <text:p>1043.7100273204</text:p>
          </table:table-cell>
          <table:table-cell office:value-type="float" office:value="1041.69943958441" calcext:value-type="float">
            <text:p>1041.6994395844</text:p>
          </table:table-cell>
          <table:table-cell office:value-type="float" office:value="1053.62638132112" calcext:value-type="float">
            <text:p>1053.6263813211</text:p>
          </table:table-cell>
          <table:table-cell office:value-type="float" office:value="1073.67924731425" calcext:value-type="float">
            <text:p>1073.6792473143</text:p>
          </table:table-cell>
          <table:table-cell office:value-type="float" office:value="1081.30372558708" calcext:value-type="float">
            <text:p>1081.3037255871</text:p>
          </table:table-cell>
          <table:table-cell office:value-type="float" office:value="1077.33055060019" calcext:value-type="float">
            <text:p>1077.3305506002</text:p>
          </table:table-cell>
          <table:table-cell office:value-type="float" office:value="1067.18628797005" calcext:value-type="float">
            <text:p>1067.1862879701</text:p>
          </table:table-cell>
          <table:table-cell office:value-type="float" office:value="1067.6276869482" calcext:value-type="float">
            <text:p>1067.6276869482</text:p>
          </table:table-cell>
          <table:table-cell office:value-type="float" office:value="1097.35201205317" calcext:value-type="float">
            <text:p>1097.3520120532</text:p>
          </table:table-cell>
          <table:table-cell office:value-type="float" office:value="1043.63520803237" calcext:value-type="float">
            <text:p>1043.6352080324</text:p>
          </table:table-cell>
          <table:table-cell office:value-type="float" office:value="1070.50333948145" calcext:value-type="float">
            <text:p>1070.5033394815</text:p>
          </table:table-cell>
          <table:table-cell office:value-type="float" office:value="1035.20118531672" calcext:value-type="float">
            <text:p>1035.2011853167</text:p>
          </table:table-cell>
          <table:table-cell office:value-type="float" office:value="1048.1465348808" calcext:value-type="float">
            <text:p>1048.1465348808</text:p>
          </table:table-cell>
          <table:table-cell office:value-type="float" office:value="1085.68930964794" calcext:value-type="float">
            <text:p>1085.6893096479</text:p>
          </table:table-cell>
          <table:table-cell office:value-type="float" office:value="1029.9373375499" calcext:value-type="float">
            <text:p>1029.9373375499</text:p>
          </table:table-cell>
          <table:table-cell office:value-type="float" office:value="1085.26780910728" calcext:value-type="float">
            <text:p>1085.2678091073</text:p>
          </table:table-cell>
          <table:table-cell office:value-type="float" office:value="1068.29871458528" calcext:value-type="float">
            <text:p>1068.2987145853</text:p>
          </table:table-cell>
          <table:table-cell office:value-type="float" office:value="1033.88858123136" calcext:value-type="float">
            <text:p>1033.8885812314</text:p>
          </table:table-cell>
          <table:table-cell office:value-type="float" office:value="1030.16545048879" calcext:value-type="float">
            <text:p>1030.1654504888</text:p>
          </table:table-cell>
          <table:table-cell office:value-type="float" office:value="1019.5782173386" calcext:value-type="float">
            <text:p>1019.5782173386</text:p>
          </table:table-cell>
          <table:table-cell office:value-type="float" office:value="1072.69930350458" calcext:value-type="float">
            <text:p>1072.6993035046</text:p>
          </table:table-cell>
          <table:table-cell office:value-type="float" office:value="1038.04051859038" calcext:value-type="float">
            <text:p>1038.0405185904</text:p>
          </table:table-cell>
          <table:table-cell office:value-type="float" office:value="1017.83211397345" calcext:value-type="float">
            <text:p>1017.8321139735</text:p>
          </table:table-cell>
        </table:table-row>
        <table:table-row table:style-name="ro1">
          <table:table-cell office:value-type="float" office:value="1035.0100407832" calcext:value-type="float">
            <text:p>1035.0100407832</text:p>
          </table:table-cell>
          <table:table-cell office:value-type="float" office:value="1024.41405665351" calcext:value-type="float">
            <text:p>1024.4140566535</text:p>
          </table:table-cell>
          <table:table-cell office:value-type="float" office:value="1018.70607833476" calcext:value-type="float">
            <text:p>1018.7060783348</text:p>
          </table:table-cell>
          <table:table-cell office:value-type="float" office:value="1036.4249835353" calcext:value-type="float">
            <text:p>1036.4249835353</text:p>
          </table:table-cell>
          <table:table-cell office:value-type="float" office:value="1022.8054133859" calcext:value-type="float">
            <text:p>1022.8054133859</text:p>
          </table:table-cell>
          <table:table-cell office:value-type="float" office:value="1050.05109425174" calcext:value-type="float">
            <text:p>1050.0510942517</text:p>
          </table:table-cell>
          <table:table-cell office:value-type="float" office:value="1037.48024725318" calcext:value-type="float">
            <text:p>1037.4802472532</text:p>
          </table:table-cell>
          <table:table-cell office:value-type="float" office:value="1050.99836759848" calcext:value-type="float">
            <text:p>1050.9983675985</text:p>
          </table:table-cell>
          <table:table-cell office:value-type="float" office:value="1039.16899985677" calcext:value-type="float">
            <text:p>1039.1689998568</text:p>
          </table:table-cell>
          <table:table-cell office:value-type="float" office:value="1033.31213791937" calcext:value-type="float">
            <text:p>1033.3121379194</text:p>
          </table:table-cell>
          <table:table-cell office:value-type="float" office:value="1045.418327766" calcext:value-type="float">
            <text:p>1045.418327766</text:p>
          </table:table-cell>
          <table:table-cell office:value-type="float" office:value="1082.68610356869" calcext:value-type="float">
            <text:p>1082.6861035687</text:p>
          </table:table-cell>
          <table:table-cell office:value-type="float" office:value="1073.37428795299" calcext:value-type="float">
            <text:p>1073.374287953</text:p>
          </table:table-cell>
          <table:table-cell office:value-type="float" office:value="1058.17614977636" calcext:value-type="float">
            <text:p>1058.1761497764</text:p>
          </table:table-cell>
          <table:table-cell office:value-type="float" office:value="1048.66194675421" calcext:value-type="float">
            <text:p>1048.6619467542</text:p>
          </table:table-cell>
          <table:table-cell office:value-type="float" office:value="1039.64353633652" calcext:value-type="float">
            <text:p>1039.6435363365</text:p>
          </table:table-cell>
          <table:table-cell office:value-type="float" office:value="1035.4900154021" calcext:value-type="float">
            <text:p>1035.4900154021</text:p>
          </table:table-cell>
          <table:table-cell office:value-type="float" office:value="1038.82475940964" calcext:value-type="float">
            <text:p>1038.8247594096</text:p>
          </table:table-cell>
          <table:table-cell office:value-type="float" office:value="1017.68916542468" calcext:value-type="float">
            <text:p>1017.6891654247</text:p>
          </table:table-cell>
          <table:table-cell office:value-type="float" office:value="1067.21985947189" calcext:value-type="float">
            <text:p>1067.2198594719</text:p>
          </table:table-cell>
          <table:table-cell office:value-type="float" office:value="1042.85291343281" calcext:value-type="float">
            <text:p>1042.8529134328</text:p>
          </table:table-cell>
          <table:table-cell office:value-type="float" office:value="1024.33931179337" calcext:value-type="float">
            <text:p>1024.3393117934</text:p>
          </table:table-cell>
          <table:table-cell office:value-type="float" office:value="1048.08815714203" calcext:value-type="float">
            <text:p>1048.088157142</text:p>
          </table:table-cell>
          <table:table-cell office:value-type="float" office:value="1063.63000750289" calcext:value-type="float">
            <text:p>1063.6300075029</text:p>
          </table:table-cell>
          <table:table-cell office:value-type="float" office:value="1050.67028290216" calcext:value-type="float">
            <text:p>1050.6702829022</text:p>
          </table:table-cell>
          <table:table-cell office:value-type="float" office:value="1030.20860707515" calcext:value-type="float">
            <text:p>1030.2086070752</text:p>
          </table:table-cell>
          <table:table-cell office:value-type="float" office:value="1074.78148469722" calcext:value-type="float">
            <text:p>1074.7814846972</text:p>
          </table:table-cell>
          <table:table-cell office:value-type="float" office:value="1043.50531003136" calcext:value-type="float">
            <text:p>1043.5053100314</text:p>
          </table:table-cell>
          <table:table-cell office:value-type="float" office:value="1037.62823079137" calcext:value-type="float">
            <text:p>1037.6282307914</text:p>
          </table:table-cell>
          <table:table-cell office:value-type="float" office:value="1062.68996190772" calcext:value-type="float">
            <text:p>1062.6899619077</text:p>
          </table:table-cell>
          <table:table-cell office:value-type="float" office:value="1062.87402300034" calcext:value-type="float">
            <text:p>1062.8740230003</text:p>
          </table:table-cell>
          <table:table-cell office:value-type="float" office:value="1081.50895201724" calcext:value-type="float">
            <text:p>1081.5089520172</text:p>
          </table:table-cell>
          <table:table-cell office:value-type="float" office:value="1071.89066981334" calcext:value-type="float">
            <text:p>1071.8906698133</text:p>
          </table:table-cell>
          <table:table-cell office:value-type="float" office:value="1057.10012937206" calcext:value-type="float">
            <text:p>1057.1001293721</text:p>
          </table:table-cell>
          <table:table-cell office:value-type="float" office:value="1062.83410198172" calcext:value-type="float">
            <text:p>1062.8341019817</text:p>
          </table:table-cell>
          <table:table-cell office:value-type="float" office:value="1080.06237405472" calcext:value-type="float">
            <text:p>1080.0623740547</text:p>
          </table:table-cell>
          <table:table-cell office:value-type="float" office:value="1041.6157073931" calcext:value-type="float">
            <text:p>1041.6157073931</text:p>
          </table:table-cell>
          <table:table-cell office:value-type="float" office:value="1052.30453687517" calcext:value-type="float">
            <text:p>1052.3045368752</text:p>
          </table:table-cell>
          <table:table-cell office:value-type="float" office:value="1036.44621470272" calcext:value-type="float">
            <text:p>1036.4462147027</text:p>
          </table:table-cell>
          <table:table-cell office:value-type="float" office:value="1039.78485772776" calcext:value-type="float">
            <text:p>1039.7848577278</text:p>
          </table:table-cell>
          <table:table-cell office:value-type="float" office:value="1081.41089085359" calcext:value-type="float">
            <text:p>1081.4108908536</text:p>
          </table:table-cell>
          <table:table-cell office:value-type="float" office:value="1029.40484021319" calcext:value-type="float">
            <text:p>1029.4048402132</text:p>
          </table:table-cell>
          <table:table-cell office:value-type="float" office:value="1068.61789713322" calcext:value-type="float">
            <text:p>1068.6178971332</text:p>
          </table:table-cell>
          <table:table-cell office:value-type="float" office:value="1056.69019327014" calcext:value-type="float">
            <text:p>1056.6901932701</text:p>
          </table:table-cell>
          <table:table-cell office:value-type="float" office:value="1015.81006089971" calcext:value-type="float">
            <text:p>1015.8100608997</text:p>
          </table:table-cell>
          <table:table-cell office:value-type="float" office:value="1012.75997116541" calcext:value-type="float">
            <text:p>1012.7599711654</text:p>
          </table:table-cell>
          <table:table-cell office:value-type="float" office:value="1016.77633745649" calcext:value-type="float">
            <text:p>1016.7763374565</text:p>
          </table:table-cell>
          <table:table-cell office:value-type="float" office:value="1064.14941276253" calcext:value-type="float">
            <text:p>1064.1494127625</text:p>
          </table:table-cell>
          <table:table-cell office:value-type="float" office:value="1031.27174004224" calcext:value-type="float">
            <text:p>1031.2717400422</text:p>
          </table:table-cell>
          <table:table-cell office:value-type="float" office:value="1009.45863339446" calcext:value-type="float">
            <text:p>1009.4586333945</text:p>
          </table:table-cell>
        </table:table-row>
        <table:table-row table:style-name="ro1">
          <table:table-cell office:value-type="float" office:value="1037.79566853311" calcext:value-type="float">
            <text:p>1037.7956685331</text:p>
          </table:table-cell>
          <table:table-cell office:value-type="float" office:value="1020.17463795368" calcext:value-type="float">
            <text:p>1020.1746379537</text:p>
          </table:table-cell>
          <table:table-cell office:value-type="float" office:value="1012.28352132767" calcext:value-type="float">
            <text:p>1012.2835213277</text:p>
          </table:table-cell>
          <table:table-cell office:value-type="float" office:value="1005.88846184836" calcext:value-type="float">
            <text:p>1005.8884618484</text:p>
          </table:table-cell>
          <table:table-cell office:value-type="float" office:value="1017.96517801833" calcext:value-type="float">
            <text:p>1017.9651780183</text:p>
          </table:table-cell>
          <table:table-cell office:value-type="float" office:value="1045.19241518476" calcext:value-type="float">
            <text:p>1045.1924151848</text:p>
          </table:table-cell>
          <table:table-cell office:value-type="float" office:value="1019.88030601597" calcext:value-type="float">
            <text:p>1019.880306016</text:p>
          </table:table-cell>
          <table:table-cell office:value-type="float" office:value="1030.91885918678" calcext:value-type="float">
            <text:p>1030.9188591868</text:p>
          </table:table-cell>
          <table:table-cell office:value-type="float" office:value="1025.77796444943" calcext:value-type="float">
            <text:p>1025.7779644494</text:p>
          </table:table-cell>
          <table:table-cell office:value-type="float" office:value="1027.48012500756" calcext:value-type="float">
            <text:p>1027.4801250076</text:p>
          </table:table-cell>
          <table:table-cell office:value-type="float" office:value="1025.95496397204" calcext:value-type="float">
            <text:p>1025.954963972</text:p>
          </table:table-cell>
          <table:table-cell office:value-type="float" office:value="1080.16299889389" calcext:value-type="float">
            <text:p>1080.1629988939</text:p>
          </table:table-cell>
          <table:table-cell office:value-type="float" office:value="1049.08329050537" calcext:value-type="float">
            <text:p>1049.0832905054</text:p>
          </table:table-cell>
          <table:table-cell office:value-type="float" office:value="1054.20702503897" calcext:value-type="float">
            <text:p>1054.207025039</text:p>
          </table:table-cell>
          <table:table-cell office:value-type="float" office:value="1045.78153746517" calcext:value-type="float">
            <text:p>1045.7815374652</text:p>
          </table:table-cell>
          <table:table-cell office:value-type="float" office:value="1024.07239321873" calcext:value-type="float">
            <text:p>1024.0723932187</text:p>
          </table:table-cell>
          <table:table-cell office:value-type="float" office:value="1023.63568423474" calcext:value-type="float">
            <text:p>1023.6356842347</text:p>
          </table:table-cell>
          <table:table-cell office:value-type="float" office:value="1034.53688004434" calcext:value-type="float">
            <text:p>1034.5368800443</text:p>
          </table:table-cell>
          <table:table-cell office:value-type="float" office:value="1008.27488040946" calcext:value-type="float">
            <text:p>1008.2748804095</text:p>
          </table:table-cell>
          <table:table-cell office:value-type="float" office:value="1062.32755303987" calcext:value-type="float">
            <text:p>1062.3275530399</text:p>
          </table:table-cell>
          <table:table-cell office:value-type="float" office:value="1022.74206369065" calcext:value-type="float">
            <text:p>1022.7420636907</text:p>
          </table:table-cell>
          <table:table-cell office:value-type="float" office:value="1022.49478969391" calcext:value-type="float">
            <text:p>1022.4947896939</text:p>
          </table:table-cell>
          <table:table-cell office:value-type="float" office:value="1031.58725848552" calcext:value-type="float">
            <text:p>1031.5872584855</text:p>
          </table:table-cell>
          <table:table-cell office:value-type="float" office:value="1036.86924497355" calcext:value-type="float">
            <text:p>1036.8692449736</text:p>
          </table:table-cell>
          <table:table-cell office:value-type="float" office:value="1050.8074212548" calcext:value-type="float">
            <text:p>1050.8074212548</text:p>
          </table:table-cell>
          <table:table-cell office:value-type="float" office:value="1026.74897565587" calcext:value-type="float">
            <text:p>1026.7489756559</text:p>
          </table:table-cell>
          <table:table-cell office:value-type="float" office:value="1071.99349858007" calcext:value-type="float">
            <text:p>1071.9934985801</text:p>
          </table:table-cell>
          <table:table-cell office:value-type="float" office:value="1046.03909804612" calcext:value-type="float">
            <text:p>1046.0390980461</text:p>
          </table:table-cell>
          <table:table-cell office:value-type="float" office:value="1036.43577895125" calcext:value-type="float">
            <text:p>1036.4357789513</text:p>
          </table:table-cell>
          <table:table-cell office:value-type="float" office:value="1058.06069931547" calcext:value-type="float">
            <text:p>1058.0606993155</text:p>
          </table:table-cell>
          <table:table-cell office:value-type="float" office:value="1044.92596825314" calcext:value-type="float">
            <text:p>1044.9259682531</text:p>
          </table:table-cell>
          <table:table-cell office:value-type="float" office:value="1084.78752567042" calcext:value-type="float">
            <text:p>1084.7875256704</text:p>
          </table:table-cell>
          <table:table-cell office:value-type="float" office:value="1078.75703209198" calcext:value-type="float">
            <text:p>1078.757032092</text:p>
          </table:table-cell>
          <table:table-cell office:value-type="float" office:value="1045.33467613526" calcext:value-type="float">
            <text:p>1045.3346761353</text:p>
          </table:table-cell>
          <table:table-cell office:value-type="float" office:value="1057.10138476361" calcext:value-type="float">
            <text:p>1057.1013847636</text:p>
          </table:table-cell>
          <table:table-cell office:value-type="float" office:value="1085.64853990252" calcext:value-type="float">
            <text:p>1085.6485399025</text:p>
          </table:table-cell>
          <table:table-cell office:value-type="float" office:value="1042.55662830107" calcext:value-type="float">
            <text:p>1042.5566283011</text:p>
          </table:table-cell>
          <table:table-cell office:value-type="float" office:value="1045.5459045793" calcext:value-type="float">
            <text:p>1045.5459045793</text:p>
          </table:table-cell>
          <table:table-cell office:value-type="float" office:value="1033.08923781287" calcext:value-type="float">
            <text:p>1033.0892378129</text:p>
          </table:table-cell>
          <table:table-cell office:value-type="float" office:value="1027.72898931376" calcext:value-type="float">
            <text:p>1027.7289893138</text:p>
          </table:table-cell>
          <table:table-cell office:value-type="float" office:value="1077.93187666718" calcext:value-type="float">
            <text:p>1077.9318766672</text:p>
          </table:table-cell>
          <table:table-cell office:value-type="float" office:value="1012.63656010973" calcext:value-type="float">
            <text:p>1012.6365601097</text:p>
          </table:table-cell>
          <table:table-cell office:value-type="float" office:value="1068.61789713322" calcext:value-type="float">
            <text:p>1068.6178971332</text:p>
          </table:table-cell>
          <table:table-cell office:value-type="float" office:value="1060.68149082468" calcext:value-type="float">
            <text:p>1060.6814908247</text:p>
          </table:table-cell>
          <table:table-cell office:value-type="float" office:value="1008.72699924015" calcext:value-type="float">
            <text:p>1008.7269992402</text:p>
          </table:table-cell>
          <table:table-cell office:value-type="float" office:value="1000.9919038651" calcext:value-type="float">
            <text:p>1000.9919038651</text:p>
          </table:table-cell>
          <table:table-cell office:value-type="float" office:value="1006.128136477" calcext:value-type="float">
            <text:p>1006.128136477</text:p>
          </table:table-cell>
          <table:table-cell office:value-type="float" office:value="1064.84646870762" calcext:value-type="float">
            <text:p>1064.8464687076</text:p>
          </table:table-cell>
          <table:table-cell office:value-type="float" office:value="1003.73465217776" calcext:value-type="float">
            <text:p>1003.7346521778</text:p>
          </table:table-cell>
          <table:table-cell office:value-type="float" office:value="1001.05404450587" calcext:value-type="float">
            <text:p>1001.0540445059</text:p>
          </table:table-cell>
        </table:table-row>
        <table:table-row table:style-name="ro1">
          <table:table-cell office:value-type="float" office:value="1020.37850206924" calcext:value-type="float">
            <text:p>1020.3785020692</text:p>
          </table:table-cell>
          <table:table-cell office:value-type="float" office:value="1017.37030833643" calcext:value-type="float">
            <text:p>1017.3703083364</text:p>
          </table:table-cell>
          <table:table-cell office:value-type="float" office:value="1018.14731434694" calcext:value-type="float">
            <text:p>1018.1473143469</text:p>
          </table:table-cell>
          <table:table-cell office:value-type="float" office:value="1004.90655045671" calcext:value-type="float">
            <text:p>1004.9065504567</text:p>
          </table:table-cell>
          <table:table-cell office:value-type="float" office:value="1007.99859507825" calcext:value-type="float">
            <text:p>1007.9985950783</text:p>
          </table:table-cell>
          <table:table-cell office:value-type="float" office:value="1045.19241518476" calcext:value-type="float">
            <text:p>1045.1924151848</text:p>
          </table:table-cell>
          <table:table-cell office:value-type="float" office:value="1024.29096897086" calcext:value-type="float">
            <text:p>1024.2909689709</text:p>
          </table:table-cell>
          <table:table-cell office:value-type="float" office:value="1021.94120064188" calcext:value-type="float">
            <text:p>1021.9412006419</text:p>
          </table:table-cell>
          <table:table-cell office:value-type="float" office:value="1012.60565973896" calcext:value-type="float">
            <text:p>1012.605659739</text:p>
          </table:table-cell>
          <table:table-cell office:value-type="float" office:value="1022.46844319461" calcext:value-type="float">
            <text:p>1022.4684431946</text:p>
          </table:table-cell>
          <table:table-cell office:value-type="float" office:value="1021.51556953269" calcext:value-type="float">
            <text:p>1021.5155695327</text:p>
          </table:table-cell>
          <table:table-cell office:value-type="float" office:value="1062.50886006583" calcext:value-type="float">
            <text:p>1062.5088600658</text:p>
          </table:table-cell>
          <table:table-cell office:value-type="float" office:value="1034.95192425521" calcext:value-type="float">
            <text:p>1034.9519242552</text:p>
          </table:table-cell>
          <table:table-cell office:value-type="float" office:value="1062.72434890278" calcext:value-type="float">
            <text:p>1062.7243489028</text:p>
          </table:table-cell>
          <table:table-cell office:value-type="float" office:value="1039.482039565" calcext:value-type="float">
            <text:p>1039.482039565</text:p>
          </table:table-cell>
          <table:table-cell office:value-type="float" office:value="1025.62029286431" calcext:value-type="float">
            <text:p>1025.6202928643</text:p>
          </table:table-cell>
          <table:table-cell office:value-type="float" office:value="1025.1098776955" calcext:value-type="float">
            <text:p>1025.1098776955</text:p>
          </table:table-cell>
          <table:table-cell office:value-type="float" office:value="1027.54427714124" calcext:value-type="float">
            <text:p>1027.5442771412</text:p>
          </table:table-cell>
          <table:table-cell office:value-type="float" office:value="1004.85179692349" calcext:value-type="float">
            <text:p>1004.8517969235</text:p>
          </table:table-cell>
          <table:table-cell office:value-type="float" office:value="1054.56383084617" calcext:value-type="float">
            <text:p>1054.5638308462</text:p>
          </table:table-cell>
          <table:table-cell office:value-type="float" office:value="1013.85262394259" calcext:value-type="float">
            <text:p>1013.8526239426</text:p>
          </table:table-cell>
          <table:table-cell office:value-type="float" office:value="1014.50923154461" calcext:value-type="float">
            <text:p>1014.5092315446</text:p>
          </table:table-cell>
          <table:table-cell office:value-type="float" office:value="1021.60150394354" calcext:value-type="float">
            <text:p>1021.6015039435</text:p>
          </table:table-cell>
          <table:table-cell office:value-type="float" office:value="1034.98309136745" calcext:value-type="float">
            <text:p>1034.9830913675</text:p>
          </table:table-cell>
          <table:table-cell office:value-type="float" office:value="1029.66450927083" calcext:value-type="float">
            <text:p>1029.6645092708</text:p>
          </table:table-cell>
          <table:table-cell office:value-type="float" office:value="1022.76344362941" calcext:value-type="float">
            <text:p>1022.7634436294</text:p>
          </table:table-cell>
          <table:table-cell office:value-type="float" office:value="1067.17960310967" calcext:value-type="float">
            <text:p>1067.1796031097</text:p>
          </table:table-cell>
          <table:table-cell office:value-type="float" office:value="1045.27678146591" calcext:value-type="float">
            <text:p>1045.2767814659</text:p>
          </table:table-cell>
          <table:table-cell office:value-type="float" office:value="1031.58948631874" calcext:value-type="float">
            <text:p>1031.5894863187</text:p>
          </table:table-cell>
          <table:table-cell office:value-type="float" office:value="1054.8570931597" calcext:value-type="float">
            <text:p>1054.8570931597</text:p>
          </table:table-cell>
          <table:table-cell office:value-type="float" office:value="1048.0794161999" calcext:value-type="float">
            <text:p>1048.0794161999</text:p>
          </table:table-cell>
          <table:table-cell office:value-type="float" office:value="1084.49891635103" calcext:value-type="float">
            <text:p>1084.498916351</text:p>
          </table:table-cell>
          <table:table-cell office:value-type="float" office:value="1075.01036435476" calcext:value-type="float">
            <text:p>1075.0103643548</text:p>
          </table:table-cell>
          <table:table-cell office:value-type="float" office:value="1039.48227754586" calcext:value-type="float">
            <text:p>1039.4822775459</text:p>
          </table:table-cell>
          <table:table-cell office:value-type="float" office:value="1057.82617683225" calcext:value-type="float">
            <text:p>1057.8261768323</text:p>
          </table:table-cell>
          <table:table-cell office:value-type="float" office:value="1078.32868908608" calcext:value-type="float">
            <text:p>1078.3286890861</text:p>
          </table:table-cell>
          <table:table-cell office:value-type="float" office:value="1037.50808354262" calcext:value-type="float">
            <text:p>1037.5080835426</text:p>
          </table:table-cell>
          <table:table-cell office:value-type="float" office:value="1031.01821741178" calcext:value-type="float">
            <text:p>1031.0182174118</text:p>
          </table:table-cell>
          <table:table-cell office:value-type="float" office:value="1036.89656297022" calcext:value-type="float">
            <text:p>1036.8965629702</text:p>
          </table:table-cell>
          <table:table-cell office:value-type="float" office:value="1029.32091800006" calcext:value-type="float">
            <text:p>1029.3209180001</text:p>
          </table:table-cell>
          <table:table-cell office:value-type="float" office:value="1072.20865440084" calcext:value-type="float">
            <text:p>1072.2086544008</text:p>
          </table:table-cell>
          <table:table-cell office:value-type="float" office:value="1017.19182016269" calcext:value-type="float">
            <text:p>1017.1918201627</text:p>
          </table:table-cell>
          <table:table-cell office:value-type="float" office:value="1058.41506316712" calcext:value-type="float">
            <text:p>1058.4150631671</text:p>
          </table:table-cell>
          <table:table-cell office:value-type="float" office:value="1059.47551795323" calcext:value-type="float">
            <text:p>1059.4755179532</text:p>
          </table:table-cell>
          <table:table-cell office:value-type="float" office:value="996.92084161119" calcext:value-type="float">
            <text:p>996.9208416112</text:p>
          </table:table-cell>
          <table:table-cell office:value-type="float" office:value="996.909049896704" calcext:value-type="float">
            <text:p>996.9090498967</text:p>
          </table:table-cell>
          <table:table-cell office:value-type="float" office:value="980.091025672443" calcext:value-type="float">
            <text:p>980.0910256724</text:p>
          </table:table-cell>
          <table:table-cell office:value-type="float" office:value="1054.47866950153" calcext:value-type="float">
            <text:p>1054.4786695015</text:p>
          </table:table-cell>
          <table:table-cell office:value-type="float" office:value="995.112300362257" calcext:value-type="float">
            <text:p>995.1123003623</text:p>
          </table:table-cell>
          <table:table-cell office:value-type="float" office:value="998.646764632617" calcext:value-type="float">
            <text:p>998.6467646326</text:p>
          </table:table-cell>
        </table:table-row>
        <table:table-row table:style-name="ro1">
          <table:table-cell office:value-type="float" office:value="1026.44437402297" calcext:value-type="float">
            <text:p>1026.444374023</text:p>
          </table:table-cell>
          <table:table-cell office:value-type="float" office:value="1017.42600300097" calcext:value-type="float">
            <text:p>1017.426003001</text:p>
          </table:table-cell>
          <table:table-cell office:value-type="float" office:value="1010.59985856632" calcext:value-type="float">
            <text:p>1010.5998585663</text:p>
          </table:table-cell>
          <table:table-cell office:value-type="float" office:value="994.177904267017" calcext:value-type="float">
            <text:p>994.177904267</text:p>
          </table:table-cell>
          <table:table-cell office:value-type="float" office:value="996.484986421297" calcext:value-type="float">
            <text:p>996.4849864213</text:p>
          </table:table-cell>
          <table:table-cell office:value-type="float" office:value="1042.62626765694" calcext:value-type="float">
            <text:p>1042.6262676569</text:p>
          </table:table-cell>
          <table:table-cell office:value-type="float" office:value="1023.16700328989" calcext:value-type="float">
            <text:p>1023.1670032899</text:p>
          </table:table-cell>
          <table:table-cell office:value-type="float" office:value="1016.51255529032" calcext:value-type="float">
            <text:p>1016.5125552903</text:p>
          </table:table-cell>
          <table:table-cell office:value-type="float" office:value="1005.66643118082" calcext:value-type="float">
            <text:p>1005.6664311808</text:p>
          </table:table-cell>
          <table:table-cell office:value-type="float" office:value="1015.11104888856" calcext:value-type="float">
            <text:p>1015.1110488886</text:p>
          </table:table-cell>
          <table:table-cell office:value-type="float" office:value="1011.26226131676" calcext:value-type="float">
            <text:p>1011.2622613168</text:p>
          </table:table-cell>
          <table:table-cell office:value-type="float" office:value="1038.58028951437" calcext:value-type="float">
            <text:p>1038.5802895144</text:p>
          </table:table-cell>
          <table:table-cell office:value-type="float" office:value="1029.56783705676" calcext:value-type="float">
            <text:p>1029.5678370568</text:p>
          </table:table-cell>
          <table:table-cell office:value-type="float" office:value="1059.36203836377" calcext:value-type="float">
            <text:p>1059.3620383638</text:p>
          </table:table-cell>
          <table:table-cell office:value-type="float" office:value="1039.5584056343" calcext:value-type="float">
            <text:p>1039.5584056343</text:p>
          </table:table-cell>
          <table:table-cell office:value-type="float" office:value="1013.41790605535" calcext:value-type="float">
            <text:p>1013.4179060554</text:p>
          </table:table-cell>
          <table:table-cell office:value-type="float" office:value="1022.64251268494" calcext:value-type="float">
            <text:p>1022.6425126849</text:p>
          </table:table-cell>
          <table:table-cell office:value-type="float" office:value="1010.64147721578" calcext:value-type="float">
            <text:p>1010.6414772158</text:p>
          </table:table-cell>
          <table:table-cell office:value-type="float" office:value="988.354346272684" calcext:value-type="float">
            <text:p>988.3543462727</text:p>
          </table:table-cell>
          <table:table-cell office:value-type="float" office:value="1044.00722458746" calcext:value-type="float">
            <text:p>1044.0072245875</text:p>
          </table:table-cell>
          <table:table-cell office:value-type="float" office:value="997.210555735359" calcext:value-type="float">
            <text:p>997.2105557354</text:p>
          </table:table-cell>
          <table:table-cell office:value-type="float" office:value="1010.49270758278" calcext:value-type="float">
            <text:p>1010.4927075828</text:p>
          </table:table-cell>
          <table:table-cell office:value-type="float" office:value="1011.71239647163" calcext:value-type="float">
            <text:p>1011.7123964716</text:p>
          </table:table-cell>
          <table:table-cell office:value-type="float" office:value="1035.45560855032" calcext:value-type="float">
            <text:p>1035.4556085503</text:p>
          </table:table-cell>
          <table:table-cell office:value-type="float" office:value="1022.11559096194" calcext:value-type="float">
            <text:p>1022.1155909619</text:p>
          </table:table-cell>
          <table:table-cell office:value-type="float" office:value="1018.92017184176" calcext:value-type="float">
            <text:p>1018.9201718418</text:p>
          </table:table-cell>
          <table:table-cell office:value-type="float" office:value="1065.39231693537" calcext:value-type="float">
            <text:p>1065.3923169354</text:p>
          </table:table-cell>
          <table:table-cell office:value-type="float" office:value="1029.5284978954" calcext:value-type="float">
            <text:p>1029.5284978954</text:p>
          </table:table-cell>
          <table:table-cell office:value-type="float" office:value="1014.52209873456" calcext:value-type="float">
            <text:p>1014.5220987346</text:p>
          </table:table-cell>
          <table:table-cell office:value-type="float" office:value="1046.82926360339" calcext:value-type="float">
            <text:p>1046.8292636034</text:p>
          </table:table-cell>
          <table:table-cell office:value-type="float" office:value="1043.8102885737" calcext:value-type="float">
            <text:p>1043.8102885737</text:p>
          </table:table-cell>
          <table:table-cell office:value-type="float" office:value="1071.63935711527" calcext:value-type="float">
            <text:p>1071.6393571153</text:p>
          </table:table-cell>
          <table:table-cell office:value-type="float" office:value="1075.35007153831" calcext:value-type="float">
            <text:p>1075.3500715383</text:p>
          </table:table-cell>
          <table:table-cell office:value-type="float" office:value="1033.6344069375" calcext:value-type="float">
            <text:p>1033.6344069375</text:p>
          </table:table-cell>
          <table:table-cell office:value-type="float" office:value="1058.0517299993" calcext:value-type="float">
            <text:p>1058.0517299993</text:p>
          </table:table-cell>
          <table:table-cell office:value-type="float" office:value="1084.58164225765" calcext:value-type="float">
            <text:p>1084.5816422577</text:p>
          </table:table-cell>
          <table:table-cell office:value-type="float" office:value="1037.14558148751" calcext:value-type="float">
            <text:p>1037.1455814875</text:p>
          </table:table-cell>
          <table:table-cell office:value-type="float" office:value="1033.62048906251" calcext:value-type="float">
            <text:p>1033.6204890625</text:p>
          </table:table-cell>
          <table:table-cell office:value-type="float" office:value="1030.34372178604" calcext:value-type="float">
            <text:p>1030.343721786</text:p>
          </table:table-cell>
          <table:table-cell office:value-type="float" office:value="1031.94530064711" calcext:value-type="float">
            <text:p>1031.9453006471</text:p>
          </table:table-cell>
          <table:table-cell office:value-type="float" office:value="1055.96974820639" calcext:value-type="float">
            <text:p>1055.9697482064</text:p>
          </table:table-cell>
          <table:table-cell office:value-type="float" office:value="1012.12169801291" calcext:value-type="float">
            <text:p>1012.1216980129</text:p>
          </table:table-cell>
          <table:table-cell office:value-type="float" office:value="1047.60016521004" calcext:value-type="float">
            <text:p>1047.60016521</text:p>
          </table:table-cell>
          <table:table-cell office:value-type="float" office:value="1046.65474142614" calcext:value-type="float">
            <text:p>1046.6547414261</text:p>
          </table:table-cell>
          <table:table-cell office:value-type="float" office:value="996.103970337958" calcext:value-type="float">
            <text:p>996.103970338</text:p>
          </table:table-cell>
          <table:table-cell office:value-type="float" office:value="996.367847237571" calcext:value-type="float">
            <text:p>996.3678472376</text:p>
          </table:table-cell>
          <table:table-cell office:value-type="float" office:value="973.357629609606" calcext:value-type="float">
            <text:p>973.3576296096</text:p>
          </table:table-cell>
          <table:table-cell office:value-type="float" office:value="1047.74237977214" calcext:value-type="float">
            <text:p>1047.7423797721</text:p>
          </table:table-cell>
          <table:table-cell office:value-type="float" office:value="996.223593793171" calcext:value-type="float">
            <text:p>996.2235937932</text:p>
          </table:table-cell>
          <table:table-cell office:value-type="float" office:value="987.981225239628" calcext:value-type="float">
            <text:p>987.9812252396</text:p>
          </table:table-cell>
        </table:table-row>
        <table:table-row table:style-name="ro1">
          <table:table-cell office:value-type="float" office:value="1023.8168612504" calcext:value-type="float">
            <text:p>1023.8168612504</text:p>
          </table:table-cell>
          <table:table-cell office:value-type="float" office:value="1016.03342036133" calcext:value-type="float">
            <text:p>1016.0334203613</text:p>
          </table:table-cell>
          <table:table-cell office:value-type="float" office:value="977.252662899602" calcext:value-type="float">
            <text:p>977.2526628996</text:p>
          </table:table-cell>
          <table:table-cell office:value-type="float" office:value="976.414534732638" calcext:value-type="float">
            <text:p>976.4145347326</text:p>
          </table:table-cell>
          <table:table-cell office:value-type="float" office:value="999.549303398667" calcext:value-type="float">
            <text:p>999.5493033987</text:p>
          </table:table-cell>
          <table:table-cell office:value-type="float" office:value="1028.81987612186" calcext:value-type="float">
            <text:p>1028.8198761219</text:p>
          </table:table-cell>
          <table:table-cell office:value-type="float" office:value="1010.07528954867" calcext:value-type="float">
            <text:p>1010.0752895487</text:p>
          </table:table-cell>
          <table:table-cell office:value-type="float" office:value="1019.58528918018" calcext:value-type="float">
            <text:p>1019.5852891802</text:p>
          </table:table-cell>
          <table:table-cell office:value-type="float" office:value="995.13620882807" calcext:value-type="float">
            <text:p>995.1362088281</text:p>
          </table:table-cell>
          <table:table-cell office:value-type="float" office:value="1014.22221414087" calcext:value-type="float">
            <text:p>1014.2222141409</text:p>
          </table:table-cell>
          <table:table-cell office:value-type="float" office:value="1008.88693336939" calcext:value-type="float">
            <text:p>1008.8869333694</text:p>
          </table:table-cell>
          <table:table-cell office:value-type="float" office:value="1025.75339759984" calcext:value-type="float">
            <text:p>1025.7533975998</text:p>
          </table:table-cell>
          <table:table-cell office:value-type="float" office:value="1029.43709660723" calcext:value-type="float">
            <text:p>1029.4370966072</text:p>
          </table:table-cell>
          <table:table-cell office:value-type="float" office:value="1043.54076077114" calcext:value-type="float">
            <text:p>1043.5407607711</text:p>
          </table:table-cell>
          <table:table-cell office:value-type="float" office:value="1029.04385423427" calcext:value-type="float">
            <text:p>1029.0438542343</text:p>
          </table:table-cell>
          <table:table-cell office:value-type="float" office:value="998.742486026484" calcext:value-type="float">
            <text:p>998.7424860265</text:p>
          </table:table-cell>
          <table:table-cell office:value-type="float" office:value="1022.4809052025" calcext:value-type="float">
            <text:p>1022.4809052025</text:p>
          </table:table-cell>
          <table:table-cell office:value-type="float" office:value="1006.26028291259" calcext:value-type="float">
            <text:p>1006.2602829126</text:p>
          </table:table-cell>
          <table:table-cell office:value-type="float" office:value="973.026618304943" calcext:value-type="float">
            <text:p>973.0266183049</text:p>
          </table:table-cell>
          <table:table-cell office:value-type="float" office:value="1047.04004637261" calcext:value-type="float">
            <text:p>1047.0400463726</text:p>
          </table:table-cell>
          <table:table-cell office:value-type="float" office:value="988.787889753332" calcext:value-type="float">
            <text:p>988.7878897533</text:p>
          </table:table-cell>
          <table:table-cell office:value-type="float" office:value="1006.74713627106" calcext:value-type="float">
            <text:p>1006.7471362711</text:p>
          </table:table-cell>
          <table:table-cell office:value-type="float" office:value="1011.37602045364" calcext:value-type="float">
            <text:p>1011.3760204536</text:p>
          </table:table-cell>
          <table:table-cell office:value-type="float" office:value="1036.65180801152" calcext:value-type="float">
            <text:p>1036.6518080115</text:p>
          </table:table-cell>
          <table:table-cell office:value-type="float" office:value="1014.63726588067" calcext:value-type="float">
            <text:p>1014.6372658807</text:p>
          </table:table-cell>
          <table:table-cell office:value-type="float" office:value="1017.18360603595" calcext:value-type="float">
            <text:p>1017.183606036</text:p>
          </table:table-cell>
          <table:table-cell office:value-type="float" office:value="1060.41888412437" calcext:value-type="float">
            <text:p>1060.4188841244</text:p>
          </table:table-cell>
          <table:table-cell office:value-type="float" office:value="1030.56851754984" calcext:value-type="float">
            <text:p>1030.5685175498</text:p>
          </table:table-cell>
          <table:table-cell office:value-type="float" office:value="1009.23346355091" calcext:value-type="float">
            <text:p>1009.2334635509</text:p>
          </table:table-cell>
          <table:table-cell office:value-type="float" office:value="1040.68703605194" calcext:value-type="float">
            <text:p>1040.6870360519</text:p>
          </table:table-cell>
          <table:table-cell office:value-type="float" office:value="1038.83516794241" calcext:value-type="float">
            <text:p>1038.8351679424</text:p>
          </table:table-cell>
          <table:table-cell office:value-type="float" office:value="1068.60377026639" calcext:value-type="float">
            <text:p>1068.6037702664</text:p>
          </table:table-cell>
          <table:table-cell office:value-type="float" office:value="1074.06490106207" calcext:value-type="float">
            <text:p>1074.0649010621</text:p>
          </table:table-cell>
          <table:table-cell office:value-type="float" office:value="1028.0263277963" calcext:value-type="float">
            <text:p>1028.0263277963</text:p>
          </table:table-cell>
          <table:table-cell office:value-type="float" office:value="1049.34521621617" calcext:value-type="float">
            <text:p>1049.3452162162</text:p>
          </table:table-cell>
          <table:table-cell office:value-type="float" office:value="1086.68905497374" calcext:value-type="float">
            <text:p>1086.6890549737</text:p>
          </table:table-cell>
          <table:table-cell office:value-type="float" office:value="1035.88081373322" calcext:value-type="float">
            <text:p>1035.8808137332</text:p>
          </table:table-cell>
          <table:table-cell office:value-type="float" office:value="1017.17658377016" calcext:value-type="float">
            <text:p>1017.1765837702</text:p>
          </table:table-cell>
          <table:table-cell office:value-type="float" office:value="1034.01007175246" calcext:value-type="float">
            <text:p>1034.0100717525</text:p>
          </table:table-cell>
          <table:table-cell office:value-type="float" office:value="1029.86626419341" calcext:value-type="float">
            <text:p>1029.8662641934</text:p>
          </table:table-cell>
          <table:table-cell office:value-type="float" office:value="1056.50585659342" calcext:value-type="float">
            <text:p>1056.5058565934</text:p>
          </table:table-cell>
          <table:table-cell office:value-type="float" office:value="1006.10605459465" calcext:value-type="float">
            <text:p>1006.1060545947</text:p>
          </table:table-cell>
          <table:table-cell office:value-type="float" office:value="1047.8825665036" calcext:value-type="float">
            <text:p>1047.8825665036</text:p>
          </table:table-cell>
          <table:table-cell office:value-type="float" office:value="1041.13921989897" calcext:value-type="float">
            <text:p>1041.139219899</text:p>
          </table:table-cell>
          <table:table-cell office:value-type="float" office:value="995.295997824885" calcext:value-type="float">
            <text:p>995.2959978249</text:p>
          </table:table-cell>
          <table:table-cell office:value-type="float" office:value="993.197041112148" calcext:value-type="float">
            <text:p>993.1970411121</text:p>
          </table:table-cell>
          <table:table-cell office:value-type="float" office:value="967.511990525064" calcext:value-type="float">
            <text:p>967.5119905251</text:p>
          </table:table-cell>
          <table:table-cell office:value-type="float" office:value="1041.49883883357" calcext:value-type="float">
            <text:p>1041.4988388336</text:p>
          </table:table-cell>
          <table:table-cell office:value-type="float" office:value="1003.14322035295" calcext:value-type="float">
            <text:p>1003.143220353</text:p>
          </table:table-cell>
          <table:table-cell office:value-type="float" office:value="971.045313211957" calcext:value-type="float">
            <text:p>971.045313212</text:p>
          </table:table-cell>
        </table:table-row>
        <table:table-row table:style-name="ro1">
          <table:table-cell office:value-type="float" office:value="1013.60028374587" calcext:value-type="float">
            <text:p>1013.6002837459</text:p>
          </table:table-cell>
          <table:table-cell office:value-type="float" office:value="1016.03342036133" calcext:value-type="float">
            <text:p>1016.0334203613</text:p>
          </table:table-cell>
          <table:table-cell office:value-type="float" office:value="978.309754490761" calcext:value-type="float">
            <text:p>978.3097544908</text:p>
          </table:table-cell>
          <table:table-cell office:value-type="float" office:value="966.889747421154" calcext:value-type="float">
            <text:p>966.8897474212</text:p>
          </table:table-cell>
          <table:table-cell office:value-type="float" office:value="995.164016192382" calcext:value-type="float">
            <text:p>995.1640161924</text:p>
          </table:table-cell>
          <table:table-cell office:value-type="float" office:value="1007.74921723075" calcext:value-type="float">
            <text:p>1007.7492172308</text:p>
          </table:table-cell>
          <table:table-cell office:value-type="float" office:value="1005.28170613605" calcext:value-type="float">
            <text:p>1005.2817061361</text:p>
          </table:table-cell>
          <table:table-cell office:value-type="float" office:value="1014.33861184623" calcext:value-type="float">
            <text:p>1014.3386118462</text:p>
          </table:table-cell>
          <table:table-cell office:value-type="float" office:value="990.904909949833" calcext:value-type="float">
            <text:p>990.9049099498</text:p>
          </table:table-cell>
          <table:table-cell office:value-type="float" office:value="1004.42749373057" calcext:value-type="float">
            <text:p>1004.4274937306</text:p>
          </table:table-cell>
          <table:table-cell office:value-type="float" office:value="1008.88693336939" calcext:value-type="float">
            <text:p>1008.8869333694</text:p>
          </table:table-cell>
          <table:table-cell office:value-type="float" office:value="1017.8223139716" calcext:value-type="float">
            <text:p>1017.8223139716</text:p>
          </table:table-cell>
          <table:table-cell office:value-type="float" office:value="1027.57718798139" calcext:value-type="float">
            <text:p>1027.5771879814</text:p>
          </table:table-cell>
          <table:table-cell office:value-type="float" office:value="1036.99232632966" calcext:value-type="float">
            <text:p>1036.9923263297</text:p>
          </table:table-cell>
          <table:table-cell office:value-type="float" office:value="1021.96060112795" calcext:value-type="float">
            <text:p>1021.960601128</text:p>
          </table:table-cell>
          <table:table-cell office:value-type="float" office:value="995.884509039728" calcext:value-type="float">
            <text:p>995.8845090397</text:p>
          </table:table-cell>
          <table:table-cell office:value-type="float" office:value="1014.1968488016" calcext:value-type="float">
            <text:p>1014.1968488016</text:p>
          </table:table-cell>
          <table:table-cell office:value-type="float" office:value="1005.85420345774" calcext:value-type="float">
            <text:p>1005.8542034577</text:p>
          </table:table-cell>
          <table:table-cell office:value-type="float" office:value="963.428439234411" calcext:value-type="float">
            <text:p>963.4284392344</text:p>
          </table:table-cell>
          <table:table-cell office:value-type="float" office:value="1041.25017144162" calcext:value-type="float">
            <text:p>1041.2501714416</text:p>
          </table:table-cell>
          <table:table-cell office:value-type="float" office:value="986.453794117173" calcext:value-type="float">
            <text:p>986.4537941172</text:p>
          </table:table-cell>
          <table:table-cell office:value-type="float" office:value="1006.86474354396" calcext:value-type="float">
            <text:p>1006.864743544</text:p>
          </table:table-cell>
          <table:table-cell office:value-type="float" office:value="988.135526948992" calcext:value-type="float">
            <text:p>988.135526949</text:p>
          </table:table-cell>
          <table:table-cell office:value-type="float" office:value="1024.68337773519" calcext:value-type="float">
            <text:p>1024.6833777352</text:p>
          </table:table-cell>
          <table:table-cell office:value-type="float" office:value="997.531510441663" calcext:value-type="float">
            <text:p>997.5315104417</text:p>
          </table:table-cell>
          <table:table-cell office:value-type="float" office:value="1014.25539300966" calcext:value-type="float">
            <text:p>1014.2553930097</text:p>
          </table:table-cell>
          <table:table-cell office:value-type="float" office:value="1034.69541367528" calcext:value-type="float">
            <text:p>1034.6954136753</text:p>
          </table:table-cell>
          <table:table-cell office:value-type="float" office:value="1025.57190989339" calcext:value-type="float">
            <text:p>1025.5719098934</text:p>
          </table:table-cell>
          <table:table-cell office:value-type="float" office:value="1014.0161889429" calcext:value-type="float">
            <text:p>1014.0161889429</text:p>
          </table:table-cell>
          <table:table-cell office:value-type="float" office:value="1040.1005670654" calcext:value-type="float">
            <text:p>1040.1005670654</text:p>
          </table:table-cell>
          <table:table-cell office:value-type="float" office:value="1023.20491267611" calcext:value-type="float">
            <text:p>1023.2049126761</text:p>
          </table:table-cell>
          <table:table-cell office:value-type="float" office:value="1065.87519035731" calcext:value-type="float">
            <text:p>1065.8751903573</text:p>
          </table:table-cell>
          <table:table-cell office:value-type="float" office:value="1073.24473220328" calcext:value-type="float">
            <text:p>1073.2447322033</text:p>
          </table:table-cell>
          <table:table-cell office:value-type="float" office:value="1023.65424860722" calcext:value-type="float">
            <text:p>1023.6542486072</text:p>
          </table:table-cell>
          <table:table-cell office:value-type="float" office:value="1028.76577966108" calcext:value-type="float">
            <text:p>1028.7657796611</text:p>
          </table:table-cell>
          <table:table-cell office:value-type="float" office:value="1088.05118601716" calcext:value-type="float">
            <text:p>1088.0511860172</text:p>
          </table:table-cell>
          <table:table-cell office:value-type="float" office:value="1034.72227250137" calcext:value-type="float">
            <text:p>1034.7222725014</text:p>
          </table:table-cell>
          <table:table-cell office:value-type="float" office:value="1009.52589225656" calcext:value-type="float">
            <text:p>1009.5258922566</text:p>
          </table:table-cell>
          <table:table-cell office:value-type="float" office:value="991.427175447835" calcext:value-type="float">
            <text:p>991.4271754478</text:p>
          </table:table-cell>
          <table:table-cell office:value-type="float" office:value="1021.21550553115" calcext:value-type="float">
            <text:p>1021.2155055312</text:p>
          </table:table-cell>
          <table:table-cell office:value-type="float" office:value="1048.9240719031" calcext:value-type="float">
            <text:p>1048.9240719031</text:p>
          </table:table-cell>
          <table:table-cell office:value-type="float" office:value="1015.27974178382" calcext:value-type="float">
            <text:p>1015.2797417838</text:p>
          </table:table-cell>
          <table:table-cell office:value-type="float" office:value="1046.85935892756" calcext:value-type="float">
            <text:p>1046.8593589276</text:p>
          </table:table-cell>
          <table:table-cell office:value-type="float" office:value="1034.89705648493" calcext:value-type="float">
            <text:p>1034.8970564849</text:p>
          </table:table-cell>
          <table:table-cell office:value-type="float" office:value="987.913904698069" calcext:value-type="float">
            <text:p>987.9139046981</text:p>
          </table:table-cell>
          <table:table-cell office:value-type="float" office:value="990.640945279892" calcext:value-type="float">
            <text:p>990.6409452799</text:p>
          </table:table-cell>
          <table:table-cell office:value-type="float" office:value="965.97847415526" calcext:value-type="float">
            <text:p>965.9784741553</text:p>
          </table:table-cell>
          <table:table-cell office:value-type="float" office:value="1036.57730007708" calcext:value-type="float">
            <text:p>1036.5773000771</text:p>
          </table:table-cell>
          <table:table-cell office:value-type="float" office:value="1001.12249104947" calcext:value-type="float">
            <text:p>1001.1224910495</text:p>
          </table:table-cell>
          <table:table-cell office:value-type="float" office:value="970.978928987958" calcext:value-type="float">
            <text:p>970.978928988</text:p>
          </table:table-cell>
        </table:table-row>
        <table:table-row table:style-name="ro1">
          <table:table-cell office:value-type="float" office:value="998.527483085607" calcext:value-type="float">
            <text:p>998.5274830856</text:p>
          </table:table-cell>
          <table:table-cell office:value-type="float" office:value="1005.08360490661" calcext:value-type="float">
            <text:p>1005.0836049066</text:p>
          </table:table-cell>
          <table:table-cell office:value-type="float" office:value="971.586698070018" calcext:value-type="float">
            <text:p>971.58669807</text:p>
          </table:table-cell>
          <table:table-cell office:value-type="float" office:value="968.562261226493" calcext:value-type="float">
            <text:p>968.5622612265</text:p>
          </table:table-cell>
          <table:table-cell office:value-type="float" office:value="986.694231202236" calcext:value-type="float">
            <text:p>986.6942312022</text:p>
          </table:table-cell>
          <table:table-cell office:value-type="float" office:value="990.147225059295" calcext:value-type="float">
            <text:p>990.1472250593</text:p>
          </table:table-cell>
          <table:table-cell office:value-type="float" office:value="1005.73944559313" calcext:value-type="float">
            <text:p>1005.7394455931</text:p>
          </table:table-cell>
          <table:table-cell office:value-type="float" office:value="1014.9323145987" calcext:value-type="float">
            <text:p>1014.9323145987</text:p>
          </table:table-cell>
          <table:table-cell office:value-type="float" office:value="989.356165233088" calcext:value-type="float">
            <text:p>989.3561652331</text:p>
          </table:table-cell>
          <table:table-cell office:value-type="float" office:value="1005.76950007805" calcext:value-type="float">
            <text:p>1005.7695000781</text:p>
          </table:table-cell>
          <table:table-cell office:value-type="float" office:value="997.18378796441" calcext:value-type="float">
            <text:p>997.1837879644</text:p>
          </table:table-cell>
          <table:table-cell office:value-type="float" office:value="1016.61407709489" calcext:value-type="float">
            <text:p>1016.6140770949</text:p>
          </table:table-cell>
          <table:table-cell office:value-type="float" office:value="1026.64155230038" calcext:value-type="float">
            <text:p>1026.6415523004</text:p>
          </table:table-cell>
          <table:table-cell office:value-type="float" office:value="1035.93773430319" calcext:value-type="float">
            <text:p>1035.9377343032</text:p>
          </table:table-cell>
          <table:table-cell office:value-type="float" office:value="1017.61861474834" calcext:value-type="float">
            <text:p>1017.6186147483</text:p>
          </table:table-cell>
          <table:table-cell office:value-type="float" office:value="994.13647626512" calcext:value-type="float">
            <text:p>994.1364762651</text:p>
          </table:table-cell>
          <table:table-cell office:value-type="float" office:value="1014.1968488016" calcext:value-type="float">
            <text:p>1014.1968488016</text:p>
          </table:table-cell>
          <table:table-cell office:value-type="float" office:value="1008.82840419124" calcext:value-type="float">
            <text:p>1008.8284041912</text:p>
          </table:table-cell>
          <table:table-cell office:value-type="float" office:value="959.156744252886" calcext:value-type="float">
            <text:p>959.1567442529</text:p>
          </table:table-cell>
          <table:table-cell office:value-type="float" office:value="1043.52014113591" calcext:value-type="float">
            <text:p>1043.5201411359</text:p>
          </table:table-cell>
          <table:table-cell office:value-type="float" office:value="989.728958738732" calcext:value-type="float">
            <text:p>989.7289587387</text:p>
          </table:table-cell>
          <table:table-cell office:value-type="float" office:value="1006.55029265649" calcext:value-type="float">
            <text:p>1006.5502926565</text:p>
          </table:table-cell>
          <table:table-cell office:value-type="float" office:value="978.453228336966" calcext:value-type="float">
            <text:p>978.453228337</text:p>
          </table:table-cell>
          <table:table-cell office:value-type="float" office:value="1009.91254362646" calcext:value-type="float">
            <text:p>1009.9125436265</text:p>
          </table:table-cell>
          <table:table-cell office:value-type="float" office:value="977.673046682194" calcext:value-type="float">
            <text:p>977.6730466822</text:p>
          </table:table-cell>
          <table:table-cell office:value-type="float" office:value="1011.80895661018" calcext:value-type="float">
            <text:p>1011.8089566102</text:p>
          </table:table-cell>
          <table:table-cell office:value-type="float" office:value="1037.36328102137" calcext:value-type="float">
            <text:p>1037.3632810214</text:p>
          </table:table-cell>
          <table:table-cell office:value-type="float" office:value="1030.06430195884" calcext:value-type="float">
            <text:p>1030.0643019588</text:p>
          </table:table-cell>
          <table:table-cell office:value-type="float" office:value="1016.16101305631" calcext:value-type="float">
            <text:p>1016.1610130563</text:p>
          </table:table-cell>
          <table:table-cell office:value-type="float" office:value="1033.74417749288" calcext:value-type="float">
            <text:p>1033.7441774929</text:p>
          </table:table-cell>
          <table:table-cell office:value-type="float" office:value="1006.22663170167" calcext:value-type="float">
            <text:p>1006.2266317017</text:p>
          </table:table-cell>
          <table:table-cell office:value-type="float" office:value="1065.87519035731" calcext:value-type="float">
            <text:p>1065.8751903573</text:p>
          </table:table-cell>
          <table:table-cell office:value-type="float" office:value="1068.73195544515" calcext:value-type="float">
            <text:p>1068.7319554452</text:p>
          </table:table-cell>
          <table:table-cell office:value-type="float" office:value="1023.65424860722" calcext:value-type="float">
            <text:p>1023.6542486072</text:p>
          </table:table-cell>
          <table:table-cell office:value-type="float" office:value="1021.16441434063" calcext:value-type="float">
            <text:p>1021.1644143406</text:p>
          </table:table-cell>
          <table:table-cell office:value-type="float" office:value="1088.24446762383" calcext:value-type="float">
            <text:p>1088.2444676238</text:p>
          </table:table-cell>
          <table:table-cell office:value-type="float" office:value="1023.93384721426" calcext:value-type="float">
            <text:p>1023.9338472143</text:p>
          </table:table-cell>
          <table:table-cell office:value-type="float" office:value="1008.62769454378" calcext:value-type="float">
            <text:p>1008.6276945438</text:p>
          </table:table-cell>
          <table:table-cell office:value-type="float" office:value="981.981584623959" calcext:value-type="float">
            <text:p>981.981584624</text:p>
          </table:table-cell>
          <table:table-cell office:value-type="float" office:value="998.419122400078" calcext:value-type="float">
            <text:p>998.4191224001</text:p>
          </table:table-cell>
          <table:table-cell office:value-type="float" office:value="1050.42760974932" calcext:value-type="float">
            <text:p>1050.4276097493</text:p>
          </table:table-cell>
          <table:table-cell office:value-type="float" office:value="1009.04771539982" calcext:value-type="float">
            <text:p>1009.0477153998</text:p>
          </table:table-cell>
          <table:table-cell office:value-type="float" office:value="1042.06126869898" calcext:value-type="float">
            <text:p>1042.061268699</text:p>
          </table:table-cell>
          <table:table-cell office:value-type="float" office:value="1029.59789844468" calcext:value-type="float">
            <text:p>1029.5978984447</text:p>
          </table:table-cell>
          <table:table-cell office:value-type="float" office:value="991.689696637755" calcext:value-type="float">
            <text:p>991.6896966378</text:p>
          </table:table-cell>
          <table:table-cell office:value-type="float" office:value="991.605611226355" calcext:value-type="float">
            <text:p>991.6056112264</text:p>
          </table:table-cell>
          <table:table-cell office:value-type="float" office:value="960.047408233728" calcext:value-type="float">
            <text:p>960.0474082337</text:p>
          </table:table-cell>
          <table:table-cell office:value-type="float" office:value="1029.67939534245" calcext:value-type="float">
            <text:p>1029.6793953425</text:p>
          </table:table-cell>
          <table:table-cell office:value-type="float" office:value="995.004732419294" calcext:value-type="float">
            <text:p>995.0047324193</text:p>
          </table:table-cell>
          <table:table-cell office:value-type="float" office:value="970.978928987958" calcext:value-type="float">
            <text:p>970.978928988</text:p>
          </table:table-cell>
        </table:table-row>
        <table:table-row table:style-name="ro1">
          <table:table-cell office:value-type="float" office:value="984.429008905339" calcext:value-type="float">
            <text:p>984.4290089053</text:p>
          </table:table-cell>
          <table:table-cell office:value-type="float" office:value="987.458497340626" calcext:value-type="float">
            <text:p>987.4584973406</text:p>
          </table:table-cell>
          <table:table-cell office:value-type="float" office:value="956.377065154905" calcext:value-type="float">
            <text:p>956.3770651549</text:p>
          </table:table-cell>
          <table:table-cell office:value-type="float" office:value="958.86000616025" calcext:value-type="float">
            <text:p>958.8600061603</text:p>
          </table:table-cell>
          <table:table-cell office:value-type="float" office:value="985.193870702172" calcext:value-type="float">
            <text:p>985.1938707022</text:p>
          </table:table-cell>
          <table:table-cell office:value-type="float" office:value="972.474793100634" calcext:value-type="float">
            <text:p>972.4747931006</text:p>
          </table:table-cell>
          <table:table-cell office:value-type="float" office:value="1006.21171290915" calcext:value-type="float">
            <text:p>1006.2117129092</text:p>
          </table:table-cell>
          <table:table-cell office:value-type="float" office:value="1015.58048152747" calcext:value-type="float">
            <text:p>1015.5804815275</text:p>
          </table:table-cell>
          <table:table-cell office:value-type="float" office:value="989.122344000421" calcext:value-type="float">
            <text:p>989.1223440004</text:p>
          </table:table-cell>
          <table:table-cell office:value-type="float" office:value="986.804021766658" calcext:value-type="float">
            <text:p>986.8040217667</text:p>
          </table:table-cell>
          <table:table-cell office:value-type="float" office:value="993.167056364418" calcext:value-type="float">
            <text:p>993.1670563644</text:p>
          </table:table-cell>
          <table:table-cell office:value-type="float" office:value="1016.22504702848" calcext:value-type="float">
            <text:p>1016.2250470285</text:p>
          </table:table-cell>
          <table:table-cell office:value-type="float" office:value="1010.68177934696" calcext:value-type="float">
            <text:p>1010.681779347</text:p>
          </table:table-cell>
          <table:table-cell office:value-type="float" office:value="1036.94138614877" calcext:value-type="float">
            <text:p>1036.9413861488</text:p>
          </table:table-cell>
          <table:table-cell office:value-type="float" office:value="1017.47753773439" calcext:value-type="float">
            <text:p>1017.4775377344</text:p>
          </table:table-cell>
          <table:table-cell office:value-type="float" office:value="993.917026432295" calcext:value-type="float">
            <text:p>993.9170264323</text:p>
          </table:table-cell>
          <table:table-cell office:value-type="float" office:value="1013.32782030513" calcext:value-type="float">
            <text:p>1013.3278203051</text:p>
          </table:table-cell>
          <table:table-cell office:value-type="float" office:value="1002.78155054898" calcext:value-type="float">
            <text:p>1002.781550549</text:p>
          </table:table-cell>
          <table:table-cell office:value-type="float" office:value="957.70124053166" calcext:value-type="float">
            <text:p>957.7012405317</text:p>
          </table:table-cell>
          <table:table-cell office:value-type="float" office:value="1042.81555123385" calcext:value-type="float">
            <text:p>1042.8155512339</text:p>
          </table:table-cell>
          <table:table-cell office:value-type="float" office:value="977.745859923007" calcext:value-type="float">
            <text:p>977.745859923</text:p>
          </table:table-cell>
          <table:table-cell office:value-type="float" office:value="1006.36117324011" calcext:value-type="float">
            <text:p>1006.3611732401</text:p>
          </table:table-cell>
          <table:table-cell office:value-type="float" office:value="973.840369767602" calcext:value-type="float">
            <text:p>973.8403697676</text:p>
          </table:table-cell>
          <table:table-cell office:value-type="float" office:value="1002.77791141125" calcext:value-type="float">
            <text:p>1002.7779114113</text:p>
          </table:table-cell>
          <table:table-cell office:value-type="float" office:value="979.36482275657" calcext:value-type="float">
            <text:p>979.3648227566</text:p>
          </table:table-cell>
          <table:table-cell office:value-type="float" office:value="1012.8823002925" calcext:value-type="float">
            <text:p>1012.8823002925</text:p>
          </table:table-cell>
          <table:table-cell office:value-type="float" office:value="1028.14416424825" calcext:value-type="float">
            <text:p>1028.1441642483</text:p>
          </table:table-cell>
          <table:table-cell office:value-type="float" office:value="1022.33741655824" calcext:value-type="float">
            <text:p>1022.3374165582</text:p>
          </table:table-cell>
          <table:table-cell office:value-type="float" office:value="1003.54025135627" calcext:value-type="float">
            <text:p>1003.5402513563</text:p>
          </table:table-cell>
          <table:table-cell office:value-type="float" office:value="1029.40199862589" calcext:value-type="float">
            <text:p>1029.4019986259</text:p>
          </table:table-cell>
          <table:table-cell office:value-type="float" office:value="999.926572923979" calcext:value-type="float">
            <text:p>999.926572924</text:p>
          </table:table-cell>
          <table:table-cell office:value-type="float" office:value="1053.23557215017" calcext:value-type="float">
            <text:p>1053.2355721502</text:p>
          </table:table-cell>
          <table:table-cell office:value-type="float" office:value="1059.70518891293" calcext:value-type="float">
            <text:p>1059.7051889129</text:p>
          </table:table-cell>
          <table:table-cell office:value-type="float" office:value="1012.44728088195" calcext:value-type="float">
            <text:p>1012.447280882</text:p>
          </table:table-cell>
          <table:table-cell office:value-type="float" office:value="1012.91676323308" calcext:value-type="float">
            <text:p>1012.9167632331</text:p>
          </table:table-cell>
          <table:table-cell office:value-type="float" office:value="1083.14087670051" calcext:value-type="float">
            <text:p>1083.1408767005</text:p>
          </table:table-cell>
          <table:table-cell office:value-type="float" office:value="1014.29570549183" calcext:value-type="float">
            <text:p>1014.2957054918</text:p>
          </table:table-cell>
          <table:table-cell office:value-type="float" office:value="1009.50102829016" calcext:value-type="float">
            <text:p>1009.5010282902</text:p>
          </table:table-cell>
          <table:table-cell office:value-type="float" office:value="976.092939167589" calcext:value-type="float">
            <text:p>976.0929391676</text:p>
          </table:table-cell>
          <table:table-cell office:value-type="float" office:value="984.583897214869" calcext:value-type="float">
            <text:p>984.5838972149</text:p>
          </table:table-cell>
          <table:table-cell office:value-type="float" office:value="1041.6459373013" calcext:value-type="float">
            <text:p>1041.6459373013</text:p>
          </table:table-cell>
          <table:table-cell office:value-type="float" office:value="1007.6649070708" calcext:value-type="float">
            <text:p>1007.6649070708</text:p>
          </table:table-cell>
          <table:table-cell office:value-type="float" office:value="1039.97777606048" calcext:value-type="float">
            <text:p>1039.9777760605</text:p>
          </table:table-cell>
          <table:table-cell office:value-type="float" office:value="1031.35060282604" calcext:value-type="float">
            <text:p>1031.350602826</text:p>
          </table:table-cell>
          <table:table-cell office:value-type="float" office:value="988.527033180215" calcext:value-type="float">
            <text:p>988.5270331802</text:p>
          </table:table-cell>
          <table:table-cell office:value-type="float" office:value="986.484807617483" calcext:value-type="float">
            <text:p>986.4848076175</text:p>
          </table:table-cell>
          <table:table-cell office:value-type="float" office:value="960.797947672231" calcext:value-type="float">
            <text:p>960.7979476722</text:p>
          </table:table-cell>
          <table:table-cell office:value-type="float" office:value="1029.16322480195" calcext:value-type="float">
            <text:p>1029.163224802</text:p>
          </table:table-cell>
          <table:table-cell office:value-type="float" office:value="997.530451637792" calcext:value-type="float">
            <text:p>997.5304516378</text:p>
          </table:table-cell>
          <table:table-cell office:value-type="float" office:value="978.408441223509" calcext:value-type="float">
            <text:p>978.4084412235</text:p>
          </table:table-cell>
        </table:table-row>
        <table:table-row table:style-name="ro1">
          <table:table-cell office:value-type="float" office:value="973.7952739034" calcext:value-type="float">
            <text:p>973.7952739034</text:p>
          </table:table-cell>
          <table:table-cell office:value-type="float" office:value="989.840663069068" calcext:value-type="float">
            <text:p>989.8406630691</text:p>
          </table:table-cell>
          <table:table-cell office:value-type="float" office:value="942.812724565058" calcext:value-type="float">
            <text:p>942.8127245651</text:p>
          </table:table-cell>
          <table:table-cell office:value-type="float" office:value="938.532376381386" calcext:value-type="float">
            <text:p>938.5323763814</text:p>
          </table:table-cell>
          <table:table-cell office:value-type="float" office:value="982.477649174846" calcext:value-type="float">
            <text:p>982.4776491748</text:p>
          </table:table-cell>
          <table:table-cell office:value-type="float" office:value="964.34798608584" calcext:value-type="float">
            <text:p>964.3479860858</text:p>
          </table:table-cell>
          <table:table-cell office:value-type="float" office:value="1001.20286146063" calcext:value-type="float">
            <text:p>1001.2028614606</text:p>
          </table:table-cell>
          <table:table-cell office:value-type="float" office:value="1015.58048152747" calcext:value-type="float">
            <text:p>1015.5804815275</text:p>
          </table:table-cell>
          <table:table-cell office:value-type="float" office:value="988.393922745793" calcext:value-type="float">
            <text:p>988.3939227458</text:p>
          </table:table-cell>
          <table:table-cell office:value-type="float" office:value="969.112490841649" calcext:value-type="float">
            <text:p>969.1124908416</text:p>
          </table:table-cell>
          <table:table-cell office:value-type="float" office:value="991.861532439613" calcext:value-type="float">
            <text:p>991.8615324396</text:p>
          </table:table-cell>
          <table:table-cell office:value-type="float" office:value="985.405201822633" calcext:value-type="float">
            <text:p>985.4052018226</text:p>
          </table:table-cell>
          <table:table-cell office:value-type="float" office:value="994.243131559221" calcext:value-type="float">
            <text:p>994.2431315592</text:p>
          </table:table-cell>
          <table:table-cell office:value-type="float" office:value="1032.85388524132" calcext:value-type="float">
            <text:p>1032.8538852413</text:p>
          </table:table-cell>
          <table:table-cell office:value-type="float" office:value="1015.35947721636" calcext:value-type="float">
            <text:p>1015.3594772164</text:p>
          </table:table-cell>
          <table:table-cell office:value-type="float" office:value="993.867121701883" calcext:value-type="float">
            <text:p>993.8671217019</text:p>
          </table:table-cell>
          <table:table-cell office:value-type="float" office:value="1008.34927703986" calcext:value-type="float">
            <text:p>1008.3492770399</text:p>
          </table:table-cell>
          <table:table-cell office:value-type="float" office:value="995.758816464648" calcext:value-type="float">
            <text:p>995.7588164646</text:p>
          </table:table-cell>
          <table:table-cell office:value-type="float" office:value="953.660078283089" calcext:value-type="float">
            <text:p>953.6600782831</text:p>
          </table:table-cell>
          <table:table-cell office:value-type="float" office:value="1039.56945173557" calcext:value-type="float">
            <text:p>1039.5694517356</text:p>
          </table:table-cell>
          <table:table-cell office:value-type="float" office:value="956.096363851628" calcext:value-type="float">
            <text:p>956.0963638516</text:p>
          </table:table-cell>
          <table:table-cell office:value-type="float" office:value="1006.45132232199" calcext:value-type="float">
            <text:p>1006.451322322</text:p>
          </table:table-cell>
          <table:table-cell office:value-type="float" office:value="973.334067306631" calcext:value-type="float">
            <text:p>973.3340673066</text:p>
          </table:table-cell>
          <table:table-cell office:value-type="float" office:value="995.665453605103" calcext:value-type="float">
            <text:p>995.6654536051</text:p>
          </table:table-cell>
          <table:table-cell office:value-type="float" office:value="980.415358020914" calcext:value-type="float">
            <text:p>980.4153580209</text:p>
          </table:table-cell>
          <table:table-cell office:value-type="float" office:value="1002.99200831815" calcext:value-type="float">
            <text:p>1002.9920083182</text:p>
          </table:table-cell>
          <table:table-cell office:value-type="float" office:value="1026.41143130848" calcext:value-type="float">
            <text:p>1026.4114313085</text:p>
          </table:table-cell>
          <table:table-cell office:value-type="float" office:value="1008.42505609834" calcext:value-type="float">
            <text:p>1008.4250560983</text:p>
          </table:table-cell>
          <table:table-cell office:value-type="float" office:value="1005.22424557903" calcext:value-type="float">
            <text:p>1005.224245579</text:p>
          </table:table-cell>
          <table:table-cell office:value-type="float" office:value="1031.46519150499" calcext:value-type="float">
            <text:p>1031.465191505</text:p>
          </table:table-cell>
          <table:table-cell office:value-type="float" office:value="997.775829944294" calcext:value-type="float">
            <text:p>997.7758299443</text:p>
          </table:table-cell>
          <table:table-cell office:value-type="float" office:value="1053.23557215017" calcext:value-type="float">
            <text:p>1053.2355721502</text:p>
          </table:table-cell>
          <table:table-cell office:value-type="float" office:value="1054.58545086323" calcext:value-type="float">
            <text:p>1054.5854508632</text:p>
          </table:table-cell>
          <table:table-cell office:value-type="float" office:value="1016.59796643169" calcext:value-type="float">
            <text:p>1016.5979664317</text:p>
          </table:table-cell>
          <table:table-cell office:value-type="float" office:value="1000.34894458547" calcext:value-type="float">
            <text:p>1000.3489445855</text:p>
          </table:table-cell>
          <table:table-cell office:value-type="float" office:value="1061.68147966381" calcext:value-type="float">
            <text:p>1061.6814796638</text:p>
          </table:table-cell>
          <table:table-cell office:value-type="float" office:value="1004.13938059548" calcext:value-type="float">
            <text:p>1004.1393805955</text:p>
          </table:table-cell>
          <table:table-cell office:value-type="float" office:value="1006.66059965694" calcext:value-type="float">
            <text:p>1006.6605996569</text:p>
          </table:table-cell>
          <table:table-cell office:value-type="float" office:value="972.832445474081" calcext:value-type="float">
            <text:p>972.8324454741</text:p>
          </table:table-cell>
          <table:table-cell office:value-type="float" office:value="977.120208419377" calcext:value-type="float">
            <text:p>977.1202084194</text:p>
          </table:table-cell>
          <table:table-cell office:value-type="float" office:value="1029.17317088611" calcext:value-type="float">
            <text:p>1029.1731708861</text:p>
          </table:table-cell>
          <table:table-cell office:value-type="float" office:value="1007.50874868527" calcext:value-type="float">
            <text:p>1007.5087486853</text:p>
          </table:table-cell>
          <table:table-cell office:value-type="float" office:value="1021.15865157666" calcext:value-type="float">
            <text:p>1021.1586515767</text:p>
          </table:table-cell>
          <table:table-cell office:value-type="float" office:value="1030.93774527504" calcext:value-type="float">
            <text:p>1030.937745275</text:p>
          </table:table-cell>
          <table:table-cell office:value-type="float" office:value="985.529291803074" calcext:value-type="float">
            <text:p>985.5292918031</text:p>
          </table:table-cell>
          <table:table-cell office:value-type="float" office:value="985.90973214867" calcext:value-type="float">
            <text:p>985.9097321487</text:p>
          </table:table-cell>
          <table:table-cell office:value-type="float" office:value="960.702168736491" calcext:value-type="float">
            <text:p>960.7021687365</text:p>
          </table:table-cell>
          <table:table-cell office:value-type="float" office:value="1000.32008866011" calcext:value-type="float">
            <text:p>1000.3200886601</text:p>
          </table:table-cell>
          <table:table-cell office:value-type="float" office:value="987.361894610834" calcext:value-type="float">
            <text:p>987.3618946108</text:p>
          </table:table-cell>
          <table:table-cell office:value-type="float" office:value="968.695776527123" calcext:value-type="float">
            <text:p>968.6957765271</text:p>
          </table:table-cell>
        </table:table-row>
        <table:table-row table:style-name="ro1">
          <table:table-cell office:value-type="float" office:value="975.502487882817" calcext:value-type="float">
            <text:p>975.5024878828</text:p>
          </table:table-cell>
          <table:table-cell office:value-type="float" office:value="987.179871406551" calcext:value-type="float">
            <text:p>987.1798714066</text:p>
          </table:table-cell>
          <table:table-cell office:value-type="float" office:value="934.253245273409" calcext:value-type="float">
            <text:p>934.25324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.34798608584" calcext:value-type="float">
            <text:p>964.3479860858</text:p>
          </table:table-cell>
          <table:table-cell office:value-type="float" office:value="0" calcext:value-type="float">
            <text:p>0</text:p>
          </table:table-cell>
          <table:table-cell office:value-type="float" office:value="1013.69820479697" calcext:value-type="float">
            <text:p>1013.698204797</text:p>
          </table:table-cell>
          <table:table-cell office:value-type="float" office:value="0" calcext:value-type="float">
            <text:p>0</text:p>
          </table:table-cell>
          <table:table-cell office:value-type="float" office:value="959.326826998741" calcext:value-type="float">
            <text:p>959.3268269987</text:p>
          </table:table-cell>
          <table:table-cell office:value-type="float" office:value="988.071694279718" calcext:value-type="float">
            <text:p>988.0716942797</text:p>
          </table:table-cell>
          <table:table-cell office:value-type="float" office:value="965.470416559558" calcext:value-type="float">
            <text:p>965.4704165596</text:p>
          </table:table-cell>
          <table:table-cell office:value-type="float" office:value="1000.90381111632" calcext:value-type="float">
            <text:p>1000.9038111163</text:p>
          </table:table-cell>
          <table:table-cell office:value-type="float" office:value="1039.33987565118" calcext:value-type="float">
            <text:p>1039.3398756512</text:p>
          </table:table-cell>
          <table:table-cell office:value-type="float" office:value="1012.1852316472" calcext:value-type="float">
            <text:p>1012.1852316472</text:p>
          </table:table-cell>
          <table:table-cell office:value-type="float" office:value="0" calcext:value-type="float">
            <text:p>0</text:p>
          </table:table-cell>
          <table:table-cell office:value-type="float" office:value="990.856340536916" calcext:value-type="float">
            <text:p>990.8563405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.96008157539" calcext:value-type="float">
            <text:p>1031.9600815754</text:p>
          </table:table-cell>
          <table:table-cell office:value-type="float" office:value="961.331200294396" calcext:value-type="float">
            <text:p>961.3312002944</text:p>
          </table:table-cell>
          <table:table-cell office:value-type="float" office:value="993.252330986316" calcext:value-type="float">
            <text:p>993.2523309863</text:p>
          </table:table-cell>
          <table:table-cell office:value-type="float" office:value="966.786347479792" calcext:value-type="float">
            <text:p>966.7863474798</text:p>
          </table:table-cell>
          <table:table-cell office:value-type="float" office:value="983.829341886741" calcext:value-type="float">
            <text:p>983.8293418867</text:p>
          </table:table-cell>
          <table:table-cell office:value-type="float" office:value="980.504088497819" calcext:value-type="float">
            <text:p>980.5040884978</text:p>
          </table:table-cell>
          <table:table-cell office:value-type="float" office:value="1007.47830111386" calcext:value-type="float">
            <text:p>1007.4783011139</text:p>
          </table:table-cell>
          <table:table-cell office:value-type="float" office:value="1026.03463541461" calcext:value-type="float">
            <text:p>1026.0346354146</text:p>
          </table:table-cell>
          <table:table-cell office:value-type="float" office:value="1002.95626999132" calcext:value-type="float">
            <text:p>1002.9562699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.90333877473" calcext:value-type="float">
            <text:p>983.9033387747</text:p>
          </table:table-cell>
          <table:table-cell office:value-type="float" office:value="1054.45929201652" calcext:value-type="float">
            <text:p>1054.4592920165</text:p>
          </table:table-cell>
          <table:table-cell office:value-type="float" office:value="1046.58079549312" calcext:value-type="float">
            <text:p>1046.5807954931</text:p>
          </table:table-cell>
          <table:table-cell office:value-type="float" office:value="0" calcext:value-type="float">
            <text:p>0</text:p>
          </table:table-cell>
          <table:table-cell office:value-type="float" office:value="992.228742731496" calcext:value-type="float">
            <text:p>992.2287427315</text:p>
          </table:table-cell>
          <table:table-cell office:value-type="float" office:value="1055.14801073916" calcext:value-type="float">
            <text:p>1055.1480107392</text:p>
          </table:table-cell>
          <table:table-cell office:value-type="float" office:value="989.923182141792" calcext:value-type="float">
            <text:p>989.9231821418</text:p>
          </table:table-cell>
          <table:table-cell office:value-type="float" office:value="1007.29762604414" calcext:value-type="float">
            <text:p>1007.2976260441</text:p>
          </table:table-cell>
          <table:table-cell office:value-type="float" office:value="965.923656505247" calcext:value-type="float">
            <text:p>965.9236565052</text:p>
          </table:table-cell>
          <table:table-cell office:value-type="float" office:value="0" calcext:value-type="float">
            <text:p>0</text:p>
          </table:table-cell>
          <table:table-cell office:value-type="float" office:value="1020.95320917075" calcext:value-type="float">
            <text:p>1020.9532091708</text:p>
          </table:table-cell>
          <table:table-cell office:value-type="float" office:value="1007.53015390277" calcext:value-type="float">
            <text:p>1007.5301539028</text:p>
          </table:table-cell>
          <table:table-cell office:value-type="float" office:value="1008.35746863335" calcext:value-type="float">
            <text:p>1008.3574686334</text:p>
          </table:table-cell>
          <table:table-cell office:value-type="float" office:value="1032.13790343624" calcext:value-type="float">
            <text:p>1032.1379034362</text:p>
          </table:table-cell>
          <table:table-cell office:value-type="float" office:value="0" calcext:value-type="float">
            <text:p>0</text:p>
          </table:table-cell>
          <table:table-cell office:value-type="float" office:value="978.315901987808" calcext:value-type="float">
            <text:p>978.3159019878</text:p>
          </table:table-cell>
          <table:table-cell office:value-type="float" office:value="0" calcext:value-type="float">
            <text:p>0</text:p>
          </table:table-cell>
          <table:table-cell office:value-type="float" office:value="996.854301625296" calcext:value-type="float">
            <text:p>996.8543016253</text:p>
          </table:table-cell>
          <table:table-cell office:value-type="float" office:value="984.297933515924" calcext:value-type="float">
            <text:p>984.2979335159</text:p>
          </table:table-cell>
          <table:table-cell office:value-type="float" office:value="966.523302685532" calcext:value-type="float">
            <text:p>966.5233026855</text:p>
          </table:table-cell>
        </table:table-row>
        <table:table-row table:style-name="ro1">
          <table:table-cell office:value-type="float" office:value="977.000361503981" calcext:value-type="float">
            <text:p>977.000361504</text:p>
          </table:table-cell>
          <table:table-cell office:value-type="float" office:value="988.125194848732" calcext:value-type="float">
            <text:p>988.1251948487</text:p>
          </table:table-cell>
          <table:table-cell office:value-type="float" office:value="931.547179930497" calcext:value-type="float">
            <text:p>931.547179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.51840051645" calcext:value-type="float">
            <text:p>952.5184005165</text:p>
          </table:table-cell>
          <table:table-cell office:value-type="float" office:value="0" calcext:value-type="float">
            <text:p>0</text:p>
          </table:table-cell>
          <table:table-cell office:value-type="float" office:value="1002.45012752882" calcext:value-type="float">
            <text:p>1002.4501275288</text:p>
          </table:table-cell>
          <table:table-cell office:value-type="float" office:value="0" calcext:value-type="float">
            <text:p>0</text:p>
          </table:table-cell>
          <table:table-cell office:value-type="float" office:value="959.326826998741" calcext:value-type="float">
            <text:p>959.3268269987</text:p>
          </table:table-cell>
          <table:table-cell office:value-type="float" office:value="979.098048404477" calcext:value-type="float">
            <text:p>979.0980484045</text:p>
          </table:table-cell>
          <table:table-cell office:value-type="float" office:value="959.937201629271" calcext:value-type="float">
            <text:p>959.9372016293</text:p>
          </table:table-cell>
          <table:table-cell office:value-type="float" office:value="997.850722737812" calcext:value-type="float">
            <text:p>997.8507227378</text:p>
          </table:table-cell>
          <table:table-cell office:value-type="float" office:value="1031.70661350716" calcext:value-type="float">
            <text:p>1031.7066135072</text:p>
          </table:table-cell>
          <table:table-cell office:value-type="float" office:value="1012.37330582812" calcext:value-type="float">
            <text:p>1012.3733058281</text:p>
          </table:table-cell>
          <table:table-cell office:value-type="float" office:value="0" calcext:value-type="float">
            <text:p>0</text:p>
          </table:table-cell>
          <table:table-cell office:value-type="float" office:value="988.36369490528" calcext:value-type="float">
            <text:p>988.363694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.33580758196" calcext:value-type="float">
            <text:p>1035.335807582</text:p>
          </table:table-cell>
          <table:table-cell office:value-type="float" office:value="951.388288454145" calcext:value-type="float">
            <text:p>951.3882884541</text:p>
          </table:table-cell>
          <table:table-cell office:value-type="float" office:value="980.613645904165" calcext:value-type="float">
            <text:p>980.6136459042</text:p>
          </table:table-cell>
          <table:table-cell office:value-type="float" office:value="969.297972345973" calcext:value-type="float">
            <text:p>969.297972346</text:p>
          </table:table-cell>
          <table:table-cell office:value-type="float" office:value="972.599121811666" calcext:value-type="float">
            <text:p>972.5991218117</text:p>
          </table:table-cell>
          <table:table-cell office:value-type="float" office:value="980.845884165942" calcext:value-type="float">
            <text:p>980.8458841659</text:p>
          </table:table-cell>
          <table:table-cell office:value-type="float" office:value="985.151676434807" calcext:value-type="float">
            <text:p>985.1516764348</text:p>
          </table:table-cell>
          <table:table-cell office:value-type="float" office:value="1025.66873199585" calcext:value-type="float">
            <text:p>1025.6687319959</text:p>
          </table:table-cell>
          <table:table-cell office:value-type="float" office:value="988.622201202898" calcext:value-type="float">
            <text:p>988.622201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.688484285282" calcext:value-type="float">
            <text:p>972.6884842853</text:p>
          </table:table-cell>
          <table:table-cell office:value-type="float" office:value="1052.17994076195" calcext:value-type="float">
            <text:p>1052.179940762</text:p>
          </table:table-cell>
          <table:table-cell office:value-type="float" office:value="1030.1006476508" calcext:value-type="float">
            <text:p>1030.1006476508</text:p>
          </table:table-cell>
          <table:table-cell office:value-type="float" office:value="0" calcext:value-type="float">
            <text:p>0</text:p>
          </table:table-cell>
          <table:table-cell office:value-type="float" office:value="992.228742731496" calcext:value-type="float">
            <text:p>992.2287427315</text:p>
          </table:table-cell>
          <table:table-cell office:value-type="float" office:value="1041.66455038461" calcext:value-type="float">
            <text:p>1041.6645503846</text:p>
          </table:table-cell>
          <table:table-cell office:value-type="float" office:value="979.839342052212" calcext:value-type="float">
            <text:p>979.8393420522</text:p>
          </table:table-cell>
          <table:table-cell office:value-type="float" office:value="1000.78166713837" calcext:value-type="float">
            <text:p>1000.7816671384</text:p>
          </table:table-cell>
          <table:table-cell office:value-type="float" office:value="967.971357108545" calcext:value-type="float">
            <text:p>967.9713571085</text:p>
          </table:table-cell>
          <table:table-cell office:value-type="float" office:value="0" calcext:value-type="float">
            <text:p>0</text:p>
          </table:table-cell>
          <table:table-cell office:value-type="float" office:value="1014.05007606296" calcext:value-type="float">
            <text:p>1014.050076063</text:p>
          </table:table-cell>
          <table:table-cell office:value-type="float" office:value="999.135105171364" calcext:value-type="float">
            <text:p>999.1351051714</text:p>
          </table:table-cell>
          <table:table-cell office:value-type="float" office:value="1008.2379838686" calcext:value-type="float">
            <text:p>1008.2379838686</text:p>
          </table:table-cell>
          <table:table-cell office:value-type="float" office:value="1030.95160915374" calcext:value-type="float">
            <text:p>1030.9516091537</text:p>
          </table:table-cell>
          <table:table-cell office:value-type="float" office:value="0" calcext:value-type="float">
            <text:p>0</text:p>
          </table:table-cell>
          <table:table-cell office:value-type="float" office:value="967.68583614871" calcext:value-type="float">
            <text:p>967.6858361487</text:p>
          </table:table-cell>
          <table:table-cell office:value-type="float" office:value="0" calcext:value-type="float">
            <text:p>0</text:p>
          </table:table-cell>
          <table:table-cell office:value-type="float" office:value="991.643335055871" calcext:value-type="float">
            <text:p>991.6433350559</text:p>
          </table:table-cell>
          <table:table-cell office:value-type="float" office:value="977.929422929193" calcext:value-type="float">
            <text:p>977.9294229292</text:p>
          </table:table-cell>
          <table:table-cell office:value-type="float" office:value="966.383142900368" calcext:value-type="float">
            <text:p>966.3831429004</text:p>
          </table:table-cell>
        </table:table-row>
        <table:table-row table:style-name="ro1">
          <table:table-cell office:value-type="float" office:value="983.51040465074" calcext:value-type="float">
            <text:p>983.5104046507</text:p>
          </table:table-cell>
          <table:table-cell office:value-type="float" office:value="988.125194848732" calcext:value-type="float">
            <text:p>988.1251948487</text:p>
          </table:table-cell>
          <table:table-cell office:value-type="float" office:value="925.676057108892" calcext:value-type="float">
            <text:p>925.676057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.790774520906" calcext:value-type="float">
            <text:p>927.7907745209</text:p>
          </table:table-cell>
          <table:table-cell office:value-type="float" office:value="0" calcext:value-type="float">
            <text:p>0</text:p>
          </table:table-cell>
          <table:table-cell office:value-type="float" office:value="1000.43625558755" calcext:value-type="float">
            <text:p>1000.4362555876</text:p>
          </table:table-cell>
          <table:table-cell office:value-type="float" office:value="0" calcext:value-type="float">
            <text:p>0</text:p>
          </table:table-cell>
          <table:table-cell office:value-type="float" office:value="954.501816329023" calcext:value-type="float">
            <text:p>954.501816329</text:p>
          </table:table-cell>
          <table:table-cell office:value-type="float" office:value="980.055217818873" calcext:value-type="float">
            <text:p>980.0552178189</text:p>
          </table:table-cell>
          <table:table-cell office:value-type="float" office:value="965.258151555912" calcext:value-type="float">
            <text:p>965.2581515559</text:p>
          </table:table-cell>
          <table:table-cell office:value-type="float" office:value="970.468458403797" calcext:value-type="float">
            <text:p>970.4684584038</text:p>
          </table:table-cell>
          <table:table-cell office:value-type="float" office:value="1006.87400431644" calcext:value-type="float">
            <text:p>1006.8740043164</text:p>
          </table:table-cell>
          <table:table-cell office:value-type="float" office:value="1006.24027228175" calcext:value-type="float">
            <text:p>1006.2402722818</text:p>
          </table:table-cell>
          <table:table-cell office:value-type="float" office:value="0" calcext:value-type="float">
            <text:p>0</text:p>
          </table:table-cell>
          <table:table-cell office:value-type="float" office:value="982.173017166357" calcext:value-type="float">
            <text:p>982.173017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.71831605234" calcext:value-type="float">
            <text:p>1032.7183160523</text:p>
          </table:table-cell>
          <table:table-cell office:value-type="float" office:value="951.917344059533" calcext:value-type="float">
            <text:p>951.9173440595</text:p>
          </table:table-cell>
          <table:table-cell office:value-type="float" office:value="982.882279021076" calcext:value-type="float">
            <text:p>982.8822790211</text:p>
          </table:table-cell>
          <table:table-cell office:value-type="float" office:value="966.04592341336" calcext:value-type="float">
            <text:p>966.0459234134</text:p>
          </table:table-cell>
          <table:table-cell office:value-type="float" office:value="959.91135380895" calcext:value-type="float">
            <text:p>959.911353809</text:p>
          </table:table-cell>
          <table:table-cell office:value-type="float" office:value="982.877169017879" calcext:value-type="float">
            <text:p>982.8771690179</text:p>
          </table:table-cell>
          <table:table-cell office:value-type="float" office:value="984.085994390049" calcext:value-type="float">
            <text:p>984.08599439</text:p>
          </table:table-cell>
          <table:table-cell office:value-type="float" office:value="1016.58041923742" calcext:value-type="float">
            <text:p>1016.5804192374</text:p>
          </table:table-cell>
          <table:table-cell office:value-type="float" office:value="982.59713975109" calcext:value-type="float">
            <text:p>982.597139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.583913536478" calcext:value-type="float">
            <text:p>955.5839135365</text:p>
          </table:table-cell>
          <table:table-cell office:value-type="float" office:value="1051.42127572347" calcext:value-type="float">
            <text:p>1051.4212757235</text:p>
          </table:table-cell>
          <table:table-cell office:value-type="float" office:value="1030.77989383238" calcext:value-type="float">
            <text:p>1030.7798938324</text:p>
          </table:table-cell>
          <table:table-cell office:value-type="float" office:value="0" calcext:value-type="float">
            <text:p>0</text:p>
          </table:table-cell>
          <table:table-cell office:value-type="float" office:value="993.518384535246" calcext:value-type="float">
            <text:p>993.5183845352</text:p>
          </table:table-cell>
          <table:table-cell office:value-type="float" office:value="1028.48309709682" calcext:value-type="float">
            <text:p>1028.4830970968</text:p>
          </table:table-cell>
          <table:table-cell office:value-type="float" office:value="972.755110481598" calcext:value-type="float">
            <text:p>972.7551104816</text:p>
          </table:table-cell>
          <table:table-cell office:value-type="float" office:value="993.128791307376" calcext:value-type="float">
            <text:p>993.1287913074</text:p>
          </table:table-cell>
          <table:table-cell office:value-type="float" office:value="950.283365665471" calcext:value-type="float">
            <text:p>950.2833656655</text:p>
          </table:table-cell>
          <table:table-cell office:value-type="float" office:value="0" calcext:value-type="float">
            <text:p>0</text:p>
          </table:table-cell>
          <table:table-cell office:value-type="float" office:value="1007.12249599188" calcext:value-type="float">
            <text:p>1007.1224959919</text:p>
          </table:table-cell>
          <table:table-cell office:value-type="float" office:value="997.035758931466" calcext:value-type="float">
            <text:p>997.0357589315</text:p>
          </table:table-cell>
          <table:table-cell office:value-type="float" office:value="1011.90976015815" calcext:value-type="float">
            <text:p>1011.9097601582</text:p>
          </table:table-cell>
          <table:table-cell office:value-type="float" office:value="1028.77003758961" calcext:value-type="float">
            <text:p>1028.7700375896</text:p>
          </table:table-cell>
          <table:table-cell office:value-type="float" office:value="0" calcext:value-type="float">
            <text:p>0</text:p>
          </table:table-cell>
          <table:table-cell office:value-type="float" office:value="969.15348072453" calcext:value-type="float">
            <text:p>969.1534807245</text:p>
          </table:table-cell>
          <table:table-cell office:value-type="float" office:value="0" calcext:value-type="float">
            <text:p>0</text:p>
          </table:table-cell>
          <table:table-cell office:value-type="float" office:value="996.644143218515" calcext:value-type="float">
            <text:p>996.6441432185</text:p>
          </table:table-cell>
          <table:table-cell office:value-type="float" office:value="971.544064416737" calcext:value-type="float">
            <text:p>971.5440644167</text:p>
          </table:table-cell>
          <table:table-cell office:value-type="float" office:value="967.759828721043" calcext:value-type="float">
            <text:p>967.759828721</text:p>
          </table:table-cell>
        </table:table-row>
        <table:table-row table:style-name="ro1">
          <table:table-cell office:value-type="float" office:value="978.423994337943" calcext:value-type="float">
            <text:p>978.4239943379</text:p>
          </table:table-cell>
          <table:table-cell office:value-type="float" office:value="978.350742830525" calcext:value-type="float">
            <text:p>978.3507428305</text:p>
          </table:table-cell>
          <table:table-cell office:value-type="float" office:value="921.698521874431" calcext:value-type="float">
            <text:p>921.698521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.260222007105" calcext:value-type="float">
            <text:p>910.2602220071</text:p>
          </table:table-cell>
          <table:table-cell office:value-type="float" office:value="0" calcext:value-type="float">
            <text:p>0</text:p>
          </table:table-cell>
          <table:table-cell office:value-type="float" office:value="986.153658741777" calcext:value-type="float">
            <text:p>986.1536587418</text:p>
          </table:table-cell>
          <table:table-cell office:value-type="float" office:value="0" calcext:value-type="float">
            <text:p>0</text:p>
          </table:table-cell>
          <table:table-cell office:value-type="float" office:value="954.501816329023" calcext:value-type="float">
            <text:p>954.501816329</text:p>
          </table:table-cell>
          <table:table-cell office:value-type="float" office:value="978.224410451595" calcext:value-type="float">
            <text:p>978.2244104516</text:p>
          </table:table-cell>
          <table:table-cell office:value-type="float" office:value="961.536220559071" calcext:value-type="float">
            <text:p>961.5362205591</text:p>
          </table:table-cell>
          <table:table-cell office:value-type="float" office:value="969.202605833504" calcext:value-type="float">
            <text:p>969.2026058335</text:p>
          </table:table-cell>
          <table:table-cell office:value-type="float" office:value="990.221722462857" calcext:value-type="float">
            <text:p>990.2217224629</text:p>
          </table:table-cell>
          <table:table-cell office:value-type="float" office:value="1005.28336948469" calcext:value-type="float">
            <text:p>1005.2833694847</text:p>
          </table:table-cell>
          <table:table-cell office:value-type="float" office:value="0" calcext:value-type="float">
            <text:p>0</text:p>
          </table:table-cell>
          <table:table-cell office:value-type="float" office:value="978.888861731304" calcext:value-type="float">
            <text:p>978.888861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.71970250629" calcext:value-type="float">
            <text:p>1019.7197025063</text:p>
          </table:table-cell>
          <table:table-cell office:value-type="float" office:value="952.132847932668" calcext:value-type="float">
            <text:p>952.1328479327</text:p>
          </table:table-cell>
          <table:table-cell office:value-type="float" office:value="981.110414102598" calcext:value-type="float">
            <text:p>981.1104141026</text:p>
          </table:table-cell>
          <table:table-cell office:value-type="float" office:value="937.991742434192" calcext:value-type="float">
            <text:p>937.9917424342</text:p>
          </table:table-cell>
          <table:table-cell office:value-type="float" office:value="953.948902748743" calcext:value-type="float">
            <text:p>953.9489027487</text:p>
          </table:table-cell>
          <table:table-cell office:value-type="float" office:value="969.389767215574" calcext:value-type="float">
            <text:p>969.3897672156</text:p>
          </table:table-cell>
          <table:table-cell office:value-type="float" office:value="984.085994390049" calcext:value-type="float">
            <text:p>984.08599439</text:p>
          </table:table-cell>
          <table:table-cell office:value-type="float" office:value="1017.43546335254" calcext:value-type="float">
            <text:p>1017.4354633525</text:p>
          </table:table-cell>
          <table:table-cell office:value-type="float" office:value="976.169714383827" calcext:value-type="float">
            <text:p>976.169714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.097506817036" calcext:value-type="float">
            <text:p>946.097506817</text:p>
          </table:table-cell>
          <table:table-cell office:value-type="float" office:value="1021.49615990439" calcext:value-type="float">
            <text:p>1021.4961599044</text:p>
          </table:table-cell>
          <table:table-cell office:value-type="float" office:value="1037.08144169512" calcext:value-type="float">
            <text:p>1037.0814416951</text:p>
          </table:table-cell>
          <table:table-cell office:value-type="float" office:value="0" calcext:value-type="float">
            <text:p>0</text:p>
          </table:table-cell>
          <table:table-cell office:value-type="float" office:value="993.569595546926" calcext:value-type="float">
            <text:p>993.5695955469</text:p>
          </table:table-cell>
          <table:table-cell office:value-type="float" office:value="1025.58163372472" calcext:value-type="float">
            <text:p>1025.5816337247</text:p>
          </table:table-cell>
          <table:table-cell office:value-type="float" office:value="971.291725115146" calcext:value-type="float">
            <text:p>971.2917251151</text:p>
          </table:table-cell>
          <table:table-cell office:value-type="float" office:value="994.922277889971" calcext:value-type="float">
            <text:p>994.92227789</text:p>
          </table:table-cell>
          <table:table-cell office:value-type="float" office:value="932.748247497852" calcext:value-type="float">
            <text:p>932.7482474979</text:p>
          </table:table-cell>
          <table:table-cell office:value-type="float" office:value="0" calcext:value-type="float">
            <text:p>0</text:p>
          </table:table-cell>
          <table:table-cell office:value-type="float" office:value="992.509154292252" calcext:value-type="float">
            <text:p>992.5091542923</text:p>
          </table:table-cell>
          <table:table-cell office:value-type="float" office:value="997.56851685412" calcext:value-type="float">
            <text:p>997.5685168541</text:p>
          </table:table-cell>
          <table:table-cell office:value-type="float" office:value="1000.24232740626" calcext:value-type="float">
            <text:p>1000.2423274063</text:p>
          </table:table-cell>
          <table:table-cell office:value-type="float" office:value="1021.16712309278" calcext:value-type="float">
            <text:p>1021.1671230928</text:p>
          </table:table-cell>
          <table:table-cell office:value-type="float" office:value="0" calcext:value-type="float">
            <text:p>0</text:p>
          </table:table-cell>
          <table:table-cell office:value-type="float" office:value="957.724711011519" calcext:value-type="float">
            <text:p>957.7247110115</text:p>
          </table:table-cell>
          <table:table-cell office:value-type="float" office:value="0" calcext:value-type="float">
            <text:p>0</text:p>
          </table:table-cell>
          <table:table-cell office:value-type="float" office:value="1001.65943782577" calcext:value-type="float">
            <text:p>1001.6594378258</text:p>
          </table:table-cell>
          <table:table-cell office:value-type="float" office:value="962.089113371613" calcext:value-type="float">
            <text:p>962.0891133716</text:p>
          </table:table-cell>
          <table:table-cell office:value-type="float" office:value="967.751779995188" calcext:value-type="float">
            <text:p>967.7517799952</text:p>
          </table:table-cell>
        </table:table-row>
        <table:table-row table:style-name="ro1">
          <table:table-cell office:value-type="float" office:value="978.309513530443" calcext:value-type="float">
            <text:p>978.3095135304</text:p>
          </table:table-cell>
          <table:table-cell office:value-type="float" office:value="960.461666017586" calcext:value-type="float">
            <text:p>960.4616660176</text:p>
          </table:table-cell>
          <table:table-cell office:value-type="float" office:value="912.338921232798" calcext:value-type="float">
            <text:p>912.3389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.240174221414" calcext:value-type="float">
            <text:p>906.2401742214</text:p>
          </table:table-cell>
          <table:table-cell office:value-type="float" office:value="0" calcext:value-type="float">
            <text:p>0</text:p>
          </table:table-cell>
          <table:table-cell office:value-type="float" office:value="978.250729386603" calcext:value-type="float">
            <text:p>978.2507293866</text:p>
          </table:table-cell>
          <table:table-cell office:value-type="float" office:value="0" calcext:value-type="float">
            <text:p>0</text:p>
          </table:table-cell>
          <table:table-cell office:value-type="float" office:value="931.290422653351" calcext:value-type="float">
            <text:p>931.2904226534</text:p>
          </table:table-cell>
          <table:table-cell office:value-type="float" office:value="977.525610226064" calcext:value-type="float">
            <text:p>977.5256102261</text:p>
          </table:table-cell>
          <table:table-cell office:value-type="float" office:value="961.473200927267" calcext:value-type="float">
            <text:p>961.4732009273</text:p>
          </table:table-cell>
          <table:table-cell office:value-type="float" office:value="938.278735545538" calcext:value-type="float">
            <text:p>938.2787355455</text:p>
          </table:table-cell>
          <table:table-cell office:value-type="float" office:value="989.642739583302" calcext:value-type="float">
            <text:p>989.6427395833</text:p>
          </table:table-cell>
          <table:table-cell office:value-type="float" office:value="1001.52955370838" calcext:value-type="float">
            <text:p>1001.5295537084</text:p>
          </table:table-cell>
          <table:table-cell office:value-type="float" office:value="0" calcext:value-type="float">
            <text:p>0</text:p>
          </table:table-cell>
          <table:table-cell office:value-type="float" office:value="978.854865962728" calcext:value-type="float">
            <text:p>978.8548659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.67712889974" calcext:value-type="float">
            <text:p>1014.6771288997</text:p>
          </table:table-cell>
          <table:table-cell office:value-type="float" office:value="944.541265758588" calcext:value-type="float">
            <text:p>944.5412657586</text:p>
          </table:table-cell>
          <table:table-cell office:value-type="float" office:value="985.914542018592" calcext:value-type="float">
            <text:p>985.9145420186</text:p>
          </table:table-cell>
          <table:table-cell office:value-type="float" office:value="930.521155002713" calcext:value-type="float">
            <text:p>930.5211550027</text:p>
          </table:table-cell>
          <table:table-cell office:value-type="float" office:value="944.852187756668" calcext:value-type="float">
            <text:p>944.8521877567</text:p>
          </table:table-cell>
          <table:table-cell office:value-type="float" office:value="969.110060880579" calcext:value-type="float">
            <text:p>969.1100608806</text:p>
          </table:table-cell>
          <table:table-cell office:value-type="float" office:value="984.085994390049" calcext:value-type="float">
            <text:p>984.08599439</text:p>
          </table:table-cell>
          <table:table-cell office:value-type="float" office:value="1002.96433541401" calcext:value-type="float">
            <text:p>1002.964335414</text:p>
          </table:table-cell>
          <table:table-cell office:value-type="float" office:value="966.731266870388" calcext:value-type="float">
            <text:p>966.731266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.743698883567" calcext:value-type="float">
            <text:p>944.7436988836</text:p>
          </table:table-cell>
          <table:table-cell office:value-type="float" office:value="1020.05006765733" calcext:value-type="float">
            <text:p>1020.0500676573</text:p>
          </table:table-cell>
          <table:table-cell office:value-type="float" office:value="1033.50598809954" calcext:value-type="float">
            <text:p>1033.5059880995</text:p>
          </table:table-cell>
          <table:table-cell office:value-type="float" office:value="0" calcext:value-type="float">
            <text:p>0</text:p>
          </table:table-cell>
          <table:table-cell office:value-type="float" office:value="986.199059298628" calcext:value-type="float">
            <text:p>986.1990592986</text:p>
          </table:table-cell>
          <table:table-cell office:value-type="float" office:value="1019.7675078294" calcext:value-type="float">
            <text:p>1019.7675078294</text:p>
          </table:table-cell>
          <table:table-cell office:value-type="float" office:value="963.941388332605" calcext:value-type="float">
            <text:p>963.9413883326</text:p>
          </table:table-cell>
          <table:table-cell office:value-type="float" office:value="995.800524065484" calcext:value-type="float">
            <text:p>995.8005240655</text:p>
          </table:table-cell>
          <table:table-cell office:value-type="float" office:value="930.638699486492" calcext:value-type="float">
            <text:p>930.6386994865</text:p>
          </table:table-cell>
          <table:table-cell office:value-type="float" office:value="0" calcext:value-type="float">
            <text:p>0</text:p>
          </table:table-cell>
          <table:table-cell office:value-type="float" office:value="994.558509952784" calcext:value-type="float">
            <text:p>994.5585099528</text:p>
          </table:table-cell>
          <table:table-cell office:value-type="float" office:value="982.86507107123" calcext:value-type="float">
            <text:p>982.8650710712</text:p>
          </table:table-cell>
          <table:table-cell office:value-type="float" office:value="982.028233545985" calcext:value-type="float">
            <text:p>982.028233546</text:p>
          </table:table-cell>
          <table:table-cell office:value-type="float" office:value="1018.06824027699" calcext:value-type="float">
            <text:p>1018.068240277</text:p>
          </table:table-cell>
          <table:table-cell office:value-type="float" office:value="0" calcext:value-type="float">
            <text:p>0</text:p>
          </table:table-cell>
          <table:table-cell office:value-type="float" office:value="958.270713773602" calcext:value-type="float">
            <text:p>958.2707137736</text:p>
          </table:table-cell>
          <table:table-cell office:value-type="float" office:value="0" calcext:value-type="float">
            <text:p>0</text:p>
          </table:table-cell>
          <table:table-cell office:value-type="float" office:value="993.557230457189" calcext:value-type="float">
            <text:p>993.5572304572</text:p>
          </table:table-cell>
          <table:table-cell office:value-type="float" office:value="952.987890057733" calcext:value-type="float">
            <text:p>952.9878900577</text:p>
          </table:table-cell>
          <table:table-cell office:value-type="float" office:value="964.326777071084" calcext:value-type="float">
            <text:p>964.3267770711</text:p>
          </table:table-cell>
        </table:table-row>
        <table:table-row table:style-name="ro1">
          <table:table-cell office:value-type="float" office:value="982.003366437312" calcext:value-type="float">
            <text:p>982.0033664373</text:p>
          </table:table-cell>
          <table:table-cell office:value-type="float" office:value="946.334346198986" calcext:value-type="float">
            <text:p>946.334346199</text:p>
          </table:table-cell>
          <table:table-cell office:value-type="float" office:value="899.317681857874" calcext:value-type="float">
            <text:p>899.317681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661885738607" calcext:value-type="float">
            <text:p>909.6618857386</text:p>
          </table:table-cell>
          <table:table-cell office:value-type="float" office:value="0" calcext:value-type="float">
            <text:p>0</text:p>
          </table:table-cell>
          <table:table-cell office:value-type="float" office:value="962.450337568572" calcext:value-type="float">
            <text:p>962.4503375686</text:p>
          </table:table-cell>
          <table:table-cell office:value-type="float" office:value="0" calcext:value-type="float">
            <text:p>0</text:p>
          </table:table-cell>
          <table:table-cell office:value-type="float" office:value="919.340630552431" calcext:value-type="float">
            <text:p>919.3406305524</text:p>
          </table:table-cell>
          <table:table-cell office:value-type="float" office:value="980.733179654315" calcext:value-type="float">
            <text:p>980.7331796543</text:p>
          </table:table-cell>
          <table:table-cell office:value-type="float" office:value="956.968121103272" calcext:value-type="float">
            <text:p>956.9681211033</text:p>
          </table:table-cell>
          <table:table-cell office:value-type="float" office:value="930.28753453162" calcext:value-type="float">
            <text:p>930.2875345316</text:p>
          </table:table-cell>
          <table:table-cell office:value-type="float" office:value="976.011387564644" calcext:value-type="float">
            <text:p>976.0113875646</text:p>
          </table:table-cell>
          <table:table-cell office:value-type="float" office:value="1001.12272972167" calcext:value-type="float">
            <text:p>1001.1227297217</text:p>
          </table:table-cell>
          <table:table-cell office:value-type="float" office:value="0" calcext:value-type="float">
            <text:p>0</text:p>
          </table:table-cell>
          <table:table-cell office:value-type="float" office:value="979.304038894335" calcext:value-type="float">
            <text:p>979.304038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.83476063447" calcext:value-type="float">
            <text:p>1013.8347606345</text:p>
          </table:table-cell>
          <table:table-cell office:value-type="float" office:value="937.426092909729" calcext:value-type="float">
            <text:p>937.4260929097</text:p>
          </table:table-cell>
          <table:table-cell office:value-type="float" office:value="984.290089575211" calcext:value-type="float">
            <text:p>984.2900895752</text:p>
          </table:table-cell>
          <table:table-cell office:value-type="float" office:value="930.597917972541" calcext:value-type="float">
            <text:p>930.5979179725</text:p>
          </table:table-cell>
          <table:table-cell office:value-type="float" office:value="938.461440234378" calcext:value-type="float">
            <text:p>938.4614402344</text:p>
          </table:table-cell>
          <table:table-cell office:value-type="float" office:value="966.831697907419" calcext:value-type="float">
            <text:p>966.8316979074</text:p>
          </table:table-cell>
          <table:table-cell office:value-type="float" office:value="983.995732885235" calcext:value-type="float">
            <text:p>983.9957328852</text:p>
          </table:table-cell>
          <table:table-cell office:value-type="float" office:value="993.976153753231" calcext:value-type="float">
            <text:p>993.9761537532</text:p>
          </table:table-cell>
          <table:table-cell office:value-type="float" office:value="965.598747556583" calcext:value-type="float">
            <text:p>965.598747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.952516383956" calcext:value-type="float">
            <text:p>942.952516384</text:p>
          </table:table-cell>
          <table:table-cell office:value-type="float" office:value="1023.21941903775" calcext:value-type="float">
            <text:p>1023.2194190378</text:p>
          </table:table-cell>
          <table:table-cell office:value-type="float" office:value="1033.42605167238" calcext:value-type="float">
            <text:p>1033.4260516724</text:p>
          </table:table-cell>
          <table:table-cell office:value-type="float" office:value="0" calcext:value-type="float">
            <text:p>0</text:p>
          </table:table-cell>
          <table:table-cell office:value-type="float" office:value="986.352970323647" calcext:value-type="float">
            <text:p>986.3529703236</text:p>
          </table:table-cell>
          <table:table-cell office:value-type="float" office:value="1019.27376059716" calcext:value-type="float">
            <text:p>1019.2737605972</text:p>
          </table:table-cell>
          <table:table-cell office:value-type="float" office:value="948.39066355104" calcext:value-type="float">
            <text:p>948.390663551</text:p>
          </table:table-cell>
          <table:table-cell office:value-type="float" office:value="994.268772283239" calcext:value-type="float">
            <text:p>994.2687722832</text:p>
          </table:table-cell>
          <table:table-cell office:value-type="float" office:value="930.527915919045" calcext:value-type="float">
            <text:p>930.527915919</text:p>
          </table:table-cell>
          <table:table-cell office:value-type="float" office:value="0" calcext:value-type="float">
            <text:p>0</text:p>
          </table:table-cell>
          <table:table-cell office:value-type="float" office:value="984.807363094188" calcext:value-type="float">
            <text:p>984.8073630942</text:p>
          </table:table-cell>
          <table:table-cell office:value-type="float" office:value="974.91038273714" calcext:value-type="float">
            <text:p>974.9103827371</text:p>
          </table:table-cell>
          <table:table-cell office:value-type="float" office:value="977.326360951231" calcext:value-type="float">
            <text:p>977.3263609512</text:p>
          </table:table-cell>
          <table:table-cell office:value-type="float" office:value="1016.50297800335" calcext:value-type="float">
            <text:p>1016.5029780034</text:p>
          </table:table-cell>
          <table:table-cell office:value-type="float" office:value="0" calcext:value-type="float">
            <text:p>0</text:p>
          </table:table-cell>
          <table:table-cell office:value-type="float" office:value="954.341941782417" calcext:value-type="float">
            <text:p>954.3419417824</text:p>
          </table:table-cell>
          <table:table-cell office:value-type="float" office:value="0" calcext:value-type="float">
            <text:p>0</text:p>
          </table:table-cell>
          <table:table-cell office:value-type="float" office:value="993.652895739672" calcext:value-type="float">
            <text:p>993.6528957397</text:p>
          </table:table-cell>
          <table:table-cell office:value-type="float" office:value="937.307281029773" calcext:value-type="float">
            <text:p>937.3072810298</text:p>
          </table:table-cell>
          <table:table-cell office:value-type="float" office:value="956.91836343497" calcext:value-type="float">
            <text:p>956.918363435</text:p>
          </table:table-cell>
        </table:table-row>
        <table:table-row table:style-name="ro1">
          <table:table-cell office:value-type="float" office:value="982.272628402662" calcext:value-type="float">
            <text:p>982.2726284027</text:p>
          </table:table-cell>
          <table:table-cell office:value-type="float" office:value="946.429224701578" calcext:value-type="float">
            <text:p>946.4292247016</text:p>
          </table:table-cell>
          <table:table-cell office:value-type="float" office:value="896.115891912101" calcext:value-type="float">
            <text:p>896.1158919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.059813249276" calcext:value-type="float">
            <text:p>906.0598132493</text:p>
          </table:table-cell>
          <table:table-cell office:value-type="float" office:value="0" calcext:value-type="float">
            <text:p>0</text:p>
          </table:table-cell>
          <table:table-cell office:value-type="float" office:value="961.514302481041" calcext:value-type="float">
            <text:p>961.514302481</text:p>
          </table:table-cell>
          <table:table-cell office:value-type="float" office:value="0" calcext:value-type="float">
            <text:p>0</text:p>
          </table:table-cell>
          <table:table-cell office:value-type="float" office:value="908.065499837367" calcext:value-type="float">
            <text:p>908.0654998374</text:p>
          </table:table-cell>
          <table:table-cell office:value-type="float" office:value="980.887300030519" calcext:value-type="float">
            <text:p>980.8873000305</text:p>
          </table:table-cell>
          <table:table-cell office:value-type="float" office:value="951.060567304464" calcext:value-type="float">
            <text:p>951.0605673045</text:p>
          </table:table-cell>
          <table:table-cell office:value-type="float" office:value="925.139285388627" calcext:value-type="float">
            <text:p>925.1392853886</text:p>
          </table:table-cell>
          <table:table-cell office:value-type="float" office:value="961.205935569402" calcext:value-type="float">
            <text:p>961.2059355694</text:p>
          </table:table-cell>
          <table:table-cell office:value-type="float" office:value="988.372773133595" calcext:value-type="float">
            <text:p>988.3727731336</text:p>
          </table:table-cell>
          <table:table-cell office:value-type="float" office:value="0" calcext:value-type="float">
            <text:p>0</text:p>
          </table:table-cell>
          <table:table-cell office:value-type="float" office:value="979.304038894335" calcext:value-type="float">
            <text:p>979.304038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.15408747304" calcext:value-type="float">
            <text:p>1006.154087473</text:p>
          </table:table-cell>
          <table:table-cell office:value-type="float" office:value="940.478880685937" calcext:value-type="float">
            <text:p>940.4788806859</text:p>
          </table:table-cell>
          <table:table-cell office:value-type="float" office:value="981.998714603083" calcext:value-type="float">
            <text:p>981.9987146031</text:p>
          </table:table-cell>
          <table:table-cell office:value-type="float" office:value="924.094692443011" calcext:value-type="float">
            <text:p>924.094692443</text:p>
          </table:table-cell>
          <table:table-cell office:value-type="float" office:value="938.437248086332" calcext:value-type="float">
            <text:p>938.4372480863</text:p>
          </table:table-cell>
          <table:table-cell office:value-type="float" office:value="965.130851077421" calcext:value-type="float">
            <text:p>965.1308510774</text:p>
          </table:table-cell>
          <table:table-cell office:value-type="float" office:value="967.109565325951" calcext:value-type="float">
            <text:p>967.109565326</text:p>
          </table:table-cell>
          <table:table-cell office:value-type="float" office:value="993.609184704036" calcext:value-type="float">
            <text:p>993.609184704</text:p>
          </table:table-cell>
          <table:table-cell office:value-type="float" office:value="957.946620279091" calcext:value-type="float">
            <text:p>957.946620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.66669903421" calcext:value-type="float">
            <text:p>941.6666990342</text:p>
          </table:table-cell>
          <table:table-cell office:value-type="float" office:value="1013.27400443788" calcext:value-type="float">
            <text:p>1013.2740044379</text:p>
          </table:table-cell>
          <table:table-cell office:value-type="float" office:value="1026.20140222939" calcext:value-type="float">
            <text:p>1026.2014022294</text:p>
          </table:table-cell>
          <table:table-cell office:value-type="float" office:value="0" calcext:value-type="float">
            <text:p>0</text:p>
          </table:table-cell>
          <table:table-cell office:value-type="float" office:value="984.390069739598" calcext:value-type="float">
            <text:p>984.3900697396</text:p>
          </table:table-cell>
          <table:table-cell office:value-type="float" office:value="1022.3801151059" calcext:value-type="float">
            <text:p>1022.3801151059</text:p>
          </table:table-cell>
          <table:table-cell office:value-type="float" office:value="942.874338940196" calcext:value-type="float">
            <text:p>942.8743389402</text:p>
          </table:table-cell>
          <table:table-cell office:value-type="float" office:value="994.911205880768" calcext:value-type="float">
            <text:p>994.9112058808</text:p>
          </table:table-cell>
          <table:table-cell office:value-type="float" office:value="917.099849982951" calcext:value-type="float">
            <text:p>917.099849983</text:p>
          </table:table-cell>
          <table:table-cell office:value-type="float" office:value="0" calcext:value-type="float">
            <text:p>0</text:p>
          </table:table-cell>
          <table:table-cell office:value-type="float" office:value="984.505230665103" calcext:value-type="float">
            <text:p>984.5052306651</text:p>
          </table:table-cell>
          <table:table-cell office:value-type="float" office:value="973.392932097007" calcext:value-type="float">
            <text:p>973.392932097</text:p>
          </table:table-cell>
          <table:table-cell office:value-type="float" office:value="983.059390985784" calcext:value-type="float">
            <text:p>983.0593909858</text:p>
          </table:table-cell>
          <table:table-cell office:value-type="float" office:value="1009.56187716419" calcext:value-type="float">
            <text:p>1009.5618771642</text:p>
          </table:table-cell>
          <table:table-cell office:value-type="float" office:value="0" calcext:value-type="float">
            <text:p>0</text:p>
          </table:table-cell>
          <table:table-cell office:value-type="float" office:value="954.845527485245" calcext:value-type="float">
            <text:p>954.8455274852</text:p>
          </table:table-cell>
          <table:table-cell office:value-type="float" office:value="0" calcext:value-type="float">
            <text:p>0</text:p>
          </table:table-cell>
          <table:table-cell office:value-type="float" office:value="985.207784172981" calcext:value-type="float">
            <text:p>985.207784173</text:p>
          </table:table-cell>
          <table:table-cell office:value-type="float" office:value="934.435465114031" calcext:value-type="float">
            <text:p>934.435465114</text:p>
          </table:table-cell>
          <table:table-cell office:value-type="float" office:value="957.463392660682" calcext:value-type="float">
            <text:p>957.4633926607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51.541031634231" calcext:value-type="float">
            <text:p>951.5410316342</text:p>
          </table:table-cell>
          <table:table-cell office:value-type="float" office:value="911.585899216287" calcext:value-type="float">
            <text:p>911.5858992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9.31601810774" calcext:value-type="float">
            <text:p>1009.3160181077</text:p>
          </table:table-cell>
          <table:table-cell office:value-type="float" office:value="939.709003559216" calcext:value-type="float">
            <text:p>939.709003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.505671249696" calcext:value-type="float">
            <text:p>942.5056712497</text:p>
          </table:table-cell>
          <table:table-cell office:value-type="float" office:value="0" calcext:value-type="float">
            <text:p>0</text:p>
          </table:table-cell>
          <table:table-cell office:value-type="float" office:value="966.439325427086" calcext:value-type="float">
            <text:p>966.4393254271</text:p>
          </table:table-cell>
          <table:table-cell office:value-type="float" office:value="995.118644774926" calcext:value-type="float">
            <text:p>995.11864477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.92547686364" calcext:value-type="float">
            <text:p>1011.9254768636</text:p>
          </table:table-cell>
          <table:table-cell office:value-type="float" office:value="1015.8518309355" calcext:value-type="float">
            <text:p>1015.8518309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5.456881669034" calcext:value-type="float">
            <text:p>945.456881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1.103591650088" calcext:value-type="float">
            <text:p>981.1035916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3.04843986742" calcext:value-type="float">
            <text:p>973.0484398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50.607025516659" calcext:value-type="float">
            <text:p>950.6070255167</text:p>
          </table:table-cell>
          <table:table-cell office:value-type="float" office:value="894.355188975659" calcext:value-type="float">
            <text:p>894.35518897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1.618365721949" calcext:value-type="float">
            <text:p>991.6183657219</text:p>
          </table:table-cell>
          <table:table-cell office:value-type="float" office:value="937.400627053225" calcext:value-type="float">
            <text:p>937.400627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.109296882834" calcext:value-type="float">
            <text:p>931.1092968828</text:p>
          </table:table-cell>
          <table:table-cell office:value-type="float" office:value="0" calcext:value-type="float">
            <text:p>0</text:p>
          </table:table-cell>
          <table:table-cell office:value-type="float" office:value="964.712351938495" calcext:value-type="float">
            <text:p>964.7123519385</text:p>
          </table:table-cell>
          <table:table-cell office:value-type="float" office:value="995.20765133728" calcext:value-type="float">
            <text:p>995.20765133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.9807550224" calcext:value-type="float">
            <text:p>1015.9807550224</text:p>
          </table:table-cell>
          <table:table-cell office:value-type="float" office:value="1011.01292042947" calcext:value-type="float">
            <text:p>1011.0129204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3.21771203741" calcext:value-type="float">
            <text:p>933.21771203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4.438700162352" calcext:value-type="float">
            <text:p>974.4387001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.978079120714" calcext:value-type="float">
            <text:p>972.9780791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52.156105188067" calcext:value-type="float">
            <text:p>952.1561051881</text:p>
          </table:table-cell>
          <table:table-cell office:value-type="float" office:value="893.567110772986" calcext:value-type="float">
            <text:p>893.567110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7.639937428602" calcext:value-type="float">
            <text:p>987.6399374286</text:p>
          </table:table-cell>
          <table:table-cell office:value-type="float" office:value="932.48861113055" calcext:value-type="float">
            <text:p>932.488611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.456196638886" calcext:value-type="float">
            <text:p>935.4561966389</text:p>
          </table:table-cell>
          <table:table-cell office:value-type="float" office:value="0" calcext:value-type="float">
            <text:p>0</text:p>
          </table:table-cell>
          <table:table-cell office:value-type="float" office:value="954.265195114111" calcext:value-type="float">
            <text:p>954.2651951141</text:p>
          </table:table-cell>
          <table:table-cell office:value-type="float" office:value="991.07691000514" calcext:value-type="float">
            <text:p>991.0769100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.17998453984" calcext:value-type="float">
            <text:p>1010.1799845398</text:p>
          </table:table-cell>
          <table:table-cell office:value-type="float" office:value="1014.18773064633" calcext:value-type="float">
            <text:p>1014.1877306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0.585547426483" calcext:value-type="float">
            <text:p>930.5855474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1.242431822193" calcext:value-type="float">
            <text:p>971.2424318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.776741957621" calcext:value-type="float">
            <text:p>972.7767419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49.324865182767" calcext:value-type="float">
            <text:p>949.3248651828</text:p>
          </table:table-cell>
          <table:table-cell office:value-type="float" office:value="877.402462152043" calcext:value-type="float">
            <text:p>877.402462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7.639937428602" calcext:value-type="float">
            <text:p>987.6399374286</text:p>
          </table:table-cell>
          <table:table-cell office:value-type="float" office:value="928.651030633133" calcext:value-type="float">
            <text:p>928.6510306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.475032322218" calcext:value-type="float">
            <text:p>930.4750323222</text:p>
          </table:table-cell>
          <table:table-cell office:value-type="float" office:value="0" calcext:value-type="float">
            <text:p>0</text:p>
          </table:table-cell>
          <table:table-cell office:value-type="float" office:value="953.400103497201" calcext:value-type="float">
            <text:p>953.4001034972</text:p>
          </table:table-cell>
          <table:table-cell office:value-type="float" office:value="983.881526141082" calcext:value-type="float">
            <text:p>983.88152614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.90103336278" calcext:value-type="float">
            <text:p>1013.9010333628</text:p>
          </table:table-cell>
          <table:table-cell office:value-type="float" office:value="1005.26405768078" calcext:value-type="float">
            <text:p>1005.2640576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.702249918479" calcext:value-type="float">
            <text:p>928.7022499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0.799008510497" calcext:value-type="float">
            <text:p>970.7990085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.3638256914" calcext:value-type="float">
            <text:p>969.3638256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49.099466214377" calcext:value-type="float">
            <text:p>949.0994662144</text:p>
          </table:table-cell>
          <table:table-cell office:value-type="float" office:value="867.033379208511" calcext:value-type="float">
            <text:p>867.03337920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2.782517485395" calcext:value-type="float">
            <text:p>982.7825174854</text:p>
          </table:table-cell>
          <table:table-cell office:value-type="float" office:value="925.446568046872" calcext:value-type="float">
            <text:p>925.446568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8.092145052442" calcext:value-type="float">
            <text:p>928.0921450524</text:p>
          </table:table-cell>
          <table:table-cell office:value-type="float" office:value="0" calcext:value-type="float">
            <text:p>0</text:p>
          </table:table-cell>
          <table:table-cell office:value-type="float" office:value="945.872368117322" calcext:value-type="float">
            <text:p>945.8723681173</text:p>
          </table:table-cell>
          <table:table-cell office:value-type="float" office:value="952.609811695196" calcext:value-type="float">
            <text:p>952.6098116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0.09960380281" calcext:value-type="float">
            <text:p>1010.0996038028</text:p>
          </table:table-cell>
          <table:table-cell office:value-type="float" office:value="1003.64699742901" calcext:value-type="float">
            <text:p>1003.646997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9.780638032488" calcext:value-type="float">
            <text:p>929.7806380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0.167998649373" calcext:value-type="float">
            <text:p>970.1679986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6.593423341998" calcext:value-type="float">
            <text:p>956.593423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37.900678069959" calcext:value-type="float">
            <text:p>937.90067807</text:p>
          </table:table-cell>
          <table:table-cell office:value-type="float" office:value="866.558234180761" calcext:value-type="float">
            <text:p>866.55823418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5.024223268841" calcext:value-type="float">
            <text:p>975.0242232688</text:p>
          </table:table-cell>
          <table:table-cell office:value-type="float" office:value="911.450883501627" calcext:value-type="float">
            <text:p>911.450883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.931609190836" calcext:value-type="float">
            <text:p>899.9316091908</text:p>
          </table:table-cell>
          <table:table-cell office:value-type="float" office:value="0" calcext:value-type="float">
            <text:p>0</text:p>
          </table:table-cell>
          <table:table-cell office:value-type="float" office:value="946.27060521576" calcext:value-type="float">
            <text:p>946.2706052158</text:p>
          </table:table-cell>
          <table:table-cell office:value-type="float" office:value="947.456105313883" calcext:value-type="float">
            <text:p>947.4561053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7.30580608412" calcext:value-type="float">
            <text:p>1007.3058060841</text:p>
          </table:table-cell>
          <table:table-cell office:value-type="float" office:value="1003.64699742901" calcext:value-type="float">
            <text:p>1003.646997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.688497292254" calcext:value-type="float">
            <text:p>928.68849729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.415189102481" calcext:value-type="float">
            <text:p>969.4151891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.687859880882" calcext:value-type="float">
            <text:p>953.6878598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37.853278807288" calcext:value-type="float">
            <text:p>937.8532788073</text:p>
          </table:table-cell>
          <table:table-cell office:value-type="float" office:value="862.808274592205" calcext:value-type="float">
            <text:p>862.80827459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3.594351776664" calcext:value-type="float">
            <text:p>973.5943517767</text:p>
          </table:table-cell>
          <table:table-cell office:value-type="float" office:value="911.450883501627" calcext:value-type="float">
            <text:p>911.450883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.620885544393" calcext:value-type="float">
            <text:p>890.6208855444</text:p>
          </table:table-cell>
          <table:table-cell office:value-type="float" office:value="0" calcext:value-type="float">
            <text:p>0</text:p>
          </table:table-cell>
          <table:table-cell office:value-type="float" office:value="939.64572803808" calcext:value-type="float">
            <text:p>939.6457280381</text:p>
          </table:table-cell>
          <table:table-cell office:value-type="float" office:value="946.923910503716" calcext:value-type="float">
            <text:p>946.9239105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2.82334332407" calcext:value-type="float">
            <text:p>1002.8233433241</text:p>
          </table:table-cell>
          <table:table-cell office:value-type="float" office:value="1001.676776163" calcext:value-type="float">
            <text:p>1001.676776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.396374355268" calcext:value-type="float">
            <text:p>928.39637435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.336749692268" calcext:value-type="float">
            <text:p>969.3367496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0.26663564612" calcext:value-type="float">
            <text:p>950.2666356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34.983461538586" calcext:value-type="float">
            <text:p>934.983461538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2.82334332407" calcext:value-type="float">
            <text:p>1002.8233433241</text:p>
          </table:table-cell>
          <table:table-cell office:value-type="float" office:value="982.018308590582" calcext:value-type="float">
            <text:p>982.018308590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25.082148890536" calcext:value-type="float">
            <text:p>925.082148890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97.830608689709" calcext:value-type="float">
            <text:p>997.8306086897</text:p>
          </table:table-cell>
          <table:table-cell office:value-type="float" office:value="982.244207264985" calcext:value-type="float">
            <text:p>982.24420726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24.15553503009" calcext:value-type="float">
            <text:p>924.15553503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1.34074882862" calcext:value-type="float">
            <text:p>1001.3407488286</text:p>
          </table:table-cell>
          <table:table-cell office:value-type="float" office:value="984.692063684651" calcext:value-type="float">
            <text:p>984.692063684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17.481429254523" calcext:value-type="float">
            <text:p>917.48142925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75.825242592315" calcext:value-type="float">
            <text:p>975.8252425923</text:p>
          </table:table-cell>
          <table:table-cell office:value-type="float" office:value="964.799347270142" calcext:value-type="float">
            <text:p>964.79934727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13.47197004394" calcext:value-type="float">
            <text:p>913.471970043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69.036946825089" calcext:value-type="float">
            <text:p>969.0369468251</text:p>
          </table:table-cell>
          <table:table-cell office:value-type="float" office:value="954.526570696813" calcext:value-type="float">
            <text:p>954.526570696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10.972452347119" calcext:value-type="float">
            <text:p>910.972452347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66.579470765847" calcext:value-type="float">
            <text:p>966.5794707658</text:p>
          </table:table-cell>
          <table:table-cell office:value-type="float" office:value="931.467776373931" calcext:value-type="float">
            <text:p>931.46777637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906.607346047565" calcext:value-type="float">
            <text:p>906.607346047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53.239622731056" calcext:value-type="float">
            <text:p>953.2396227311</text:p>
          </table:table-cell>
          <table:table-cell office:value-type="float" office:value="928.545871076598" calcext:value-type="float">
            <text:p>928.545871076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51.462390709647" calcext:value-type="float">
            <text:p>351.4623907096</text:p>
          </table:table-cell>
          <table:table-cell office:value-type="float" office:value="352.386064044278" calcext:value-type="float">
            <text:p>352.3860640443</text:p>
          </table:table-cell>
          <table:table-cell office:value-type="float" office:value="353.532235291906" calcext:value-type="float">
            <text:p>353.5322352919</text:p>
          </table:table-cell>
          <table:table-cell office:value-type="float" office:value="359.882561090904" calcext:value-type="float">
            <text:p>359.882561090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2.091923864049" calcext:value-type="float">
            <text:p>342.091923864</text:p>
          </table:table-cell>
          <table:table-cell office:value-type="float" office:value="343.286722731668" calcext:value-type="float">
            <text:p>343.2867227317</text:p>
          </table:table-cell>
          <table:table-cell office:value-type="float" office:value="338.367727336757" calcext:value-type="float">
            <text:p>338.3677273368</text:p>
          </table:table-cell>
          <table:table-cell office:value-type="float" office:value="348.651350607508" calcext:value-type="float">
            <text:p>348.6513506075</text:p>
          </table:table-cell>
          <table:table-cell office:value-type="float" office:value="367.320312252892" calcext:value-type="float">
            <text:p>367.3203122529</text:p>
          </table:table-cell>
          <table:table-cell office:value-type="float" office:value="349.870683503666" calcext:value-type="float">
            <text:p>349.8706835037</text:p>
          </table:table-cell>
          <table:table-cell office:value-type="float" office:value="354.283205368338" calcext:value-type="float">
            <text:p>354.2832053683</text:p>
          </table:table-cell>
          <table:table-cell office:value-type="float" office:value="339.091789440065" calcext:value-type="float">
            <text:p>339.0917894401</text:p>
          </table:table-cell>
          <table:table-cell office:value-type="float" office:value="356.348997927236" calcext:value-type="float">
            <text:p>356.3489979272</text:p>
          </table:table-cell>
          <table:table-cell office:value-type="float" office:value="352.32409047931" calcext:value-type="float">
            <text:p>352.3240904793</text:p>
          </table:table-cell>
          <table:table-cell office:value-type="float" office:value="354.631525309565" calcext:value-type="float">
            <text:p>354.6315253096</text:p>
          </table:table-cell>
          <table:table-cell office:value-type="float" office:value="366.54492596538" calcext:value-type="float">
            <text:p>366.5449259654</text:p>
          </table:table-cell>
          <table:table-cell office:value-type="float" office:value="358.659191132561" calcext:value-type="float">
            <text:p>358.6591911326</text:p>
          </table:table-cell>
          <table:table-cell office:value-type="float" office:value="355.382126597629" calcext:value-type="float">
            <text:p>355.3821265976</text:p>
          </table:table-cell>
          <table:table-cell office:value-type="float" office:value="343.347741536278" calcext:value-type="float">
            <text:p>343.3477415363</text:p>
          </table:table-cell>
          <table:table-cell office:value-type="float" office:value="352.573540527113" calcext:value-type="float">
            <text:p>352.5735405271</text:p>
          </table:table-cell>
          <table:table-cell office:value-type="float" office:value="347.730555267329" calcext:value-type="float">
            <text:p>347.7305552673</text:p>
          </table:table-cell>
          <table:table-cell office:value-type="float" office:value="345.256321757333" calcext:value-type="float">
            <text:p>345.2563217573</text:p>
          </table:table-cell>
          <table:table-cell office:value-type="float" office:value="350.069555131692" calcext:value-type="float">
            <text:p>350.0695551317</text:p>
          </table:table-cell>
          <table:table-cell office:value-type="float" office:value="355.755783330342" calcext:value-type="float">
            <text:p>355.7557833303</text:p>
          </table:table-cell>
          <table:table-cell office:value-type="float" office:value="364.246567811202" calcext:value-type="float">
            <text:p>364.2465678112</text:p>
          </table:table-cell>
          <table:table-cell office:value-type="float" office:value="345.928345295344" calcext:value-type="float">
            <text:p>345.9283452953</text:p>
          </table:table-cell>
          <table:table-cell office:value-type="float" office:value="347.042713661595" calcext:value-type="float">
            <text:p>347.0427136616</text:p>
          </table:table-cell>
          <table:table-cell office:value-type="float" office:value="344.134114833321" calcext:value-type="float">
            <text:p>344.1341148333</text:p>
          </table:table-cell>
          <table:table-cell office:value-type="float" office:value="362.766200482384" calcext:value-type="float">
            <text:p>362.7662004824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36.372366533611" calcext:value-type="float">
            <text:p>336.3723665336</text:p>
          </table:table-cell>
          <table:table-cell office:value-type="float" office:value="340.24446517191" calcext:value-type="float">
            <text:p>340.2444651719</text:p>
          </table:table-cell>
          <table:table-cell office:value-type="float" office:value="337.204903322186" calcext:value-type="float">
            <text:p>337.2049033222</text:p>
          </table:table-cell>
          <table:table-cell office:value-type="float" office:value="344.383755451203" calcext:value-type="float">
            <text:p>344.3837554512</text:p>
          </table:table-cell>
          <table:table-cell office:value-type="float" office:value="342.485774742642" calcext:value-type="float">
            <text:p>342.4857747426</text:p>
          </table:table-cell>
          <table:table-cell office:value-type="float" office:value="369.917642296592" calcext:value-type="float">
            <text:p>369.9176422966</text:p>
          </table:table-cell>
          <table:table-cell office:value-type="float" office:value="344.18804184256" calcext:value-type="float">
            <text:p>344.1880418426</text:p>
          </table:table-cell>
          <table:table-cell office:value-type="float" office:value="357.082627780336" calcext:value-type="float">
            <text:p>357.0826277803</text:p>
          </table:table-cell>
          <table:table-cell office:value-type="float" office:value="343.424493704778" calcext:value-type="float">
            <text:p>343.4244937048</text:p>
          </table:table-cell>
          <table:table-cell office:value-type="float" office:value="331.331175092181" calcext:value-type="float">
            <text:p>331.3311750922</text:p>
          </table:table-cell>
          <table:table-cell office:value-type="float" office:value="371.628721394777" calcext:value-type="float">
            <text:p>371.6287213948</text:p>
          </table:table-cell>
          <table:table-cell office:value-type="float" office:value="337.409295387346" calcext:value-type="float">
            <text:p>337.4092953873</text:p>
          </table:table-cell>
          <table:table-cell office:value-type="float" office:value="359.254816302506" calcext:value-type="float">
            <text:p>359.2548163025</text:p>
          </table:table-cell>
          <table:table-cell office:value-type="float" office:value="346.790285823666" calcext:value-type="float">
            <text:p>346.7902858237</text:p>
          </table:table-cell>
          <table:table-cell office:value-type="float" office:value="367.723025318825" calcext:value-type="float">
            <text:p>367.7230253188</text:p>
          </table:table-cell>
          <table:table-cell office:value-type="float" office:value="372.848951573464" calcext:value-type="float">
            <text:p>372.8489515735</text:p>
          </table:table-cell>
          <table:table-cell office:value-type="float" office:value="341.752900760078" calcext:value-type="float">
            <text:p>341.7529007601</text:p>
          </table:table-cell>
          <table:table-cell office:value-type="float" office:value="377.908824632871" calcext:value-type="float">
            <text:p>377.9088246329</text:p>
          </table:table-cell>
          <table:table-cell office:value-type="float" office:value="364.636078912181" calcext:value-type="float">
            <text:p>364.6360789122</text:p>
          </table:table-cell>
        </table:table-row>
        <table:table-row table:style-name="ro1">
          <table:table-cell office:value-type="float" office:value="339.810539830614" calcext:value-type="float">
            <text:p>339.8105398306</text:p>
          </table:table-cell>
          <table:table-cell office:value-type="float" office:value="354.62273287396" calcext:value-type="float">
            <text:p>354.622732874</text:p>
          </table:table-cell>
          <table:table-cell office:value-type="float" office:value="369.899275169626" calcext:value-type="float">
            <text:p>369.8992751696</text:p>
          </table:table-cell>
          <table:table-cell office:value-type="float" office:value="361.075578071313" calcext:value-type="float">
            <text:p>361.0755780713</text:p>
          </table:table-cell>
          <table:table-cell office:value-type="float" office:value="349.499659046483" calcext:value-type="float">
            <text:p>349.4996590465</text:p>
          </table:table-cell>
          <table:table-cell office:value-type="float" office:value="353.229046786033" calcext:value-type="float">
            <text:p>353.229046786</text:p>
          </table:table-cell>
          <table:table-cell office:value-type="float" office:value="350.673316291132" calcext:value-type="float">
            <text:p>350.6733162911</text:p>
          </table:table-cell>
          <table:table-cell office:value-type="float" office:value="344.031383816943" calcext:value-type="float">
            <text:p>344.0313838169</text:p>
          </table:table-cell>
          <table:table-cell office:value-type="float" office:value="362.104606299871" calcext:value-type="float">
            <text:p>362.1046062999</text:p>
          </table:table-cell>
          <table:table-cell office:value-type="float" office:value="381.363562697638" calcext:value-type="float">
            <text:p>381.3635626976</text:p>
          </table:table-cell>
          <table:table-cell office:value-type="float" office:value="345.432979313111" calcext:value-type="float">
            <text:p>345.4329793131</text:p>
          </table:table-cell>
          <table:table-cell office:value-type="float" office:value="365.116208887605" calcext:value-type="float">
            <text:p>365.1162088876</text:p>
          </table:table-cell>
          <table:table-cell office:value-type="float" office:value="345.09536345097" calcext:value-type="float">
            <text:p>345.095363451</text:p>
          </table:table-cell>
          <table:table-cell office:value-type="float" office:value="360.844928858455" calcext:value-type="float">
            <text:p>360.8449288585</text:p>
          </table:table-cell>
          <table:table-cell office:value-type="float" office:value="359.656607522297" calcext:value-type="float">
            <text:p>359.6566075223</text:p>
          </table:table-cell>
          <table:table-cell office:value-type="float" office:value="373.055849437692" calcext:value-type="float">
            <text:p>373.0558494377</text:p>
          </table:table-cell>
          <table:table-cell office:value-type="float" office:value="373.887304186265" calcext:value-type="float">
            <text:p>373.8873041863</text:p>
          </table:table-cell>
          <table:table-cell office:value-type="float" office:value="373.640089344368" calcext:value-type="float">
            <text:p>373.6400893444</text:p>
          </table:table-cell>
          <table:table-cell office:value-type="float" office:value="376.259189579899" calcext:value-type="float">
            <text:p>376.2591895799</text:p>
          </table:table-cell>
          <table:table-cell office:value-type="float" office:value="349.9993456565" calcext:value-type="float">
            <text:p>349.9993456565</text:p>
          </table:table-cell>
          <table:table-cell office:value-type="float" office:value="368.24949537201" calcext:value-type="float">
            <text:p>368.249495372</text:p>
          </table:table-cell>
          <table:table-cell office:value-type="float" office:value="358.320978051013" calcext:value-type="float">
            <text:p>358.320978051</text:p>
          </table:table-cell>
          <table:table-cell office:value-type="float" office:value="349.38091942393" calcext:value-type="float">
            <text:p>349.3809194239</text:p>
          </table:table-cell>
          <table:table-cell office:value-type="float" office:value="360.417166512543" calcext:value-type="float">
            <text:p>360.4171665125</text:p>
          </table:table-cell>
          <table:table-cell office:value-type="float" office:value="357.831738487954" calcext:value-type="float">
            <text:p>357.831738488</text:p>
          </table:table-cell>
          <table:table-cell office:value-type="float" office:value="360.494161810282" calcext:value-type="float">
            <text:p>360.4941618103</text:p>
          </table:table-cell>
          <table:table-cell office:value-type="float" office:value="364.239387790101" calcext:value-type="float">
            <text:p>364.2393877901</text:p>
          </table:table-cell>
          <table:table-cell office:value-type="float" office:value="365.945266073712" calcext:value-type="float">
            <text:p>365.9452660737</text:p>
          </table:table-cell>
          <table:table-cell office:value-type="float" office:value="354.762338589152" calcext:value-type="float">
            <text:p>354.7623385892</text:p>
          </table:table-cell>
          <table:table-cell office:value-type="float" office:value="363.616103781245" calcext:value-type="float">
            <text:p>363.6161037812</text:p>
          </table:table-cell>
          <table:table-cell office:value-type="float" office:value="340.550396316995" calcext:value-type="float">
            <text:p>340.550396317</text:p>
          </table:table-cell>
          <table:table-cell office:value-type="float" office:value="334.308166977495" calcext:value-type="float">
            <text:p>334.3081669775</text:p>
          </table:table-cell>
          <table:table-cell office:value-type="float" office:value="338.647745684312" calcext:value-type="float">
            <text:p>338.6477456843</text:p>
          </table:table-cell>
          <table:table-cell office:value-type="float" office:value="335.604156551048" calcext:value-type="float">
            <text:p>335.604156551</text:p>
          </table:table-cell>
          <table:table-cell office:value-type="float" office:value="356.06155278328" calcext:value-type="float">
            <text:p>356.0615527833</text:p>
          </table:table-cell>
          <table:table-cell office:value-type="float" office:value="357.859926986755" calcext:value-type="float">
            <text:p>357.8599269868</text:p>
          </table:table-cell>
          <table:table-cell office:value-type="float" office:value="373.434842039209" calcext:value-type="float">
            <text:p>373.4348420392</text:p>
          </table:table-cell>
          <table:table-cell office:value-type="float" office:value="356.45285090383" calcext:value-type="float">
            <text:p>356.4528509038</text:p>
          </table:table-cell>
          <table:table-cell office:value-type="float" office:value="357.939711058483" calcext:value-type="float">
            <text:p>357.9397110585</text:p>
          </table:table-cell>
          <table:table-cell office:value-type="float" office:value="356.412171743655" calcext:value-type="float">
            <text:p>356.4121717437</text:p>
          </table:table-cell>
          <table:table-cell office:value-type="float" office:value="332.942256353065" calcext:value-type="float">
            <text:p>332.9422563531</text:p>
          </table:table-cell>
          <table:table-cell office:value-type="float" office:value="378.341699259024" calcext:value-type="float">
            <text:p>378.341699259</text:p>
          </table:table-cell>
          <table:table-cell office:value-type="float" office:value="354.943729113522" calcext:value-type="float">
            <text:p>354.9437291135</text:p>
          </table:table-cell>
          <table:table-cell office:value-type="float" office:value="359.696289333179" calcext:value-type="float">
            <text:p>359.6962893332</text:p>
          </table:table-cell>
          <table:table-cell office:value-type="float" office:value="375.445953545405" calcext:value-type="float">
            <text:p>375.4459535454</text:p>
          </table:table-cell>
          <table:table-cell office:value-type="float" office:value="374.858994775187" calcext:value-type="float">
            <text:p>374.8589947752</text:p>
          </table:table-cell>
          <table:table-cell office:value-type="float" office:value="379.980510559012" calcext:value-type="float">
            <text:p>379.980510559</text:p>
          </table:table-cell>
          <table:table-cell office:value-type="float" office:value="356.29249023529" calcext:value-type="float">
            <text:p>356.2924902353</text:p>
          </table:table-cell>
          <table:table-cell office:value-type="float" office:value="380.277719285656" calcext:value-type="float">
            <text:p>380.2777192857</text:p>
          </table:table-cell>
          <table:table-cell office:value-type="float" office:value="377.206249423758" calcext:value-type="float">
            <text:p>377.2062494238</text:p>
          </table:table-cell>
        </table:table-row>
        <table:table-row table:style-name="ro1">
          <table:table-cell office:value-type="float" office:value="345.901000539043" calcext:value-type="float">
            <text:p>345.901000539</text:p>
          </table:table-cell>
          <table:table-cell office:value-type="float" office:value="356.374300289915" calcext:value-type="float">
            <text:p>356.3743002899</text:p>
          </table:table-cell>
          <table:table-cell office:value-type="float" office:value="376.883022250572" calcext:value-type="float">
            <text:p>376.8830222506</text:p>
          </table:table-cell>
          <table:table-cell office:value-type="float" office:value="361.157995216039" calcext:value-type="float">
            <text:p>361.157995216</text:p>
          </table:table-cell>
          <table:table-cell office:value-type="float" office:value="355.508455595997" calcext:value-type="float">
            <text:p>355.508455596</text:p>
          </table:table-cell>
          <table:table-cell office:value-type="float" office:value="368.045589933516" calcext:value-type="float">
            <text:p>368.0455899335</text:p>
          </table:table-cell>
          <table:table-cell office:value-type="float" office:value="351.649792500768" calcext:value-type="float">
            <text:p>351.6497925008</text:p>
          </table:table-cell>
          <table:table-cell office:value-type="float" office:value="350.168580839593" calcext:value-type="float">
            <text:p>350.1685808396</text:p>
          </table:table-cell>
          <table:table-cell office:value-type="float" office:value="366.056507820015" calcext:value-type="float">
            <text:p>366.05650782</text:p>
          </table:table-cell>
          <table:table-cell office:value-type="float" office:value="379.528449053427" calcext:value-type="float">
            <text:p>379.5284490534</text:p>
          </table:table-cell>
          <table:table-cell office:value-type="float" office:value="358.040129985807" calcext:value-type="float">
            <text:p>358.0401299858</text:p>
          </table:table-cell>
          <table:table-cell office:value-type="float" office:value="352.762874824716" calcext:value-type="float">
            <text:p>352.7628748247</text:p>
          </table:table-cell>
          <table:table-cell office:value-type="float" office:value="344.249660747186" calcext:value-type="float">
            <text:p>344.2496607472</text:p>
          </table:table-cell>
          <table:table-cell office:value-type="float" office:value="359.287929922103" calcext:value-type="float">
            <text:p>359.2879299221</text:p>
          </table:table-cell>
          <table:table-cell office:value-type="float" office:value="350.993751236581" calcext:value-type="float">
            <text:p>350.9937512366</text:p>
          </table:table-cell>
          <table:table-cell office:value-type="float" office:value="382.259872311369" calcext:value-type="float">
            <text:p>382.2598723114</text:p>
          </table:table-cell>
          <table:table-cell office:value-type="float" office:value="385.549866688793" calcext:value-type="float">
            <text:p>385.5498666888</text:p>
          </table:table-cell>
          <table:table-cell office:value-type="float" office:value="377.818779250548" calcext:value-type="float">
            <text:p>377.8187792505</text:p>
          </table:table-cell>
          <table:table-cell office:value-type="float" office:value="381.662688522965" calcext:value-type="float">
            <text:p>381.662688523</text:p>
          </table:table-cell>
          <table:table-cell office:value-type="float" office:value="354.5773435678" calcext:value-type="float">
            <text:p>354.5773435678</text:p>
          </table:table-cell>
          <table:table-cell office:value-type="float" office:value="373.733505806755" calcext:value-type="float">
            <text:p>373.7335058068</text:p>
          </table:table-cell>
          <table:table-cell office:value-type="float" office:value="370.878250561285" calcext:value-type="float">
            <text:p>370.8782505613</text:p>
          </table:table-cell>
          <table:table-cell office:value-type="float" office:value="353.690045221503" calcext:value-type="float">
            <text:p>353.6900452215</text:p>
          </table:table-cell>
          <table:table-cell office:value-type="float" office:value="361.297085625966" calcext:value-type="float">
            <text:p>361.297085626</text:p>
          </table:table-cell>
          <table:table-cell office:value-type="float" office:value="360.739464015851" calcext:value-type="float">
            <text:p>360.7394640159</text:p>
          </table:table-cell>
          <table:table-cell office:value-type="float" office:value="366.178313772072" calcext:value-type="float">
            <text:p>366.1783137721</text:p>
          </table:table-cell>
          <table:table-cell office:value-type="float" office:value="363.895276439191" calcext:value-type="float">
            <text:p>363.8952764392</text:p>
          </table:table-cell>
          <table:table-cell office:value-type="float" office:value="367.913309187305" calcext:value-type="float">
            <text:p>367.9133091873</text:p>
          </table:table-cell>
          <table:table-cell office:value-type="float" office:value="360.144929147871" calcext:value-type="float">
            <text:p>360.1449291479</text:p>
          </table:table-cell>
          <table:table-cell office:value-type="float" office:value="357.448979449335" calcext:value-type="float">
            <text:p>357.4489794493</text:p>
          </table:table-cell>
          <table:table-cell office:value-type="float" office:value="340.550396316995" calcext:value-type="float">
            <text:p>340.550396317</text:p>
          </table:table-cell>
          <table:table-cell office:value-type="float" office:value="329.792639081356" calcext:value-type="float">
            <text:p>329.7926390814</text:p>
          </table:table-cell>
          <table:table-cell office:value-type="float" office:value="342.980154364664" calcext:value-type="float">
            <text:p>342.9801543647</text:p>
          </table:table-cell>
          <table:table-cell office:value-type="float" office:value="332.450836380964" calcext:value-type="float">
            <text:p>332.450836381</text:p>
          </table:table-cell>
          <table:table-cell office:value-type="float" office:value="358.564074971282" calcext:value-type="float">
            <text:p>358.5640749713</text:p>
          </table:table-cell>
          <table:table-cell office:value-type="float" office:value="354.673642657779" calcext:value-type="float">
            <text:p>354.6736426578</text:p>
          </table:table-cell>
          <table:table-cell office:value-type="float" office:value="387.372027076961" calcext:value-type="float">
            <text:p>387.372027077</text:p>
          </table:table-cell>
          <table:table-cell office:value-type="float" office:value="356.470646355016" calcext:value-type="float">
            <text:p>356.470646355</text:p>
          </table:table-cell>
          <table:table-cell office:value-type="float" office:value="358.881717009929" calcext:value-type="float">
            <text:p>358.8817170099</text:p>
          </table:table-cell>
          <table:table-cell office:value-type="float" office:value="358.572066061639" calcext:value-type="float">
            <text:p>358.5720660616</text:p>
          </table:table-cell>
          <table:table-cell office:value-type="float" office:value="345.509870540606" calcext:value-type="float">
            <text:p>345.5098705406</text:p>
          </table:table-cell>
          <table:table-cell office:value-type="float" office:value="379.656290023958" calcext:value-type="float">
            <text:p>379.656290024</text:p>
          </table:table-cell>
          <table:table-cell office:value-type="float" office:value="341.77964469509" calcext:value-type="float">
            <text:p>341.7796446951</text:p>
          </table:table-cell>
          <table:table-cell office:value-type="float" office:value="358.422910548112" calcext:value-type="float">
            <text:p>358.4229105481</text:p>
          </table:table-cell>
          <table:table-cell office:value-type="float" office:value="388.084863634665" calcext:value-type="float">
            <text:p>388.0848636347</text:p>
          </table:table-cell>
          <table:table-cell office:value-type="float" office:value="374.412508724204" calcext:value-type="float">
            <text:p>374.4125087242</text:p>
          </table:table-cell>
          <table:table-cell office:value-type="float" office:value="387.610698681448" calcext:value-type="float">
            <text:p>387.6106986814</text:p>
          </table:table-cell>
          <table:table-cell office:value-type="float" office:value="354.894799910201" calcext:value-type="float">
            <text:p>354.8947999102</text:p>
          </table:table-cell>
          <table:table-cell office:value-type="float" office:value="380.664732845354" calcext:value-type="float">
            <text:p>380.6647328454</text:p>
          </table:table-cell>
          <table:table-cell office:value-type="float" office:value="389.650716541366" calcext:value-type="float">
            <text:p>389.6507165414</text:p>
          </table:table-cell>
        </table:table-row>
        <table:table-row table:style-name="ro1">
          <table:table-cell office:value-type="float" office:value="351.779866554538" calcext:value-type="float">
            <text:p>351.7798665545</text:p>
          </table:table-cell>
          <table:table-cell office:value-type="float" office:value="356.310496239801" calcext:value-type="float">
            <text:p>356.3104962398</text:p>
          </table:table-cell>
          <table:table-cell office:value-type="float" office:value="385.960644650455" calcext:value-type="float">
            <text:p>385.9606446505</text:p>
          </table:table-cell>
          <table:table-cell office:value-type="float" office:value="362.528959089409" calcext:value-type="float">
            <text:p>362.5289590894</text:p>
          </table:table-cell>
          <table:table-cell office:value-type="float" office:value="353.112393789773" calcext:value-type="float">
            <text:p>353.1123937898</text:p>
          </table:table-cell>
          <table:table-cell office:value-type="float" office:value="372.830006519275" calcext:value-type="float">
            <text:p>372.8300065193</text:p>
          </table:table-cell>
          <table:table-cell office:value-type="float" office:value="364.681731675372" calcext:value-type="float">
            <text:p>364.6817316754</text:p>
          </table:table-cell>
          <table:table-cell office:value-type="float" office:value="356.484193400067" calcext:value-type="float">
            <text:p>356.4841934001</text:p>
          </table:table-cell>
          <table:table-cell office:value-type="float" office:value="369.877794362202" calcext:value-type="float">
            <text:p>369.8777943622</text:p>
          </table:table-cell>
          <table:table-cell office:value-type="float" office:value="381.560463090672" calcext:value-type="float">
            <text:p>381.5604630907</text:p>
          </table:table-cell>
          <table:table-cell office:value-type="float" office:value="367.174455127529" calcext:value-type="float">
            <text:p>367.1744551275</text:p>
          </table:table-cell>
          <table:table-cell office:value-type="float" office:value="350.309820259747" calcext:value-type="float">
            <text:p>350.3098202597</text:p>
          </table:table-cell>
          <table:table-cell office:value-type="float" office:value="345.767478075763" calcext:value-type="float">
            <text:p>345.7674780758</text:p>
          </table:table-cell>
          <table:table-cell office:value-type="float" office:value="375.223272336444" calcext:value-type="float">
            <text:p>375.2232723364</text:p>
          </table:table-cell>
          <table:table-cell office:value-type="float" office:value="351.053884659205" calcext:value-type="float">
            <text:p>351.0538846592</text:p>
          </table:table-cell>
          <table:table-cell office:value-type="float" office:value="391.614924319252" calcext:value-type="float">
            <text:p>391.6149243193</text:p>
          </table:table-cell>
          <table:table-cell office:value-type="float" office:value="395.99535916735" calcext:value-type="float">
            <text:p>395.9953591674</text:p>
          </table:table-cell>
          <table:table-cell office:value-type="float" office:value="375.386008722586" calcext:value-type="float">
            <text:p>375.3860087226</text:p>
          </table:table-cell>
          <table:table-cell office:value-type="float" office:value="384.588441461272" calcext:value-type="float">
            <text:p>384.5884414613</text:p>
          </table:table-cell>
          <table:table-cell office:value-type="float" office:value="355.482110987984" calcext:value-type="float">
            <text:p>355.482110988</text:p>
          </table:table-cell>
          <table:table-cell office:value-type="float" office:value="375.437178136017" calcext:value-type="float">
            <text:p>375.437178136</text:p>
          </table:table-cell>
          <table:table-cell office:value-type="float" office:value="377.983413663647" calcext:value-type="float">
            <text:p>377.9834136636</text:p>
          </table:table-cell>
          <table:table-cell office:value-type="float" office:value="353.690045221503" calcext:value-type="float">
            <text:p>353.6900452215</text:p>
          </table:table-cell>
          <table:table-cell office:value-type="float" office:value="360.204008908513" calcext:value-type="float">
            <text:p>360.2040089085</text:p>
          </table:table-cell>
          <table:table-cell office:value-type="float" office:value="369.334376985551" calcext:value-type="float">
            <text:p>369.3343769856</text:p>
          </table:table-cell>
          <table:table-cell office:value-type="float" office:value="368.886107066914" calcext:value-type="float">
            <text:p>368.8861070669</text:p>
          </table:table-cell>
          <table:table-cell office:value-type="float" office:value="365.009503803568" calcext:value-type="float">
            <text:p>365.0095038036</text:p>
          </table:table-cell>
          <table:table-cell office:value-type="float" office:value="374.644650262558" calcext:value-type="float">
            <text:p>374.6446502626</text:p>
          </table:table-cell>
          <table:table-cell office:value-type="float" office:value="367.933893158343" calcext:value-type="float">
            <text:p>367.9338931583</text:p>
          </table:table-cell>
          <table:table-cell office:value-type="float" office:value="371.610606043087" calcext:value-type="float">
            <text:p>371.6106060431</text:p>
          </table:table-cell>
          <table:table-cell office:value-type="float" office:value="350.950407564347" calcext:value-type="float">
            <text:p>350.9504075643</text:p>
          </table:table-cell>
          <table:table-cell office:value-type="float" office:value="327.577401390856" calcext:value-type="float">
            <text:p>327.5774013909</text:p>
          </table:table-cell>
          <table:table-cell office:value-type="float" office:value="349.496824860099" calcext:value-type="float">
            <text:p>349.4968248601</text:p>
          </table:table-cell>
          <table:table-cell office:value-type="float" office:value="329.938875271517" calcext:value-type="float">
            <text:p>329.9388752715</text:p>
          </table:table-cell>
          <table:table-cell office:value-type="float" office:value="364.552426170236" calcext:value-type="float">
            <text:p>364.5524261702</text:p>
          </table:table-cell>
          <table:table-cell office:value-type="float" office:value="348.621296654393" calcext:value-type="float">
            <text:p>348.6212966544</text:p>
          </table:table-cell>
          <table:table-cell office:value-type="float" office:value="390.32476312281" calcext:value-type="float">
            <text:p>390.3247631228</text:p>
          </table:table-cell>
          <table:table-cell office:value-type="float" office:value="369.976523022064" calcext:value-type="float">
            <text:p>369.9765230221</text:p>
          </table:table-cell>
          <table:table-cell office:value-type="float" office:value="348.283850644806" calcext:value-type="float">
            <text:p>348.2838506448</text:p>
          </table:table-cell>
          <table:table-cell office:value-type="float" office:value="371.259920595182" calcext:value-type="float">
            <text:p>371.2599205952</text:p>
          </table:table-cell>
          <table:table-cell office:value-type="float" office:value="341.601430729746" calcext:value-type="float">
            <text:p>341.6014307297</text:p>
          </table:table-cell>
          <table:table-cell office:value-type="float" office:value="387.984666451469" calcext:value-type="float">
            <text:p>387.9846664515</text:p>
          </table:table-cell>
          <table:table-cell office:value-type="float" office:value="360.981798417113" calcext:value-type="float">
            <text:p>360.9817984171</text:p>
          </table:table-cell>
          <table:table-cell office:value-type="float" office:value="361.571117462085" calcext:value-type="float">
            <text:p>361.5711174621</text:p>
          </table:table-cell>
          <table:table-cell office:value-type="float" office:value="391.504414882147" calcext:value-type="float">
            <text:p>391.5044148821</text:p>
          </table:table-cell>
          <table:table-cell office:value-type="float" office:value="372.151327014853" calcext:value-type="float">
            <text:p>372.1513270149</text:p>
          </table:table-cell>
          <table:table-cell office:value-type="float" office:value="392.191875730247" calcext:value-type="float">
            <text:p>392.1918757302</text:p>
          </table:table-cell>
          <table:table-cell office:value-type="float" office:value="358.883629680721" calcext:value-type="float">
            <text:p>358.8836296807</text:p>
          </table:table-cell>
          <table:table-cell office:value-type="float" office:value="379.09687187955" calcext:value-type="float">
            <text:p>379.0968718796</text:p>
          </table:table-cell>
          <table:table-cell office:value-type="float" office:value="393.620070375312" calcext:value-type="float">
            <text:p>393.6200703753</text:p>
          </table:table-cell>
        </table:table-row>
        <table:table-row table:style-name="ro1">
          <table:table-cell office:value-type="float" office:value="356.49608909907" calcext:value-type="float">
            <text:p>356.4960890991</text:p>
          </table:table-cell>
          <table:table-cell office:value-type="float" office:value="361.028873662954" calcext:value-type="float">
            <text:p>361.028873663</text:p>
          </table:table-cell>
          <table:table-cell office:value-type="float" office:value="383.69588024197" calcext:value-type="float">
            <text:p>383.695880242</text:p>
          </table:table-cell>
          <table:table-cell office:value-type="float" office:value="366.082102857366" calcext:value-type="float">
            <text:p>366.0821028574</text:p>
          </table:table-cell>
          <table:table-cell office:value-type="float" office:value="372.162014830041" calcext:value-type="float">
            <text:p>372.16201483</text:p>
          </table:table-cell>
          <table:table-cell office:value-type="float" office:value="382.798137703973" calcext:value-type="float">
            <text:p>382.798137704</text:p>
          </table:table-cell>
          <table:table-cell office:value-type="float" office:value="378.022265980062" calcext:value-type="float">
            <text:p>378.0222659801</text:p>
          </table:table-cell>
          <table:table-cell office:value-type="float" office:value="357.821433172917" calcext:value-type="float">
            <text:p>357.8214331729</text:p>
          </table:table-cell>
          <table:table-cell office:value-type="float" office:value="391.378207488348" calcext:value-type="float">
            <text:p>391.3782074883</text:p>
          </table:table-cell>
          <table:table-cell office:value-type="float" office:value="389.823412618869" calcext:value-type="float">
            <text:p>389.8234126189</text:p>
          </table:table-cell>
          <table:table-cell office:value-type="float" office:value="364.302895713568" calcext:value-type="float">
            <text:p>364.3028957136</text:p>
          </table:table-cell>
          <table:table-cell office:value-type="float" office:value="343.815328794471" calcext:value-type="float">
            <text:p>343.8153287945</text:p>
          </table:table-cell>
          <table:table-cell office:value-type="float" office:value="335.110744201523" calcext:value-type="float">
            <text:p>335.1107442015</text:p>
          </table:table-cell>
          <table:table-cell office:value-type="float" office:value="373.173934225297" calcext:value-type="float">
            <text:p>373.1739342253</text:p>
          </table:table-cell>
          <table:table-cell office:value-type="float" office:value="364.762854858975" calcext:value-type="float">
            <text:p>364.762854859</text:p>
          </table:table-cell>
          <table:table-cell office:value-type="float" office:value="392.17812654718" calcext:value-type="float">
            <text:p>392.1781265472</text:p>
          </table:table-cell>
          <table:table-cell office:value-type="float" office:value="400.287625187594" calcext:value-type="float">
            <text:p>400.2876251876</text:p>
          </table:table-cell>
          <table:table-cell office:value-type="float" office:value="382.143571368571" calcext:value-type="float">
            <text:p>382.1435713686</text:p>
          </table:table-cell>
          <table:table-cell office:value-type="float" office:value="396.158409735147" calcext:value-type="float">
            <text:p>396.1584097351</text:p>
          </table:table-cell>
          <table:table-cell office:value-type="float" office:value="365.510157602571" calcext:value-type="float">
            <text:p>365.5101576026</text:p>
          </table:table-cell>
          <table:table-cell office:value-type="float" office:value="390.249529505898" calcext:value-type="float">
            <text:p>390.2495295059</text:p>
          </table:table-cell>
          <table:table-cell office:value-type="float" office:value="388.935991972337" calcext:value-type="float">
            <text:p>388.9359919723</text:p>
          </table:table-cell>
          <table:table-cell office:value-type="float" office:value="356.230261567653" calcext:value-type="float">
            <text:p>356.2302615677</text:p>
          </table:table-cell>
          <table:table-cell office:value-type="float" office:value="361.363866380176" calcext:value-type="float">
            <text:p>361.3638663802</text:p>
          </table:table-cell>
          <table:table-cell office:value-type="float" office:value="375.120179140136" calcext:value-type="float">
            <text:p>375.1201791401</text:p>
          </table:table-cell>
          <table:table-cell office:value-type="float" office:value="382.851133475842" calcext:value-type="float">
            <text:p>382.8511334758</text:p>
          </table:table-cell>
          <table:table-cell office:value-type="float" office:value="364.999219443297" calcext:value-type="float">
            <text:p>364.9992194433</text:p>
          </table:table-cell>
          <table:table-cell office:value-type="float" office:value="377.5078240479" calcext:value-type="float">
            <text:p>377.5078240479</text:p>
          </table:table-cell>
          <table:table-cell office:value-type="float" office:value="371.626723833934" calcext:value-type="float">
            <text:p>371.6267238339</text:p>
          </table:table-cell>
          <table:table-cell office:value-type="float" office:value="373.760614246956" calcext:value-type="float">
            <text:p>373.760614247</text:p>
          </table:table-cell>
          <table:table-cell office:value-type="float" office:value="350.950407564347" calcext:value-type="float">
            <text:p>350.9504075643</text:p>
          </table:table-cell>
          <table:table-cell office:value-type="float" office:value="330.519363610086" calcext:value-type="float">
            <text:p>330.5193636101</text:p>
          </table:table-cell>
          <table:table-cell office:value-type="float" office:value="340.294961646757" calcext:value-type="float">
            <text:p>340.2949616468</text:p>
          </table:table-cell>
          <table:table-cell office:value-type="float" office:value="331.091982952539" calcext:value-type="float">
            <text:p>331.0919829525</text:p>
          </table:table-cell>
          <table:table-cell office:value-type="float" office:value="365.180207362074" calcext:value-type="float">
            <text:p>365.1802073621</text:p>
          </table:table-cell>
          <table:table-cell office:value-type="float" office:value="349.591933094123" calcext:value-type="float">
            <text:p>349.5919330941</text:p>
          </table:table-cell>
          <table:table-cell office:value-type="float" office:value="393.557893349661" calcext:value-type="float">
            <text:p>393.5578933497</text:p>
          </table:table-cell>
          <table:table-cell office:value-type="float" office:value="359.927319326702" calcext:value-type="float">
            <text:p>359.9273193267</text:p>
          </table:table-cell>
          <table:table-cell office:value-type="float" office:value="365.639037720699" calcext:value-type="float">
            <text:p>365.6390377207</text:p>
          </table:table-cell>
          <table:table-cell office:value-type="float" office:value="373.990022778258" calcext:value-type="float">
            <text:p>373.9900227783</text:p>
          </table:table-cell>
          <table:table-cell office:value-type="float" office:value="345.165371116926" calcext:value-type="float">
            <text:p>345.1653711169</text:p>
          </table:table-cell>
          <table:table-cell office:value-type="float" office:value="391.717774875033" calcext:value-type="float">
            <text:p>391.717774875</text:p>
          </table:table-cell>
          <table:table-cell office:value-type="float" office:value="360.981798417113" calcext:value-type="float">
            <text:p>360.9817984171</text:p>
          </table:table-cell>
          <table:table-cell office:value-type="float" office:value="372.341356436331" calcext:value-type="float">
            <text:p>372.3413564363</text:p>
          </table:table-cell>
          <table:table-cell office:value-type="float" office:value="395.84602415428" calcext:value-type="float">
            <text:p>395.8460241543</text:p>
          </table:table-cell>
          <table:table-cell office:value-type="float" office:value="372.151327014853" calcext:value-type="float">
            <text:p>372.1513270149</text:p>
          </table:table-cell>
          <table:table-cell office:value-type="float" office:value="383.463948500262" calcext:value-type="float">
            <text:p>383.4639485003</text:p>
          </table:table-cell>
          <table:table-cell office:value-type="float" office:value="359.031739451114" calcext:value-type="float">
            <text:p>359.0317394511</text:p>
          </table:table-cell>
          <table:table-cell office:value-type="float" office:value="379.1027038614" calcext:value-type="float">
            <text:p>379.1027038614</text:p>
          </table:table-cell>
          <table:table-cell office:value-type="float" office:value="396.203949066255" calcext:value-type="float">
            <text:p>396.2039490663</text:p>
          </table:table-cell>
        </table:table-row>
        <table:table-row table:style-name="ro1">
          <table:table-cell office:value-type="float" office:value="345.450051919673" calcext:value-type="float">
            <text:p>345.4500519197</text:p>
          </table:table-cell>
          <table:table-cell office:value-type="float" office:value="373.833343513188" calcext:value-type="float">
            <text:p>373.8333435132</text:p>
          </table:table-cell>
          <table:table-cell office:value-type="float" office:value="402.282599349277" calcext:value-type="float">
            <text:p>402.2825993493</text:p>
          </table:table-cell>
          <table:table-cell office:value-type="float" office:value="369.417433678023" calcext:value-type="float">
            <text:p>369.417433678</text:p>
          </table:table-cell>
          <table:table-cell office:value-type="float" office:value="374.734697663828" calcext:value-type="float">
            <text:p>374.7346976638</text:p>
          </table:table-cell>
          <table:table-cell office:value-type="float" office:value="382.975797420047" calcext:value-type="float">
            <text:p>382.97579742</text:p>
          </table:table-cell>
          <table:table-cell office:value-type="float" office:value="378.28494060509" calcext:value-type="float">
            <text:p>378.2849406051</text:p>
          </table:table-cell>
          <table:table-cell office:value-type="float" office:value="360.130270012793" calcext:value-type="float">
            <text:p>360.1302700128</text:p>
          </table:table-cell>
          <table:table-cell office:value-type="float" office:value="389.262085435441" calcext:value-type="float">
            <text:p>389.2620854354</text:p>
          </table:table-cell>
          <table:table-cell office:value-type="float" office:value="399.07842412995" calcext:value-type="float">
            <text:p>399.07842413</text:p>
          </table:table-cell>
          <table:table-cell office:value-type="float" office:value="371.59799908533" calcext:value-type="float">
            <text:p>371.5979990853</text:p>
          </table:table-cell>
          <table:table-cell office:value-type="float" office:value="349.474797205263" calcext:value-type="float">
            <text:p>349.4747972053</text:p>
          </table:table-cell>
          <table:table-cell office:value-type="float" office:value="338.88737360995" calcext:value-type="float">
            <text:p>338.88737361</text:p>
          </table:table-cell>
          <table:table-cell office:value-type="float" office:value="387.686760602081" calcext:value-type="float">
            <text:p>387.6867606021</text:p>
          </table:table-cell>
          <table:table-cell office:value-type="float" office:value="357.169675097203" calcext:value-type="float">
            <text:p>357.1696750972</text:p>
          </table:table-cell>
          <table:table-cell office:value-type="float" office:value="404.629665905977" calcext:value-type="float">
            <text:p>404.629665906</text:p>
          </table:table-cell>
          <table:table-cell office:value-type="float" office:value="403.239488859926" calcext:value-type="float">
            <text:p>403.2394888599</text:p>
          </table:table-cell>
          <table:table-cell office:value-type="float" office:value="386.170493038567" calcext:value-type="float">
            <text:p>386.1704930386</text:p>
          </table:table-cell>
          <table:table-cell office:value-type="float" office:value="407.165529292467" calcext:value-type="float">
            <text:p>407.1655292925</text:p>
          </table:table-cell>
          <table:table-cell office:value-type="float" office:value="373.327641136247" calcext:value-type="float">
            <text:p>373.3276411362</text:p>
          </table:table-cell>
          <table:table-cell office:value-type="float" office:value="396.47362866931" calcext:value-type="float">
            <text:p>396.4736286693</text:p>
          </table:table-cell>
          <table:table-cell office:value-type="float" office:value="398.55763663383" calcext:value-type="float">
            <text:p>398.5576366338</text:p>
          </table:table-cell>
          <table:table-cell office:value-type="float" office:value="356.582732342554" calcext:value-type="float">
            <text:p>356.5827323426</text:p>
          </table:table-cell>
          <table:table-cell office:value-type="float" office:value="361.363866380176" calcext:value-type="float">
            <text:p>361.3638663802</text:p>
          </table:table-cell>
          <table:table-cell office:value-type="float" office:value="375.231470607753" calcext:value-type="float">
            <text:p>375.2314706078</text:p>
          </table:table-cell>
          <table:table-cell office:value-type="float" office:value="388.409026449578" calcext:value-type="float">
            <text:p>388.4090264496</text:p>
          </table:table-cell>
          <table:table-cell office:value-type="float" office:value="364.50532203392" calcext:value-type="float">
            <text:p>364.5053220339</text:p>
          </table:table-cell>
          <table:table-cell office:value-type="float" office:value="387.064520470426" calcext:value-type="float">
            <text:p>387.0645204704</text:p>
          </table:table-cell>
          <table:table-cell office:value-type="float" office:value="374.725299821696" calcext:value-type="float">
            <text:p>374.7252998217</text:p>
          </table:table-cell>
          <table:table-cell office:value-type="float" office:value="371.357265269574" calcext:value-type="float">
            <text:p>371.3572652696</text:p>
          </table:table-cell>
          <table:table-cell office:value-type="float" office:value="365.51096667188" calcext:value-type="float">
            <text:p>365.5109666719</text:p>
          </table:table-cell>
          <table:table-cell office:value-type="float" office:value="339.752767580036" calcext:value-type="float">
            <text:p>339.75276758</text:p>
          </table:table-cell>
          <table:table-cell office:value-type="float" office:value="340.724023902983" calcext:value-type="float">
            <text:p>340.724023903</text:p>
          </table:table-cell>
          <table:table-cell office:value-type="float" office:value="347.484921313709" calcext:value-type="float">
            <text:p>347.4849213137</text:p>
          </table:table-cell>
          <table:table-cell office:value-type="float" office:value="364.640728775321" calcext:value-type="float">
            <text:p>364.6407287753</text:p>
          </table:table-cell>
          <table:table-cell office:value-type="float" office:value="346.989270401872" calcext:value-type="float">
            <text:p>346.9892704019</text:p>
          </table:table-cell>
          <table:table-cell office:value-type="float" office:value="394.639768484629" calcext:value-type="float">
            <text:p>394.6397684846</text:p>
          </table:table-cell>
          <table:table-cell office:value-type="float" office:value="367.050236487076" calcext:value-type="float">
            <text:p>367.0502364871</text:p>
          </table:table-cell>
          <table:table-cell office:value-type="float" office:value="374.118132988858" calcext:value-type="float">
            <text:p>374.1181329889</text:p>
          </table:table-cell>
          <table:table-cell office:value-type="float" office:value="381.77718368751" calcext:value-type="float">
            <text:p>381.7771836875</text:p>
          </table:table-cell>
          <table:table-cell office:value-type="float" office:value="348.94495175932" calcext:value-type="float">
            <text:p>348.9449517593</text:p>
          </table:table-cell>
          <table:table-cell office:value-type="float" office:value="394.919683639986" calcext:value-type="float">
            <text:p>394.91968364</text:p>
          </table:table-cell>
          <table:table-cell office:value-type="float" office:value="366.678274807547" calcext:value-type="float">
            <text:p>366.6782748075</text:p>
          </table:table-cell>
          <table:table-cell office:value-type="float" office:value="379.202048041559" calcext:value-type="float">
            <text:p>379.2020480416</text:p>
          </table:table-cell>
          <table:table-cell office:value-type="float" office:value="399.279855151572" calcext:value-type="float">
            <text:p>399.2798551516</text:p>
          </table:table-cell>
          <table:table-cell office:value-type="float" office:value="387.687265599086" calcext:value-type="float">
            <text:p>387.6872655991</text:p>
          </table:table-cell>
          <table:table-cell office:value-type="float" office:value="401.622595806959" calcext:value-type="float">
            <text:p>401.622595807</text:p>
          </table:table-cell>
          <table:table-cell office:value-type="float" office:value="361.594185898322" calcext:value-type="float">
            <text:p>361.5941858983</text:p>
          </table:table-cell>
          <table:table-cell office:value-type="float" office:value="377.63785534693" calcext:value-type="float">
            <text:p>377.6378553469</text:p>
          </table:table-cell>
          <table:table-cell office:value-type="float" office:value="399.252371024034" calcext:value-type="float">
            <text:p>399.252371024</text:p>
          </table:table-cell>
        </table:table-row>
        <table:table-row table:style-name="ro1">
          <table:table-cell office:value-type="float" office:value="341.838433582518" calcext:value-type="float">
            <text:p>341.8384335825</text:p>
          </table:table-cell>
          <table:table-cell office:value-type="float" office:value="382.64112855333" calcext:value-type="float">
            <text:p>382.6411285533</text:p>
          </table:table-cell>
          <table:table-cell office:value-type="float" office:value="414.646822749637" calcext:value-type="float">
            <text:p>414.6468227496</text:p>
          </table:table-cell>
          <table:table-cell office:value-type="float" office:value="374.641801995184" calcext:value-type="float">
            <text:p>374.6418019952</text:p>
          </table:table-cell>
          <table:table-cell office:value-type="float" office:value="376.346910663828" calcext:value-type="float">
            <text:p>376.3469106638</text:p>
          </table:table-cell>
          <table:table-cell office:value-type="float" office:value="380.828210828747" calcext:value-type="float">
            <text:p>380.8282108287</text:p>
          </table:table-cell>
          <table:table-cell office:value-type="float" office:value="378.79344041329" calcext:value-type="float">
            <text:p>378.7934404133</text:p>
          </table:table-cell>
          <table:table-cell office:value-type="float" office:value="360.222874690288" calcext:value-type="float">
            <text:p>360.2228746903</text:p>
          </table:table-cell>
          <table:table-cell office:value-type="float" office:value="389.563971796607" calcext:value-type="float">
            <text:p>389.5639717966</text:p>
          </table:table-cell>
          <table:table-cell office:value-type="float" office:value="399.880438349398" calcext:value-type="float">
            <text:p>399.8804383494</text:p>
          </table:table-cell>
          <table:table-cell office:value-type="float" office:value="375.742396131666" calcext:value-type="float">
            <text:p>375.7423961317</text:p>
          </table:table-cell>
          <table:table-cell office:value-type="float" office:value="345.887290979114" calcext:value-type="float">
            <text:p>345.8872909791</text:p>
          </table:table-cell>
          <table:table-cell office:value-type="float" office:value="352.528013777634" calcext:value-type="float">
            <text:p>352.5280137776</text:p>
          </table:table-cell>
          <table:table-cell office:value-type="float" office:value="393.244001509735" calcext:value-type="float">
            <text:p>393.2440015097</text:p>
          </table:table-cell>
          <table:table-cell office:value-type="float" office:value="366.511310906834" calcext:value-type="float">
            <text:p>366.5113109068</text:p>
          </table:table-cell>
          <table:table-cell office:value-type="float" office:value="406.845879662137" calcext:value-type="float">
            <text:p>406.8458796621</text:p>
          </table:table-cell>
          <table:table-cell office:value-type="float" office:value="399.702320198493" calcext:value-type="float">
            <text:p>399.7023201985</text:p>
          </table:table-cell>
          <table:table-cell office:value-type="float" office:value="385.905618161374" calcext:value-type="float">
            <text:p>385.9056181614</text:p>
          </table:table-cell>
          <table:table-cell office:value-type="float" office:value="412.116432024246" calcext:value-type="float">
            <text:p>412.1164320242</text:p>
          </table:table-cell>
          <table:table-cell office:value-type="float" office:value="379.652854038537" calcext:value-type="float">
            <text:p>379.6528540385</text:p>
          </table:table-cell>
          <table:table-cell office:value-type="float" office:value="398.747685959706" calcext:value-type="float">
            <text:p>398.7476859597</text:p>
          </table:table-cell>
          <table:table-cell office:value-type="float" office:value="402.336142112777" calcext:value-type="float">
            <text:p>402.3361421128</text:p>
          </table:table-cell>
          <table:table-cell office:value-type="float" office:value="362.385141611185" calcext:value-type="float">
            <text:p>362.3851416112</text:p>
          </table:table-cell>
          <table:table-cell office:value-type="float" office:value="357.752868933361" calcext:value-type="float">
            <text:p>357.7528689334</text:p>
          </table:table-cell>
          <table:table-cell office:value-type="float" office:value="383.059867664927" calcext:value-type="float">
            <text:p>383.0598676649</text:p>
          </table:table-cell>
          <table:table-cell office:value-type="float" office:value="391.5180180858" calcext:value-type="float">
            <text:p>391.5180180858</text:p>
          </table:table-cell>
          <table:table-cell office:value-type="float" office:value="373.485434124063" calcext:value-type="float">
            <text:p>373.4854341241</text:p>
          </table:table-cell>
          <table:table-cell office:value-type="float" office:value="388.143785550418" calcext:value-type="float">
            <text:p>388.1437855504</text:p>
          </table:table-cell>
          <table:table-cell office:value-type="float" office:value="375.242877616666" calcext:value-type="float">
            <text:p>375.2428776167</text:p>
          </table:table-cell>
          <table:table-cell office:value-type="float" office:value="374.158347728081" calcext:value-type="float">
            <text:p>374.1583477281</text:p>
          </table:table-cell>
          <table:table-cell office:value-type="float" office:value="370.958235557645" calcext:value-type="float">
            <text:p>370.9582355576</text:p>
          </table:table-cell>
          <table:table-cell office:value-type="float" office:value="336.699468997449" calcext:value-type="float">
            <text:p>336.6994689974</text:p>
          </table:table-cell>
          <table:table-cell office:value-type="float" office:value="347.334643865309" calcext:value-type="float">
            <text:p>347.3346438653</text:p>
          </table:table-cell>
          <table:table-cell office:value-type="float" office:value="366.509643466303" calcext:value-type="float">
            <text:p>366.5096434663</text:p>
          </table:table-cell>
          <table:table-cell office:value-type="float" office:value="372.964380633601" calcext:value-type="float">
            <text:p>372.9643806336</text:p>
          </table:table-cell>
          <table:table-cell office:value-type="float" office:value="344.760952060202" calcext:value-type="float">
            <text:p>344.7609520602</text:p>
          </table:table-cell>
          <table:table-cell office:value-type="float" office:value="396.737542042403" calcext:value-type="float">
            <text:p>396.7375420424</text:p>
          </table:table-cell>
          <table:table-cell office:value-type="float" office:value="367.050236487076" calcext:value-type="float">
            <text:p>367.0502364871</text:p>
          </table:table-cell>
          <table:table-cell office:value-type="float" office:value="370.964172350008" calcext:value-type="float">
            <text:p>370.96417235</text:p>
          </table:table-cell>
          <table:table-cell office:value-type="float" office:value="383.187603520112" calcext:value-type="float">
            <text:p>383.1876035201</text:p>
          </table:table-cell>
          <table:table-cell office:value-type="float" office:value="352.448270563524" calcext:value-type="float">
            <text:p>352.4482705635</text:p>
          </table:table-cell>
          <table:table-cell office:value-type="float" office:value="395.642560813942" calcext:value-type="float">
            <text:p>395.6425608139</text:p>
          </table:table-cell>
          <table:table-cell office:value-type="float" office:value="366.678274807547" calcext:value-type="float">
            <text:p>366.6782748075</text:p>
          </table:table-cell>
          <table:table-cell office:value-type="float" office:value="380.061321707337" calcext:value-type="float">
            <text:p>380.0613217073</text:p>
          </table:table-cell>
          <table:table-cell office:value-type="float" office:value="402.254667382498" calcext:value-type="float">
            <text:p>402.2546673825</text:p>
          </table:table-cell>
          <table:table-cell office:value-type="float" office:value="386.201604599005" calcext:value-type="float">
            <text:p>386.201604599</text:p>
          </table:table-cell>
          <table:table-cell office:value-type="float" office:value="403.782630652468" calcext:value-type="float">
            <text:p>403.7826306525</text:p>
          </table:table-cell>
          <table:table-cell office:value-type="float" office:value="358.219409516272" calcext:value-type="float">
            <text:p>358.2194095163</text:p>
          </table:table-cell>
          <table:table-cell office:value-type="float" office:value="385.700286878923" calcext:value-type="float">
            <text:p>385.7002868789</text:p>
          </table:table-cell>
          <table:table-cell office:value-type="float" office:value="402.578866909221" calcext:value-type="float">
            <text:p>402.5788669092</text:p>
          </table:table-cell>
        </table:table-row>
        <table:table-row table:style-name="ro1">
          <table:table-cell office:value-type="float" office:value="337.440760274085" calcext:value-type="float">
            <text:p>337.4407602741</text:p>
          </table:table-cell>
          <table:table-cell office:value-type="float" office:value="383.832283180602" calcext:value-type="float">
            <text:p>383.8322831806</text:p>
          </table:table-cell>
          <table:table-cell office:value-type="float" office:value="421.181899911937" calcext:value-type="float">
            <text:p>421.1818999119</text:p>
          </table:table-cell>
          <table:table-cell office:value-type="float" office:value="381.411512331837" calcext:value-type="float">
            <text:p>381.4115123318</text:p>
          </table:table-cell>
          <table:table-cell office:value-type="float" office:value="376.629151435549" calcext:value-type="float">
            <text:p>376.6291514355</text:p>
          </table:table-cell>
          <table:table-cell office:value-type="float" office:value="382.239727131383" calcext:value-type="float">
            <text:p>382.2397271314</text:p>
          </table:table-cell>
          <table:table-cell office:value-type="float" office:value="386.487992925593" calcext:value-type="float">
            <text:p>386.4879929256</text:p>
          </table:table-cell>
          <table:table-cell office:value-type="float" office:value="361.757616789154" calcext:value-type="float">
            <text:p>361.7576167892</text:p>
          </table:table-cell>
          <table:table-cell office:value-type="float" office:value="383.516724209671" calcext:value-type="float">
            <text:p>383.5167242097</text:p>
          </table:table-cell>
          <table:table-cell office:value-type="float" office:value="398.186180593314" calcext:value-type="float">
            <text:p>398.1861805933</text:p>
          </table:table-cell>
          <table:table-cell office:value-type="float" office:value="382.373410967018" calcext:value-type="float">
            <text:p>382.373410967</text:p>
          </table:table-cell>
          <table:table-cell office:value-type="float" office:value="344.441588814933" calcext:value-type="float">
            <text:p>344.4415888149</text:p>
          </table:table-cell>
          <table:table-cell office:value-type="float" office:value="343.300076383961" calcext:value-type="float">
            <text:p>343.300076384</text:p>
          </table:table-cell>
          <table:table-cell office:value-type="float" office:value="393.761529978349" calcext:value-type="float">
            <text:p>393.7615299783</text:p>
          </table:table-cell>
          <table:table-cell office:value-type="float" office:value="380.807295363996" calcext:value-type="float">
            <text:p>380.807295364</text:p>
          </table:table-cell>
          <table:table-cell office:value-type="float" office:value="403.18008046571" calcext:value-type="float">
            <text:p>403.1800804657</text:p>
          </table:table-cell>
          <table:table-cell office:value-type="float" office:value="401.533463663273" calcext:value-type="float">
            <text:p>401.5334636633</text:p>
          </table:table-cell>
          <table:table-cell office:value-type="float" office:value="389.131751979965" calcext:value-type="float">
            <text:p>389.13175198</text:p>
          </table:table-cell>
          <table:table-cell office:value-type="float" office:value="414.169273997953" calcext:value-type="float">
            <text:p>414.169273998</text:p>
          </table:table-cell>
          <table:table-cell office:value-type="float" office:value="377.809066247718" calcext:value-type="float">
            <text:p>377.8090662477</text:p>
          </table:table-cell>
          <table:table-cell office:value-type="float" office:value="403.753724765475" calcext:value-type="float">
            <text:p>403.7537247655</text:p>
          </table:table-cell>
          <table:table-cell office:value-type="float" office:value="406.276375678239" calcext:value-type="float">
            <text:p>406.2763756782</text:p>
          </table:table-cell>
          <table:table-cell office:value-type="float" office:value="372.764419961792" calcext:value-type="float">
            <text:p>372.7644199618</text:p>
          </table:table-cell>
          <table:table-cell office:value-type="float" office:value="357.752868933361" calcext:value-type="float">
            <text:p>357.7528689334</text:p>
          </table:table-cell>
          <table:table-cell office:value-type="float" office:value="363.306832798256" calcext:value-type="float">
            <text:p>363.3068327983</text:p>
          </table:table-cell>
          <table:table-cell office:value-type="float" office:value="393.976613197652" calcext:value-type="float">
            <text:p>393.9766131977</text:p>
          </table:table-cell>
          <table:table-cell office:value-type="float" office:value="370.45051682799" calcext:value-type="float">
            <text:p>370.450516828</text:p>
          </table:table-cell>
          <table:table-cell office:value-type="float" office:value="387.972748344302" calcext:value-type="float">
            <text:p>387.9727483443</text:p>
          </table:table-cell>
          <table:table-cell office:value-type="float" office:value="377.756941572541" calcext:value-type="float">
            <text:p>377.7569415725</text:p>
          </table:table-cell>
          <table:table-cell office:value-type="float" office:value="366.751753923758" calcext:value-type="float">
            <text:p>366.7517539238</text:p>
          </table:table-cell>
          <table:table-cell office:value-type="float" office:value="379.811594547407" calcext:value-type="float">
            <text:p>379.8115945474</text:p>
          </table:table-cell>
          <table:table-cell office:value-type="float" office:value="333.213259048232" calcext:value-type="float">
            <text:p>333.2132590482</text:p>
          </table:table-cell>
          <table:table-cell office:value-type="float" office:value="344.080287269751" calcext:value-type="float">
            <text:p>344.0802872698</text:p>
          </table:table-cell>
          <table:table-cell office:value-type="float" office:value="374.655694156229" calcext:value-type="float">
            <text:p>374.6556941562</text:p>
          </table:table-cell>
          <table:table-cell office:value-type="float" office:value="368.309173135546" calcext:value-type="float">
            <text:p>368.3091731355</text:p>
          </table:table-cell>
          <table:table-cell office:value-type="float" office:value="354.153292623824" calcext:value-type="float">
            <text:p>354.1532926238</text:p>
          </table:table-cell>
          <table:table-cell office:value-type="float" office:value="397.312513093373" calcext:value-type="float">
            <text:p>397.3125130934</text:p>
          </table:table-cell>
          <table:table-cell office:value-type="float" office:value="382.246298036768" calcext:value-type="float">
            <text:p>382.2462980368</text:p>
          </table:table-cell>
          <table:table-cell office:value-type="float" office:value="369.555603662588" calcext:value-type="float">
            <text:p>369.5556036626</text:p>
          </table:table-cell>
          <table:table-cell office:value-type="float" office:value="382.442717144996" calcext:value-type="float">
            <text:p>382.442717145</text:p>
          </table:table-cell>
          <table:table-cell office:value-type="float" office:value="346.711585534302" calcext:value-type="float">
            <text:p>346.7115855343</text:p>
          </table:table-cell>
          <table:table-cell office:value-type="float" office:value="398.811291128158" calcext:value-type="float">
            <text:p>398.8112911282</text:p>
          </table:table-cell>
          <table:table-cell office:value-type="float" office:value="380.802783642636" calcext:value-type="float">
            <text:p>380.8027836426</text:p>
          </table:table-cell>
          <table:table-cell office:value-type="float" office:value="379.532317728612" calcext:value-type="float">
            <text:p>379.5323177286</text:p>
          </table:table-cell>
          <table:table-cell office:value-type="float" office:value="413.391777651815" calcext:value-type="float">
            <text:p>413.3917776518</text:p>
          </table:table-cell>
          <table:table-cell office:value-type="float" office:value="397.880123550356" calcext:value-type="float">
            <text:p>397.8801235504</text:p>
          </table:table-cell>
          <table:table-cell office:value-type="float" office:value="403.495216862687" calcext:value-type="float">
            <text:p>403.4952168627</text:p>
          </table:table-cell>
          <table:table-cell office:value-type="float" office:value="356.97217100207" calcext:value-type="float">
            <text:p>356.9721710021</text:p>
          </table:table-cell>
          <table:table-cell office:value-type="float" office:value="392.676881861374" calcext:value-type="float">
            <text:p>392.6768818614</text:p>
          </table:table-cell>
          <table:table-cell office:value-type="float" office:value="405.72529660683" calcext:value-type="float">
            <text:p>405.7252966068</text:p>
          </table:table-cell>
        </table:table-row>
        <table:table-row table:style-name="ro1">
          <table:table-cell office:value-type="float" office:value="346.628301628183" calcext:value-type="float">
            <text:p>346.6283016282</text:p>
          </table:table-cell>
          <table:table-cell office:value-type="float" office:value="385.821724473157" calcext:value-type="float">
            <text:p>385.8217244732</text:p>
          </table:table-cell>
          <table:table-cell office:value-type="float" office:value="425.158513028329" calcext:value-type="float">
            <text:p>425.1585130283</text:p>
          </table:table-cell>
          <table:table-cell office:value-type="float" office:value="397.561728990217" calcext:value-type="float">
            <text:p>397.5617289902</text:p>
          </table:table-cell>
          <table:table-cell office:value-type="float" office:value="377.351582058733" calcext:value-type="float">
            <text:p>377.3515820587</text:p>
          </table:table-cell>
          <table:table-cell office:value-type="float" office:value="380.605683415877" calcext:value-type="float">
            <text:p>380.6056834159</text:p>
          </table:table-cell>
          <table:table-cell office:value-type="float" office:value="393.913342352858" calcext:value-type="float">
            <text:p>393.9133423529</text:p>
          </table:table-cell>
          <table:table-cell office:value-type="float" office:value="369.530057158221" calcext:value-type="float">
            <text:p>369.5300571582</text:p>
          </table:table-cell>
          <table:table-cell office:value-type="float" office:value="395.379104924086" calcext:value-type="float">
            <text:p>395.3791049241</text:p>
          </table:table-cell>
          <table:table-cell office:value-type="float" office:value="399.996338299744" calcext:value-type="float">
            <text:p>399.9963382997</text:p>
          </table:table-cell>
          <table:table-cell office:value-type="float" office:value="385.816045540805" calcext:value-type="float">
            <text:p>385.8160455408</text:p>
          </table:table-cell>
          <table:table-cell office:value-type="float" office:value="358.717661179493" calcext:value-type="float">
            <text:p>358.7176611795</text:p>
          </table:table-cell>
          <table:table-cell office:value-type="float" office:value="355.247809737179" calcext:value-type="float">
            <text:p>355.2478097372</text:p>
          </table:table-cell>
          <table:table-cell office:value-type="float" office:value="393.120561587667" calcext:value-type="float">
            <text:p>393.1205615877</text:p>
          </table:table-cell>
          <table:table-cell office:value-type="float" office:value="383.788099826486" calcext:value-type="float">
            <text:p>383.7880998265</text:p>
          </table:table-cell>
          <table:table-cell office:value-type="float" office:value="418.366300406355" calcext:value-type="float">
            <text:p>418.3663004064</text:p>
          </table:table-cell>
          <table:table-cell office:value-type="float" office:value="402.523479071056" calcext:value-type="float">
            <text:p>402.5234790711</text:p>
          </table:table-cell>
          <table:table-cell office:value-type="float" office:value="394.255329324778" calcext:value-type="float">
            <text:p>394.2553293248</text:p>
          </table:table-cell>
          <table:table-cell office:value-type="float" office:value="420.685142906223" calcext:value-type="float">
            <text:p>420.6851429062</text:p>
          </table:table-cell>
          <table:table-cell office:value-type="float" office:value="375.546081635073" calcext:value-type="float">
            <text:p>375.5460816351</text:p>
          </table:table-cell>
          <table:table-cell office:value-type="float" office:value="412.624248813416" calcext:value-type="float">
            <text:p>412.6242488134</text:p>
          </table:table-cell>
          <table:table-cell office:value-type="float" office:value="407.08115264208" calcext:value-type="float">
            <text:p>407.0811526421</text:p>
          </table:table-cell>
          <table:table-cell office:value-type="float" office:value="381.636436820122" calcext:value-type="float">
            <text:p>381.6364368201</text:p>
          </table:table-cell>
          <table:table-cell office:value-type="float" office:value="384.09058230735" calcext:value-type="float">
            <text:p>384.0905823074</text:p>
          </table:table-cell>
          <table:table-cell office:value-type="float" office:value="384.125252896092" calcext:value-type="float">
            <text:p>384.1252528961</text:p>
          </table:table-cell>
          <table:table-cell office:value-type="float" office:value="395.785746301164" calcext:value-type="float">
            <text:p>395.7857463012</text:p>
          </table:table-cell>
          <table:table-cell office:value-type="float" office:value="365.774889080472" calcext:value-type="float">
            <text:p>365.7748890805</text:p>
          </table:table-cell>
          <table:table-cell office:value-type="float" office:value="383.708909628886" calcext:value-type="float">
            <text:p>383.7089096289</text:p>
          </table:table-cell>
          <table:table-cell office:value-type="float" office:value="379.040239454683" calcext:value-type="float">
            <text:p>379.0402394547</text:p>
          </table:table-cell>
          <table:table-cell office:value-type="float" office:value="365.604022675205" calcext:value-type="float">
            <text:p>365.6040226752</text:p>
          </table:table-cell>
          <table:table-cell office:value-type="float" office:value="385.881353290487" calcext:value-type="float">
            <text:p>385.8813532905</text:p>
          </table:table-cell>
          <table:table-cell office:value-type="float" office:value="349.643129197037" calcext:value-type="float">
            <text:p>349.643129197</text:p>
          </table:table-cell>
          <table:table-cell office:value-type="float" office:value="349.553789909671" calcext:value-type="float">
            <text:p>349.5537899097</text:p>
          </table:table-cell>
          <table:table-cell office:value-type="float" office:value="380.966754471637" calcext:value-type="float">
            <text:p>380.9667544716</text:p>
          </table:table-cell>
          <table:table-cell office:value-type="float" office:value="364.450435476136" calcext:value-type="float">
            <text:p>364.4504354761</text:p>
          </table:table-cell>
          <table:table-cell office:value-type="float" office:value="353.381473911007" calcext:value-type="float">
            <text:p>353.381473911</text:p>
          </table:table-cell>
          <table:table-cell office:value-type="float" office:value="396.906535034722" calcext:value-type="float">
            <text:p>396.9065350347</text:p>
          </table:table-cell>
          <table:table-cell office:value-type="float" office:value="386.144737995032" calcext:value-type="float">
            <text:p>386.144737995</text:p>
          </table:table-cell>
          <table:table-cell office:value-type="float" office:value="382.698843048119" calcext:value-type="float">
            <text:p>382.6988430481</text:p>
          </table:table-cell>
          <table:table-cell office:value-type="float" office:value="388.331094999569" calcext:value-type="float">
            <text:p>388.3310949996</text:p>
          </table:table-cell>
          <table:table-cell office:value-type="float" office:value="354.702092631453" calcext:value-type="float">
            <text:p>354.7020926315</text:p>
          </table:table-cell>
          <table:table-cell office:value-type="float" office:value="403.839194275241" calcext:value-type="float">
            <text:p>403.8391942752</text:p>
          </table:table-cell>
          <table:table-cell office:value-type="float" office:value="380.802783642636" calcext:value-type="float">
            <text:p>380.8027836426</text:p>
          </table:table-cell>
          <table:table-cell office:value-type="float" office:value="383.058269176046" calcext:value-type="float">
            <text:p>383.058269176</text:p>
          </table:table-cell>
          <table:table-cell office:value-type="float" office:value="416.947570599409" calcext:value-type="float">
            <text:p>416.9475705994</text:p>
          </table:table-cell>
          <table:table-cell office:value-type="float" office:value="401.561163905734" calcext:value-type="float">
            <text:p>401.5611639057</text:p>
          </table:table-cell>
          <table:table-cell office:value-type="float" office:value="397.15121056705" calcext:value-type="float">
            <text:p>397.1512105671</text:p>
          </table:table-cell>
          <table:table-cell office:value-type="float" office:value="357.25447261409" calcext:value-type="float">
            <text:p>357.2544726141</text:p>
          </table:table-cell>
          <table:table-cell office:value-type="float" office:value="404.033005069372" calcext:value-type="float">
            <text:p>404.0330050694</text:p>
          </table:table-cell>
          <table:table-cell office:value-type="float" office:value="407.85959677058" calcext:value-type="float">
            <text:p>407.8595967706</text:p>
          </table:table-cell>
        </table:table-row>
        <table:table-row table:style-name="ro1">
          <table:table-cell office:value-type="float" office:value="356.298798600415" calcext:value-type="float">
            <text:p>356.2987986004</text:p>
          </table:table-cell>
          <table:table-cell office:value-type="float" office:value="385.789242133066" calcext:value-type="float">
            <text:p>385.7892421331</text:p>
          </table:table-cell>
          <table:table-cell office:value-type="float" office:value="418.614698279324" calcext:value-type="float">
            <text:p>418.6146982793</text:p>
          </table:table-cell>
          <table:table-cell office:value-type="float" office:value="398.623201295036" calcext:value-type="float">
            <text:p>398.623201295</text:p>
          </table:table-cell>
          <table:table-cell office:value-type="float" office:value="385.204433493518" calcext:value-type="float">
            <text:p>385.2044334935</text:p>
          </table:table-cell>
          <table:table-cell office:value-type="float" office:value="380.605683415877" calcext:value-type="float">
            <text:p>380.6056834159</text:p>
          </table:table-cell>
          <table:table-cell office:value-type="float" office:value="403.078971990842" calcext:value-type="float">
            <text:p>403.0789719908</text:p>
          </table:table-cell>
          <table:table-cell office:value-type="float" office:value="379.789236621448" calcext:value-type="float">
            <text:p>379.7892366214</text:p>
          </table:table-cell>
          <table:table-cell office:value-type="float" office:value="403.69794428716" calcext:value-type="float">
            <text:p>403.6979442872</text:p>
          </table:table-cell>
          <table:table-cell office:value-type="float" office:value="405.618619171163" calcext:value-type="float">
            <text:p>405.6186191712</text:p>
          </table:table-cell>
          <table:table-cell office:value-type="float" office:value="386.007803524813" calcext:value-type="float">
            <text:p>386.0078035248</text:p>
          </table:table-cell>
          <table:table-cell office:value-type="float" office:value="372.56502848621" calcext:value-type="float">
            <text:p>372.5650284862</text:p>
          </table:table-cell>
          <table:table-cell office:value-type="float" office:value="366.829744884468" calcext:value-type="float">
            <text:p>366.8297448845</text:p>
          </table:table-cell>
          <table:table-cell office:value-type="float" office:value="387.316492549946" calcext:value-type="float">
            <text:p>387.3164925499</text:p>
          </table:table-cell>
          <table:table-cell office:value-type="float" office:value="385.289660197756" calcext:value-type="float">
            <text:p>385.2896601978</text:p>
          </table:table-cell>
          <table:table-cell office:value-type="float" office:value="417.43243597349" calcext:value-type="float">
            <text:p>417.4324359735</text:p>
          </table:table-cell>
          <table:table-cell office:value-type="float" office:value="405.554795853684" calcext:value-type="float">
            <text:p>405.5547958537</text:p>
          </table:table-cell>
          <table:table-cell office:value-type="float" office:value="394.674747371129" calcext:value-type="float">
            <text:p>394.6747473711</text:p>
          </table:table-cell>
          <table:table-cell office:value-type="float" office:value="427.125760228802" calcext:value-type="float">
            <text:p>427.1257602288</text:p>
          </table:table-cell>
          <table:table-cell office:value-type="float" office:value="387.018456304245" calcext:value-type="float">
            <text:p>387.0184563042</text:p>
          </table:table-cell>
          <table:table-cell office:value-type="float" office:value="415.514320204504" calcext:value-type="float">
            <text:p>415.5143202045</text:p>
          </table:table-cell>
          <table:table-cell office:value-type="float" office:value="411.423237718498" calcext:value-type="float">
            <text:p>411.4232377185</text:p>
          </table:table-cell>
          <table:table-cell office:value-type="float" office:value="385.057102517585" calcext:value-type="float">
            <text:p>385.0571025176</text:p>
          </table:table-cell>
          <table:table-cell office:value-type="float" office:value="383.908666178858" calcext:value-type="float">
            <text:p>383.9086661789</text:p>
          </table:table-cell>
          <table:table-cell office:value-type="float" office:value="399.517930612655" calcext:value-type="float">
            <text:p>399.5179306127</text:p>
          </table:table-cell>
          <table:table-cell office:value-type="float" office:value="398.170613545724" calcext:value-type="float">
            <text:p>398.1706135457</text:p>
          </table:table-cell>
          <table:table-cell office:value-type="float" office:value="378.707464084412" calcext:value-type="float">
            <text:p>378.7074640844</text:p>
          </table:table-cell>
          <table:table-cell office:value-type="float" office:value="383.89481411767" calcext:value-type="float">
            <text:p>383.8948141177</text:p>
          </table:table-cell>
          <table:table-cell office:value-type="float" office:value="372.737740878756" calcext:value-type="float">
            <text:p>372.7377408788</text:p>
          </table:table-cell>
          <table:table-cell office:value-type="float" office:value="369.677555342403" calcext:value-type="float">
            <text:p>369.6775553424</text:p>
          </table:table-cell>
          <table:table-cell office:value-type="float" office:value="381.881247911585" calcext:value-type="float">
            <text:p>381.8812479116</text:p>
          </table:table-cell>
          <table:table-cell office:value-type="float" office:value="349.122982036588" calcext:value-type="float">
            <text:p>349.1229820366</text:p>
          </table:table-cell>
          <table:table-cell office:value-type="float" office:value="349.129124294308" calcext:value-type="float">
            <text:p>349.1291242943</text:p>
          </table:table-cell>
          <table:table-cell office:value-type="float" office:value="383.146687961436" calcext:value-type="float">
            <text:p>383.1466879614</text:p>
          </table:table-cell>
          <table:table-cell office:value-type="float" office:value="366.996307840487" calcext:value-type="float">
            <text:p>366.9963078405</text:p>
          </table:table-cell>
          <table:table-cell office:value-type="float" office:value="359.572152260857" calcext:value-type="float">
            <text:p>359.5721522609</text:p>
          </table:table-cell>
          <table:table-cell office:value-type="float" office:value="401.500256748258" calcext:value-type="float">
            <text:p>401.5002567483</text:p>
          </table:table-cell>
          <table:table-cell office:value-type="float" office:value="391.795070085431" calcext:value-type="float">
            <text:p>391.7950700854</text:p>
          </table:table-cell>
          <table:table-cell office:value-type="float" office:value="371.593508364616" calcext:value-type="float">
            <text:p>371.5935083646</text:p>
          </table:table-cell>
          <table:table-cell office:value-type="float" office:value="393.196128621586" calcext:value-type="float">
            <text:p>393.1961286216</text:p>
          </table:table-cell>
          <table:table-cell office:value-type="float" office:value="366.922410003556" calcext:value-type="float">
            <text:p>366.9224100036</text:p>
          </table:table-cell>
          <table:table-cell office:value-type="float" office:value="410.910705607967" calcext:value-type="float">
            <text:p>410.910705608</text:p>
          </table:table-cell>
          <table:table-cell office:value-type="float" office:value="386.801242543978" calcext:value-type="float">
            <text:p>386.801242544</text:p>
          </table:table-cell>
          <table:table-cell office:value-type="float" office:value="378.907178401773" calcext:value-type="float">
            <text:p>378.9071784018</text:p>
          </table:table-cell>
          <table:table-cell office:value-type="float" office:value="418.990426723887" calcext:value-type="float">
            <text:p>418.9904267239</text:p>
          </table:table-cell>
          <table:table-cell office:value-type="float" office:value="397.504685270946" calcext:value-type="float">
            <text:p>397.5046852709</text:p>
          </table:table-cell>
          <table:table-cell office:value-type="float" office:value="429.812258772487" calcext:value-type="float">
            <text:p>429.8122587725</text:p>
          </table:table-cell>
          <table:table-cell office:value-type="float" office:value="358.872304050232" calcext:value-type="float">
            <text:p>358.8723040502</text:p>
          </table:table-cell>
          <table:table-cell office:value-type="float" office:value="407.49894652206" calcext:value-type="float">
            <text:p>407.4989465221</text:p>
          </table:table-cell>
          <table:table-cell office:value-type="float" office:value="409.703588749174" calcext:value-type="float">
            <text:p>409.7035887492</text:p>
          </table:table-cell>
        </table:table-row>
        <table:table-row table:style-name="ro1">
          <table:table-cell office:value-type="float" office:value="349.415312722702" calcext:value-type="float">
            <text:p>349.4153127227</text:p>
          </table:table-cell>
          <table:table-cell office:value-type="float" office:value="385.43208069546" calcext:value-type="float">
            <text:p>385.4320806955</text:p>
          </table:table-cell>
          <table:table-cell office:value-type="float" office:value="426.582296371655" calcext:value-type="float">
            <text:p>426.5822963717</text:p>
          </table:table-cell>
          <table:table-cell office:value-type="float" office:value="407.019276295702" calcext:value-type="float">
            <text:p>407.0192762957</text:p>
          </table:table-cell>
          <table:table-cell office:value-type="float" office:value="389.511764325736" calcext:value-type="float">
            <text:p>389.5117643257</text:p>
          </table:table-cell>
          <table:table-cell office:value-type="float" office:value="382.355229915953" calcext:value-type="float">
            <text:p>382.355229916</text:p>
          </table:table-cell>
          <table:table-cell office:value-type="float" office:value="408.010927015802" calcext:value-type="float">
            <text:p>408.0109270158</text:p>
          </table:table-cell>
          <table:table-cell office:value-type="float" office:value="379.850676599705" calcext:value-type="float">
            <text:p>379.8506765997</text:p>
          </table:table-cell>
          <table:table-cell office:value-type="float" office:value="407.163432988914" calcext:value-type="float">
            <text:p>407.1634329889</text:p>
          </table:table-cell>
          <table:table-cell office:value-type="float" office:value="407.688577651152" calcext:value-type="float">
            <text:p>407.6885776512</text:p>
          </table:table-cell>
          <table:table-cell office:value-type="float" office:value="388.562027885811" calcext:value-type="float">
            <text:p>388.5620278858</text:p>
          </table:table-cell>
          <table:table-cell office:value-type="float" office:value="375.386114296491" calcext:value-type="float">
            <text:p>375.3861142965</text:p>
          </table:table-cell>
          <table:table-cell office:value-type="float" office:value="368.651284444348" calcext:value-type="float">
            <text:p>368.6512844443</text:p>
          </table:table-cell>
          <table:table-cell office:value-type="float" office:value="390.725480765099" calcext:value-type="float">
            <text:p>390.7254807651</text:p>
          </table:table-cell>
          <table:table-cell office:value-type="float" office:value="385.334444676102" calcext:value-type="float">
            <text:p>385.3344446761</text:p>
          </table:table-cell>
          <table:table-cell office:value-type="float" office:value="422.723000819525" calcext:value-type="float">
            <text:p>422.7230008195</text:p>
          </table:table-cell>
          <table:table-cell office:value-type="float" office:value="407.172285134598" calcext:value-type="float">
            <text:p>407.1722851346</text:p>
          </table:table-cell>
          <table:table-cell office:value-type="float" office:value="393.995726740358" calcext:value-type="float">
            <text:p>393.9957267404</text:p>
          </table:table-cell>
          <table:table-cell office:value-type="float" office:value="437.439032039135" calcext:value-type="float">
            <text:p>437.4390320391</text:p>
          </table:table-cell>
          <table:table-cell office:value-type="float" office:value="394.182474121257" calcext:value-type="float">
            <text:p>394.1824741213</text:p>
          </table:table-cell>
          <table:table-cell office:value-type="float" office:value="423.487569378112" calcext:value-type="float">
            <text:p>423.4875693781</text:p>
          </table:table-cell>
          <table:table-cell office:value-type="float" office:value="413.196658132832" calcext:value-type="float">
            <text:p>413.1966581328</text:p>
          </table:table-cell>
          <table:table-cell office:value-type="float" office:value="385.10039745569" calcext:value-type="float">
            <text:p>385.1003974557</text:p>
          </table:table-cell>
          <table:table-cell office:value-type="float" office:value="381.721368542861" calcext:value-type="float">
            <text:p>381.7213685429</text:p>
          </table:table-cell>
          <table:table-cell office:value-type="float" office:value="405.457089550243" calcext:value-type="float">
            <text:p>405.4570895502</text:p>
          </table:table-cell>
          <table:table-cell office:value-type="float" office:value="397.984278931764" calcext:value-type="float">
            <text:p>397.9842789318</text:p>
          </table:table-cell>
          <table:table-cell office:value-type="float" office:value="373.229937907482" calcext:value-type="float">
            <text:p>373.2299379075</text:p>
          </table:table-cell>
          <table:table-cell office:value-type="float" office:value="392.277947572541" calcext:value-type="float">
            <text:p>392.2779475725</text:p>
          </table:table-cell>
          <table:table-cell office:value-type="float" office:value="388.92779160519" calcext:value-type="float">
            <text:p>388.9277916052</text:p>
          </table:table-cell>
          <table:table-cell office:value-type="float" office:value="376.561471910289" calcext:value-type="float">
            <text:p>376.5614719103</text:p>
          </table:table-cell>
          <table:table-cell office:value-type="float" office:value="379.615246245109" calcext:value-type="float">
            <text:p>379.6152462451</text:p>
          </table:table-cell>
          <table:table-cell office:value-type="float" office:value="345.350101943627" calcext:value-type="float">
            <text:p>345.3501019436</text:p>
          </table:table-cell>
          <table:table-cell office:value-type="float" office:value="350.979138149716" calcext:value-type="float">
            <text:p>350.9791381497</text:p>
          </table:table-cell>
          <table:table-cell office:value-type="float" office:value="386.474072783131" calcext:value-type="float">
            <text:p>386.4740727831</text:p>
          </table:table-cell>
          <table:table-cell office:value-type="float" office:value="367.117566778874" calcext:value-type="float">
            <text:p>367.1175667789</text:p>
          </table:table-cell>
          <table:table-cell office:value-type="float" office:value="358.041061042368" calcext:value-type="float">
            <text:p>358.0410610424</text:p>
          </table:table-cell>
          <table:table-cell office:value-type="float" office:value="401.55581921521" calcext:value-type="float">
            <text:p>401.5558192152</text:p>
          </table:table-cell>
          <table:table-cell office:value-type="float" office:value="390.613434980848" calcext:value-type="float">
            <text:p>390.6134349808</text:p>
          </table:table-cell>
          <table:table-cell office:value-type="float" office:value="361.365773174632" calcext:value-type="float">
            <text:p>361.3657731746</text:p>
          </table:table-cell>
          <table:table-cell office:value-type="float" office:value="394.06119083597" calcext:value-type="float">
            <text:p>394.061190836</text:p>
          </table:table-cell>
          <table:table-cell office:value-type="float" office:value="378.933220470031" calcext:value-type="float">
            <text:p>378.93322047</text:p>
          </table:table-cell>
          <table:table-cell office:value-type="float" office:value="400.741536863309" calcext:value-type="float">
            <text:p>400.7415368633</text:p>
          </table:table-cell>
          <table:table-cell office:value-type="float" office:value="391.023530962941" calcext:value-type="float">
            <text:p>391.0235309629</text:p>
          </table:table-cell>
          <table:table-cell office:value-type="float" office:value="377.997850883041" calcext:value-type="float">
            <text:p>377.997850883</text:p>
          </table:table-cell>
          <table:table-cell office:value-type="float" office:value="419.276401003906" calcext:value-type="float">
            <text:p>419.2764010039</text:p>
          </table:table-cell>
          <table:table-cell office:value-type="float" office:value="397.620089393767" calcext:value-type="float">
            <text:p>397.6200893938</text:p>
          </table:table-cell>
          <table:table-cell office:value-type="float" office:value="430.833203297356" calcext:value-type="float">
            <text:p>430.8332032974</text:p>
          </table:table-cell>
          <table:table-cell office:value-type="float" office:value="358.310351399316" calcext:value-type="float">
            <text:p>358.3103513993</text:p>
          </table:table-cell>
          <table:table-cell office:value-type="float" office:value="408.709431090777" calcext:value-type="float">
            <text:p>408.7094310908</text:p>
          </table:table-cell>
          <table:table-cell office:value-type="float" office:value="415.046053124414" calcext:value-type="float">
            <text:p>415.0460531244</text:p>
          </table:table-cell>
        </table:table-row>
        <table:table-row table:style-name="ro1">
          <table:table-cell office:value-type="float" office:value="354.689398762691" calcext:value-type="float">
            <text:p>354.6893987627</text:p>
          </table:table-cell>
          <table:table-cell office:value-type="float" office:value="385.697384610308" calcext:value-type="float">
            <text:p>385.6973846103</text:p>
          </table:table-cell>
          <table:table-cell office:value-type="float" office:value="446.47727724145" calcext:value-type="float">
            <text:p>446.4772772415</text:p>
          </table:table-cell>
          <table:table-cell office:value-type="float" office:value="410.934258487523" calcext:value-type="float">
            <text:p>410.9342584875</text:p>
          </table:table-cell>
          <table:table-cell office:value-type="float" office:value="388.593801516397" calcext:value-type="float">
            <text:p>388.5938015164</text:p>
          </table:table-cell>
          <table:table-cell office:value-type="float" office:value="396.666920536513" calcext:value-type="float">
            <text:p>396.6669205365</text:p>
          </table:table-cell>
          <table:table-cell office:value-type="float" office:value="411.073863158369" calcext:value-type="float">
            <text:p>411.0738631584</text:p>
          </table:table-cell>
          <table:table-cell office:value-type="float" office:value="373.837867347943" calcext:value-type="float">
            <text:p>373.8378673479</text:p>
          </table:table-cell>
          <table:table-cell office:value-type="float" office:value="417.111915431023" calcext:value-type="float">
            <text:p>417.111915431</text:p>
          </table:table-cell>
          <table:table-cell office:value-type="float" office:value="406.975904754915" calcext:value-type="float">
            <text:p>406.9759047549</text:p>
          </table:table-cell>
          <table:table-cell office:value-type="float" office:value="389.486937584486" calcext:value-type="float">
            <text:p>389.4869375845</text:p>
          </table:table-cell>
          <table:table-cell office:value-type="float" office:value="372.511897607646" calcext:value-type="float">
            <text:p>372.5118976076</text:p>
          </table:table-cell>
          <table:table-cell office:value-type="float" office:value="368.719256827209" calcext:value-type="float">
            <text:p>368.7192568272</text:p>
          </table:table-cell>
          <table:table-cell office:value-type="float" office:value="403.795679989469" calcext:value-type="float">
            <text:p>403.7956799895</text:p>
          </table:table-cell>
          <table:table-cell office:value-type="float" office:value="384.444300827916" calcext:value-type="float">
            <text:p>384.4443008279</text:p>
          </table:table-cell>
          <table:table-cell office:value-type="float" office:value="430.011977300463" calcext:value-type="float">
            <text:p>430.0119773005</text:p>
          </table:table-cell>
          <table:table-cell office:value-type="float" office:value="407.299014676524" calcext:value-type="float">
            <text:p>407.2990146765</text:p>
          </table:table-cell>
          <table:table-cell office:value-type="float" office:value="390.235266089407" calcext:value-type="float">
            <text:p>390.2352660894</text:p>
          </table:table-cell>
          <table:table-cell office:value-type="float" office:value="446.59562072226" calcext:value-type="float">
            <text:p>446.5956207223</text:p>
          </table:table-cell>
          <table:table-cell office:value-type="float" office:value="386.108939570143" calcext:value-type="float">
            <text:p>386.1089395701</text:p>
          </table:table-cell>
          <table:table-cell office:value-type="float" office:value="428.258204060369" calcext:value-type="float">
            <text:p>428.2582040604</text:p>
          </table:table-cell>
          <table:table-cell office:value-type="float" office:value="414.043825298502" calcext:value-type="float">
            <text:p>414.0438252985</text:p>
          </table:table-cell>
          <table:table-cell office:value-type="float" office:value="395.063068674913" calcext:value-type="float">
            <text:p>395.0630686749</text:p>
          </table:table-cell>
          <table:table-cell office:value-type="float" office:value="376.693416898114" calcext:value-type="float">
            <text:p>376.6934168981</text:p>
          </table:table-cell>
          <table:table-cell office:value-type="float" office:value="409.645989411864" calcext:value-type="float">
            <text:p>409.6459894119</text:p>
          </table:table-cell>
          <table:table-cell office:value-type="float" office:value="398.688266031117" calcext:value-type="float">
            <text:p>398.6882660311</text:p>
          </table:table-cell>
          <table:table-cell office:value-type="float" office:value="378.963674370596" calcext:value-type="float">
            <text:p>378.9636743706</text:p>
          </table:table-cell>
          <table:table-cell office:value-type="float" office:value="391.827100713505" calcext:value-type="float">
            <text:p>391.8271007135</text:p>
          </table:table-cell>
          <table:table-cell office:value-type="float" office:value="392.463727826135" calcext:value-type="float">
            <text:p>392.4637278261</text:p>
          </table:table-cell>
          <table:table-cell office:value-type="float" office:value="380.945412780489" calcext:value-type="float">
            <text:p>380.9454127805</text:p>
          </table:table-cell>
          <table:table-cell office:value-type="float" office:value="387.10386877841" calcext:value-type="float">
            <text:p>387.1038687784</text:p>
          </table:table-cell>
          <table:table-cell office:value-type="float" office:value="366.391301152877" calcext:value-type="float">
            <text:p>366.3913011529</text:p>
          </table:table-cell>
          <table:table-cell office:value-type="float" office:value="351.984580827412" calcext:value-type="float">
            <text:p>351.9845808274</text:p>
          </table:table-cell>
          <table:table-cell office:value-type="float" office:value="388.037944832136" calcext:value-type="float">
            <text:p>388.0379448321</text:p>
          </table:table-cell>
          <table:table-cell office:value-type="float" office:value="380.110569941448" calcext:value-type="float">
            <text:p>380.1105699414</text:p>
          </table:table-cell>
          <table:table-cell office:value-type="float" office:value="356.21260676561" calcext:value-type="float">
            <text:p>356.2126067656</text:p>
          </table:table-cell>
          <table:table-cell office:value-type="float" office:value="402.102866658717" calcext:value-type="float">
            <text:p>402.1028666587</text:p>
          </table:table-cell>
          <table:table-cell office:value-type="float" office:value="397.277273448712" calcext:value-type="float">
            <text:p>397.2772734487</text:p>
          </table:table-cell>
          <table:table-cell office:value-type="float" office:value="375.138437964849" calcext:value-type="float">
            <text:p>375.1384379648</text:p>
          </table:table-cell>
          <table:table-cell office:value-type="float" office:value="383.210329404129" calcext:value-type="float">
            <text:p>383.2103294041</text:p>
          </table:table-cell>
          <table:table-cell office:value-type="float" office:value="376.758616403707" calcext:value-type="float">
            <text:p>376.7586164037</text:p>
          </table:table-cell>
          <table:table-cell office:value-type="float" office:value="398.58034744202" calcext:value-type="float">
            <text:p>398.580347442</text:p>
          </table:table-cell>
          <table:table-cell office:value-type="float" office:value="390.067909009103" calcext:value-type="float">
            <text:p>390.0679090091</text:p>
          </table:table-cell>
          <table:table-cell office:value-type="float" office:value="376.369638288001" calcext:value-type="float">
            <text:p>376.369638288</text:p>
          </table:table-cell>
          <table:table-cell office:value-type="float" office:value="419.64025999623" calcext:value-type="float">
            <text:p>419.6402599962</text:p>
          </table:table-cell>
          <table:table-cell office:value-type="float" office:value="400.671576057144" calcext:value-type="float">
            <text:p>400.6715760571</text:p>
          </table:table-cell>
          <table:table-cell office:value-type="float" office:value="432.805476255679" calcext:value-type="float">
            <text:p>432.8054762557</text:p>
          </table:table-cell>
          <table:table-cell office:value-type="float" office:value="359.726870461213" calcext:value-type="float">
            <text:p>359.7268704612</text:p>
          </table:table-cell>
          <table:table-cell office:value-type="float" office:value="405.931527718273" calcext:value-type="float">
            <text:p>405.9315277183</text:p>
          </table:table-cell>
          <table:table-cell office:value-type="float" office:value="418.579268608274" calcext:value-type="float">
            <text:p>418.5792686083</text:p>
          </table:table-cell>
        </table:table-row>
        <table:table-row table:style-name="ro1">
          <table:table-cell office:value-type="float" office:value="369.85678715643" calcext:value-type="float">
            <text:p>369.8567871564</text:p>
          </table:table-cell>
          <table:table-cell office:value-type="float" office:value="385.697384610308" calcext:value-type="float">
            <text:p>385.6973846103</text:p>
          </table:table-cell>
          <table:table-cell office:value-type="float" office:value="442.813905365605" calcext:value-type="float">
            <text:p>442.8139053656</text:p>
          </table:table-cell>
          <table:table-cell office:value-type="float" office:value="412.385632095952" calcext:value-type="float">
            <text:p>412.385632096</text:p>
          </table:table-cell>
          <table:table-cell office:value-type="float" office:value="388.338908079707" calcext:value-type="float">
            <text:p>388.3389080797</text:p>
          </table:table-cell>
          <table:table-cell office:value-type="float" office:value="412.574193508514" calcext:value-type="float">
            <text:p>412.5741935085</text:p>
          </table:table-cell>
          <table:table-cell office:value-type="float" office:value="410.551022594303" calcext:value-type="float">
            <text:p>410.5510225943</text:p>
          </table:table-cell>
          <table:table-cell office:value-type="float" office:value="380.350290128038" calcext:value-type="float">
            <text:p>380.350290128</text:p>
          </table:table-cell>
          <table:table-cell office:value-type="float" office:value="421.908193098944" calcext:value-type="float">
            <text:p>421.9081930989</text:p>
          </table:table-cell>
          <table:table-cell office:value-type="float" office:value="415.549196519639" calcext:value-type="float">
            <text:p>415.5491965196</text:p>
          </table:table-cell>
          <table:table-cell office:value-type="float" office:value="389.486937584486" calcext:value-type="float">
            <text:p>389.4869375845</text:p>
          </table:table-cell>
          <table:table-cell office:value-type="float" office:value="369.243114481525" calcext:value-type="float">
            <text:p>369.2431144815</text:p>
          </table:table-cell>
          <table:table-cell office:value-type="float" office:value="369.614090665895" calcext:value-type="float">
            <text:p>369.6140906659</text:p>
          </table:table-cell>
          <table:table-cell office:value-type="float" office:value="400.384665265305" calcext:value-type="float">
            <text:p>400.3846652653</text:p>
          </table:table-cell>
          <table:table-cell office:value-type="float" office:value="400.506690512115" calcext:value-type="float">
            <text:p>400.5066905121</text:p>
          </table:table-cell>
          <table:table-cell office:value-type="float" office:value="431.019924844992" calcext:value-type="float">
            <text:p>431.019924845</text:p>
          </table:table-cell>
          <table:table-cell office:value-type="float" office:value="406.759995422756" calcext:value-type="float">
            <text:p>406.7599954228</text:p>
          </table:table-cell>
          <table:table-cell office:value-type="float" office:value="407.228923018893" calcext:value-type="float">
            <text:p>407.2289230189</text:p>
          </table:table-cell>
          <table:table-cell office:value-type="float" office:value="448.614796157638" calcext:value-type="float">
            <text:p>448.6147961576</text:p>
          </table:table-cell>
          <table:table-cell office:value-type="float" office:value="392.056410844675" calcext:value-type="float">
            <text:p>392.0564108447</text:p>
          </table:table-cell>
          <table:table-cell office:value-type="float" office:value="428.283924081748" calcext:value-type="float">
            <text:p>428.2839240817</text:p>
          </table:table-cell>
          <table:table-cell office:value-type="float" office:value="414.734289034836" calcext:value-type="float">
            <text:p>414.7342890348</text:p>
          </table:table-cell>
          <table:table-cell office:value-type="float" office:value="405.727092666625" calcext:value-type="float">
            <text:p>405.7270926666</text:p>
          </table:table-cell>
          <table:table-cell office:value-type="float" office:value="384.135457917533" calcext:value-type="float">
            <text:p>384.1354579175</text:p>
          </table:table-cell>
          <table:table-cell office:value-type="float" office:value="412.717070697017" calcext:value-type="float">
            <text:p>412.717070697</text:p>
          </table:table-cell>
          <table:table-cell office:value-type="float" office:value="401.137748759419" calcext:value-type="float">
            <text:p>401.1377487594</text:p>
          </table:table-cell>
          <table:table-cell office:value-type="float" office:value="400.872490399172" calcext:value-type="float">
            <text:p>400.8724903992</text:p>
          </table:table-cell>
          <table:table-cell office:value-type="float" office:value="393.880264523697" calcext:value-type="float">
            <text:p>393.8802645237</text:p>
          </table:table-cell>
          <table:table-cell office:value-type="float" office:value="391.559071195294" calcext:value-type="float">
            <text:p>391.5590711953</text:p>
          </table:table-cell>
          <table:table-cell office:value-type="float" office:value="379.763859483414" calcext:value-type="float">
            <text:p>379.7638594834</text:p>
          </table:table-cell>
          <table:table-cell office:value-type="float" office:value="398.03415834848" calcext:value-type="float">
            <text:p>398.0341583485</text:p>
          </table:table-cell>
          <table:table-cell office:value-type="float" office:value="368.610802846994" calcext:value-type="float">
            <text:p>368.610802847</text:p>
          </table:table-cell>
          <table:table-cell office:value-type="float" office:value="356.102254446645" calcext:value-type="float">
            <text:p>356.1022544466</text:p>
          </table:table-cell>
          <table:table-cell office:value-type="float" office:value="388.470527660357" calcext:value-type="float">
            <text:p>388.4705276604</text:p>
          </table:table-cell>
          <table:table-cell office:value-type="float" office:value="391.110612588906" calcext:value-type="float">
            <text:p>391.1106125889</text:p>
          </table:table-cell>
          <table:table-cell office:value-type="float" office:value="356.957805774643" calcext:value-type="float">
            <text:p>356.9578057746</text:p>
          </table:table-cell>
          <table:table-cell office:value-type="float" office:value="395.158029386993" calcext:value-type="float">
            <text:p>395.158029387</text:p>
          </table:table-cell>
          <table:table-cell office:value-type="float" office:value="399.761303115136" calcext:value-type="float">
            <text:p>399.7613031151</text:p>
          </table:table-cell>
          <table:table-cell office:value-type="float" office:value="403.185685019819" calcext:value-type="float">
            <text:p>403.1856850198</text:p>
          </table:table-cell>
          <table:table-cell office:value-type="float" office:value="391.146299315106" calcext:value-type="float">
            <text:p>391.1462993151</text:p>
          </table:table-cell>
          <table:table-cell office:value-type="float" office:value="362.49712126442" calcext:value-type="float">
            <text:p>362.4971212644</text:p>
          </table:table-cell>
          <table:table-cell office:value-type="float" office:value="402.417760701266" calcext:value-type="float">
            <text:p>402.4177607013</text:p>
          </table:table-cell>
          <table:table-cell office:value-type="float" office:value="390.669775194204" calcext:value-type="float">
            <text:p>390.6697751942</text:p>
          </table:table-cell>
          <table:table-cell office:value-type="float" office:value="385.752526916741" calcext:value-type="float">
            <text:p>385.7525269167</text:p>
          </table:table-cell>
          <table:table-cell office:value-type="float" office:value="417.69913966275" calcext:value-type="float">
            <text:p>417.6991396628</text:p>
          </table:table-cell>
          <table:table-cell office:value-type="float" office:value="406.595945380408" calcext:value-type="float">
            <text:p>406.5959453804</text:p>
          </table:table-cell>
          <table:table-cell office:value-type="float" office:value="434.558114367251" calcext:value-type="float">
            <text:p>434.5581143673</text:p>
          </table:table-cell>
          <table:table-cell office:value-type="float" office:value="363.052589756611" calcext:value-type="float">
            <text:p>363.0525897566</text:p>
          </table:table-cell>
          <table:table-cell office:value-type="float" office:value="407.482498351956" calcext:value-type="float">
            <text:p>407.482498352</text:p>
          </table:table-cell>
          <table:table-cell office:value-type="float" office:value="416.221272979" calcext:value-type="float">
            <text:p>416.221272979</text:p>
          </table:table-cell>
        </table:table-row>
        <table:table-row table:style-name="ro1">
          <table:table-cell office:value-type="float" office:value="380.482342146144" calcext:value-type="float">
            <text:p>380.4823421461</text:p>
          </table:table-cell>
          <table:table-cell office:value-type="float" office:value="392.954525162447" calcext:value-type="float">
            <text:p>392.9545251624</text:p>
          </table:table-cell>
          <table:table-cell office:value-type="float" office:value="451.229697714006" calcext:value-type="float">
            <text:p>451.229697714</text:p>
          </table:table-cell>
          <table:table-cell office:value-type="float" office:value="420.281837360911" calcext:value-type="float">
            <text:p>420.2818373609</text:p>
          </table:table-cell>
          <table:table-cell office:value-type="float" office:value="399.057412250872" calcext:value-type="float">
            <text:p>399.0574122509</text:p>
          </table:table-cell>
          <table:table-cell office:value-type="float" office:value="418.959002399572" calcext:value-type="float">
            <text:p>418.9590023996</text:p>
          </table:table-cell>
          <table:table-cell office:value-type="float" office:value="407.099504733945" calcext:value-type="float">
            <text:p>407.0995047339</text:p>
          </table:table-cell>
          <table:table-cell office:value-type="float" office:value="379.347060332151" calcext:value-type="float">
            <text:p>379.3470603322</text:p>
          </table:table-cell>
          <table:table-cell office:value-type="float" office:value="419.162292319075" calcext:value-type="float">
            <text:p>419.1622923191</text:p>
          </table:table-cell>
          <table:table-cell office:value-type="float" office:value="414.769582352093" calcext:value-type="float">
            <text:p>414.7695823521</text:p>
          </table:table-cell>
          <table:table-cell office:value-type="float" office:value="405.157967076734" calcext:value-type="float">
            <text:p>405.1579670767</text:p>
          </table:table-cell>
          <table:table-cell office:value-type="float" office:value="378.710317141223" calcext:value-type="float">
            <text:p>378.7103171412</text:p>
          </table:table-cell>
          <table:table-cell office:value-type="float" office:value="368.442519104265" calcext:value-type="float">
            <text:p>368.4425191043</text:p>
          </table:table-cell>
          <table:table-cell office:value-type="float" office:value="401.847670233445" calcext:value-type="float">
            <text:p>401.8476702334</text:p>
          </table:table-cell>
          <table:table-cell office:value-type="float" office:value="403.431157612661" calcext:value-type="float">
            <text:p>403.4311576127</text:p>
          </table:table-cell>
          <table:table-cell office:value-type="float" office:value="432.00728857519" calcext:value-type="float">
            <text:p>432.0072885752</text:p>
          </table:table-cell>
          <table:table-cell office:value-type="float" office:value="406.759995422756" calcext:value-type="float">
            <text:p>406.7599954228</text:p>
          </table:table-cell>
          <table:table-cell office:value-type="float" office:value="401.47602354331" calcext:value-type="float">
            <text:p>401.4760235433</text:p>
          </table:table-cell>
          <table:table-cell office:value-type="float" office:value="450.119746820654" calcext:value-type="float">
            <text:p>450.1197468207</text:p>
          </table:table-cell>
          <table:table-cell office:value-type="float" office:value="388.775405180647" calcext:value-type="float">
            <text:p>388.7754051806</text:p>
          </table:table-cell>
          <table:table-cell office:value-type="float" office:value="424.087598915907" calcext:value-type="float">
            <text:p>424.0875989159</text:p>
          </table:table-cell>
          <table:table-cell office:value-type="float" office:value="416.123246189939" calcext:value-type="float">
            <text:p>416.1232461899</text:p>
          </table:table-cell>
          <table:table-cell office:value-type="float" office:value="406.050067218248" calcext:value-type="float">
            <text:p>406.0500672182</text:p>
          </table:table-cell>
          <table:table-cell office:value-type="float" office:value="389.711692909866" calcext:value-type="float">
            <text:p>389.7116929099</text:p>
          </table:table-cell>
          <table:table-cell office:value-type="float" office:value="423.177350148241" calcext:value-type="float">
            <text:p>423.1773501482</text:p>
          </table:table-cell>
          <table:table-cell office:value-type="float" office:value="407.272202589199" calcext:value-type="float">
            <text:p>407.2722025892</text:p>
          </table:table-cell>
          <table:table-cell office:value-type="float" office:value="398.024637029213" calcext:value-type="float">
            <text:p>398.0246370292</text:p>
          </table:table-cell>
          <table:table-cell office:value-type="float" office:value="390.972605438917" calcext:value-type="float">
            <text:p>390.9726054389</text:p>
          </table:table-cell>
          <table:table-cell office:value-type="float" office:value="390.799168940853" calcext:value-type="float">
            <text:p>390.7991689409</text:p>
          </table:table-cell>
          <table:table-cell office:value-type="float" office:value="383.944083337244" calcext:value-type="float">
            <text:p>383.9440833372</text:p>
          </table:table-cell>
          <table:table-cell office:value-type="float" office:value="403.696788884331" calcext:value-type="float">
            <text:p>403.6967888843</text:p>
          </table:table-cell>
          <table:table-cell office:value-type="float" office:value="368.610802846994" calcext:value-type="float">
            <text:p>368.610802847</text:p>
          </table:table-cell>
          <table:table-cell office:value-type="float" office:value="355.456871986573" calcext:value-type="float">
            <text:p>355.4568719866</text:p>
          </table:table-cell>
          <table:table-cell office:value-type="float" office:value="388.470527660357" calcext:value-type="float">
            <text:p>388.4705276604</text:p>
          </table:table-cell>
          <table:table-cell office:value-type="float" office:value="395.556030206491" calcext:value-type="float">
            <text:p>395.5560302065</text:p>
          </table:table-cell>
          <table:table-cell office:value-type="float" office:value="357.1409121353" calcext:value-type="float">
            <text:p>357.1409121353</text:p>
          </table:table-cell>
          <table:table-cell office:value-type="float" office:value="410.431555187758" calcext:value-type="float">
            <text:p>410.4315551878</text:p>
          </table:table-cell>
          <table:table-cell office:value-type="float" office:value="399.192374684713" calcext:value-type="float">
            <text:p>399.1923746847</text:p>
          </table:table-cell>
          <table:table-cell office:value-type="float" office:value="409.294951359495" calcext:value-type="float">
            <text:p>409.2949513595</text:p>
          </table:table-cell>
          <table:table-cell office:value-type="float" office:value="398.609411274561" calcext:value-type="float">
            <text:p>398.6094112746</text:p>
          </table:table-cell>
          <table:table-cell office:value-type="float" office:value="377.421013455926" calcext:value-type="float">
            <text:p>377.4210134559</text:p>
          </table:table-cell>
          <table:table-cell office:value-type="float" office:value="403.46194504408" calcext:value-type="float">
            <text:p>403.4619450441</text:p>
          </table:table-cell>
          <table:table-cell office:value-type="float" office:value="393.055926895033" calcext:value-type="float">
            <text:p>393.055926895</text:p>
          </table:table-cell>
          <table:table-cell office:value-type="float" office:value="386.330137410615" calcext:value-type="float">
            <text:p>386.3301374106</text:p>
          </table:table-cell>
          <table:table-cell office:value-type="float" office:value="423.399035695455" calcext:value-type="float">
            <text:p>423.3990356955</text:p>
          </table:table-cell>
          <table:table-cell office:value-type="float" office:value="404.845114360797" calcext:value-type="float">
            <text:p>404.8451143608</text:p>
          </table:table-cell>
          <table:table-cell office:value-type="float" office:value="437.722318698826" calcext:value-type="float">
            <text:p>437.7223186988</text:p>
          </table:table-cell>
          <table:table-cell office:value-type="float" office:value="361.896822798416" calcext:value-type="float">
            <text:p>361.8968227984</text:p>
          </table:table-cell>
          <table:table-cell office:value-type="float" office:value="409.638131881553" calcext:value-type="float">
            <text:p>409.6381318816</text:p>
          </table:table-cell>
          <table:table-cell office:value-type="float" office:value="416.221272979" calcext:value-type="float">
            <text:p>416.221272979</text:p>
          </table:table-cell>
        </table:table-row>
        <table:table-row table:style-name="ro1">
          <table:table-cell office:value-type="float" office:value="387.490683994704" calcext:value-type="float">
            <text:p>387.4906839947</text:p>
          </table:table-cell>
          <table:table-cell office:value-type="float" office:value="400.554702788117" calcext:value-type="float">
            <text:p>400.5547027881</text:p>
          </table:table-cell>
          <table:table-cell office:value-type="float" office:value="461.228874048628" calcext:value-type="float">
            <text:p>461.2288740486</text:p>
          </table:table-cell>
          <table:table-cell office:value-type="float" office:value="430.012436099012" calcext:value-type="float">
            <text:p>430.012436099</text:p>
          </table:table-cell>
          <table:table-cell office:value-type="float" office:value="398.226752296597" calcext:value-type="float">
            <text:p>398.2267522966</text:p>
          </table:table-cell>
          <table:table-cell office:value-type="float" office:value="419.644040819861" calcext:value-type="float">
            <text:p>419.6440408199</text:p>
          </table:table-cell>
          <table:table-cell office:value-type="float" office:value="405.290201627562" calcext:value-type="float">
            <text:p>405.2902016276</text:p>
          </table:table-cell>
          <table:table-cell office:value-type="float" office:value="378.90396348612" calcext:value-type="float">
            <text:p>378.9039634861</text:p>
          </table:table-cell>
          <table:table-cell office:value-type="float" office:value="414.14221214369" calcext:value-type="float">
            <text:p>414.1422121437</text:p>
          </table:table-cell>
          <table:table-cell office:value-type="float" office:value="430.248888243299" calcext:value-type="float">
            <text:p>430.2488882433</text:p>
          </table:table-cell>
          <table:table-cell office:value-type="float" office:value="408.004944137605" calcext:value-type="float">
            <text:p>408.0049441376</text:p>
          </table:table-cell>
          <table:table-cell office:value-type="float" office:value="381.579325560098" calcext:value-type="float">
            <text:p>381.5793255601</text:p>
          </table:table-cell>
          <table:table-cell office:value-type="float" office:value="381.440651425486" calcext:value-type="float">
            <text:p>381.4406514255</text:p>
          </table:table-cell>
          <table:table-cell office:value-type="float" office:value="402.194058904553" calcext:value-type="float">
            <text:p>402.1940589046</text:p>
          </table:table-cell>
          <table:table-cell office:value-type="float" office:value="403.565345251163" calcext:value-type="float">
            <text:p>403.5653452512</text:p>
          </table:table-cell>
          <table:table-cell office:value-type="float" office:value="432.109414986843" calcext:value-type="float">
            <text:p>432.1094149868</text:p>
          </table:table-cell>
          <table:table-cell office:value-type="float" office:value="405.999849524505" calcext:value-type="float">
            <text:p>405.9998495245</text:p>
          </table:table-cell>
          <table:table-cell office:value-type="float" office:value="397.013492123994" calcext:value-type="float">
            <text:p>397.013492124</text:p>
          </table:table-cell>
          <table:table-cell office:value-type="float" office:value="450.264970827041" calcext:value-type="float">
            <text:p>450.264970827</text:p>
          </table:table-cell>
          <table:table-cell office:value-type="float" office:value="388.40220840281" calcext:value-type="float">
            <text:p>388.4022084028</text:p>
          </table:table-cell>
          <table:table-cell office:value-type="float" office:value="437.953206443608" calcext:value-type="float">
            <text:p>437.9532064436</text:p>
          </table:table-cell>
          <table:table-cell office:value-type="float" office:value="416.451050304604" calcext:value-type="float">
            <text:p>416.4510503046</text:p>
          </table:table-cell>
          <table:table-cell office:value-type="float" office:value="405.621098920453" calcext:value-type="float">
            <text:p>405.6210989205</text:p>
          </table:table-cell>
          <table:table-cell office:value-type="float" office:value="392.397053998782" calcext:value-type="float">
            <text:p>392.3970539988</text:p>
          </table:table-cell>
          <table:table-cell office:value-type="float" office:value="422.835408127883" calcext:value-type="float">
            <text:p>422.8354081279</text:p>
          </table:table-cell>
          <table:table-cell office:value-type="float" office:value="405.167878265895" calcext:value-type="float">
            <text:p>405.1678782659</text:p>
          </table:table-cell>
          <table:table-cell office:value-type="float" office:value="405.255789031831" calcext:value-type="float">
            <text:p>405.2557890318</text:p>
          </table:table-cell>
          <table:table-cell office:value-type="float" office:value="394.324583394979" calcext:value-type="float">
            <text:p>394.324583395</text:p>
          </table:table-cell>
          <table:table-cell office:value-type="float" office:value="409.399614554548" calcext:value-type="float">
            <text:p>409.3996145545</text:p>
          </table:table-cell>
          <table:table-cell office:value-type="float" office:value="384.703598602528" calcext:value-type="float">
            <text:p>384.7035986025</text:p>
          </table:table-cell>
          <table:table-cell office:value-type="float" office:value="411.807832670541" calcext:value-type="float">
            <text:p>411.8078326705</text:p>
          </table:table-cell>
          <table:table-cell office:value-type="float" office:value="377.25400896942" calcext:value-type="float">
            <text:p>377.2540089694</text:p>
          </table:table-cell>
          <table:table-cell office:value-type="float" office:value="364.140568746562" calcext:value-type="float">
            <text:p>364.1405687466</text:p>
          </table:table-cell>
          <table:table-cell office:value-type="float" office:value="382.887293011435" calcext:value-type="float">
            <text:p>382.8872930114</text:p>
          </table:table-cell>
          <table:table-cell office:value-type="float" office:value="398.065903929249" calcext:value-type="float">
            <text:p>398.0659039292</text:p>
          </table:table-cell>
          <table:table-cell office:value-type="float" office:value="362.954908283414" calcext:value-type="float">
            <text:p>362.9549082834</text:p>
          </table:table-cell>
          <table:table-cell office:value-type="float" office:value="413.762900432023" calcext:value-type="float">
            <text:p>413.762900432</text:p>
          </table:table-cell>
          <table:table-cell office:value-type="float" office:value="399.641717827915" calcext:value-type="float">
            <text:p>399.6417178279</text:p>
          </table:table-cell>
          <table:table-cell office:value-type="float" office:value="413.277618512518" calcext:value-type="float">
            <text:p>413.2776185125</text:p>
          </table:table-cell>
          <table:table-cell office:value-type="float" office:value="399.576253593135" calcext:value-type="float">
            <text:p>399.5762535931</text:p>
          </table:table-cell>
          <table:table-cell office:value-type="float" office:value="381.992634302076" calcext:value-type="float">
            <text:p>381.9926343021</text:p>
          </table:table-cell>
          <table:table-cell office:value-type="float" office:value="402.253989718363" calcext:value-type="float">
            <text:p>402.2539897184</text:p>
          </table:table-cell>
          <table:table-cell office:value-type="float" office:value="394.064156865271" calcext:value-type="float">
            <text:p>394.0641568653</text:p>
          </table:table-cell>
          <table:table-cell office:value-type="float" office:value="391.719610619945" calcext:value-type="float">
            <text:p>391.7196106199</text:p>
          </table:table-cell>
          <table:table-cell office:value-type="float" office:value="421.878634547382" calcext:value-type="float">
            <text:p>421.8786345474</text:p>
          </table:table-cell>
          <table:table-cell office:value-type="float" office:value="409.482387524321" calcext:value-type="float">
            <text:p>409.4823875243</text:p>
          </table:table-cell>
          <table:table-cell office:value-type="float" office:value="437.50884522669" calcext:value-type="float">
            <text:p>437.5088452267</text:p>
          </table:table-cell>
          <table:table-cell office:value-type="float" office:value="374.895148215421" calcext:value-type="float">
            <text:p>374.8951482154</text:p>
          </table:table-cell>
          <table:table-cell office:value-type="float" office:value="407.235394436174" calcext:value-type="float">
            <text:p>407.2353944362</text:p>
          </table:table-cell>
          <table:table-cell office:value-type="float" office:value="420.336669291306" calcext:value-type="float">
            <text:p>420.3366692913</text:p>
          </table:table-cell>
        </table:table-row>
        <table:table-row table:style-name="ro1">
          <table:table-cell office:value-type="float" office:value="394.341370666808" calcext:value-type="float">
            <text:p>394.3413706668</text:p>
          </table:table-cell>
          <table:table-cell office:value-type="float" office:value="390.805167819431" calcext:value-type="float">
            <text:p>390.8051678194</text:p>
          </table:table-cell>
          <table:table-cell office:value-type="float" office:value="468.355122894311" calcext:value-type="float">
            <text:p>468.3551228943</text:p>
          </table:table-cell>
          <table:table-cell office:value-type="float" office:value="442.385467641728" calcext:value-type="float">
            <text:p>442.3854676417</text:p>
          </table:table-cell>
          <table:table-cell office:value-type="float" office:value="398.975705351157" calcext:value-type="float">
            <text:p>398.9757053512</text:p>
          </table:table-cell>
          <table:table-cell office:value-type="float" office:value="419.579433473832" calcext:value-type="float">
            <text:p>419.5794334738</text:p>
          </table:table-cell>
          <table:table-cell office:value-type="float" office:value="404.611903078338" calcext:value-type="float">
            <text:p>404.6119030783</text:p>
          </table:table-cell>
          <table:table-cell office:value-type="float" office:value="378.90396348612" calcext:value-type="float">
            <text:p>378.9039634861</text:p>
          </table:table-cell>
          <table:table-cell office:value-type="float" office:value="412.564840624135" calcext:value-type="float">
            <text:p>412.5648406241</text:p>
          </table:table-cell>
          <table:table-cell office:value-type="float" office:value="439.279678564997" calcext:value-type="float">
            <text:p>439.279678565</text:p>
          </table:table-cell>
          <table:table-cell office:value-type="float" office:value="408.988439607043" calcext:value-type="float">
            <text:p>408.988439607</text:p>
          </table:table-cell>
          <table:table-cell office:value-type="float" office:value="401.122354007855" calcext:value-type="float">
            <text:p>401.1223540079</text:p>
          </table:table-cell>
          <table:table-cell office:value-type="float" office:value="384.93212936285" calcext:value-type="float">
            <text:p>384.9321293629</text:p>
          </table:table-cell>
          <table:table-cell office:value-type="float" office:value="400.238539591844" calcext:value-type="float">
            <text:p>400.2385395918</text:p>
          </table:table-cell>
          <table:table-cell office:value-type="float" office:value="404.166945825367" calcext:value-type="float">
            <text:p>404.1669458254</text:p>
          </table:table-cell>
          <table:table-cell office:value-type="float" office:value="432.190841998892" calcext:value-type="float">
            <text:p>432.1908419989</text:p>
          </table:table-cell>
          <table:table-cell office:value-type="float" office:value="407.879399546101" calcext:value-type="float">
            <text:p>407.8793995461</text:p>
          </table:table-cell>
          <table:table-cell office:value-type="float" office:value="415.97203814006" calcext:value-type="float">
            <text:p>415.9720381401</text:p>
          </table:table-cell>
          <table:table-cell office:value-type="float" office:value="452.991892844163" calcext:value-type="float">
            <text:p>452.9918928442</text:p>
          </table:table-cell>
          <table:table-cell office:value-type="float" office:value="391.07086531294" calcext:value-type="float">
            <text:p>391.0708653129</text:p>
          </table:table-cell>
          <table:table-cell office:value-type="float" office:value="444.781335669732" calcext:value-type="float">
            <text:p>444.7813356697</text:p>
          </table:table-cell>
          <table:table-cell office:value-type="float" office:value="414.133221026039" calcext:value-type="float">
            <text:p>414.133221026</text:p>
          </table:table-cell>
          <table:table-cell office:value-type="float" office:value="403.181533162719" calcext:value-type="float">
            <text:p>403.1815331627</text:p>
          </table:table-cell>
          <table:table-cell office:value-type="float" office:value="395.661529069166" calcext:value-type="float">
            <text:p>395.6615290692</text:p>
          </table:table-cell>
          <table:table-cell office:value-type="float" office:value="422.57259567329" calcext:value-type="float">
            <text:p>422.5725956733</text:p>
          </table:table-cell>
          <table:table-cell office:value-type="float" office:value="415.177192863265" calcext:value-type="float">
            <text:p>415.1771928633</text:p>
          </table:table-cell>
          <table:table-cell office:value-type="float" office:value="405.881898323697" calcext:value-type="float">
            <text:p>405.8818983237</text:p>
          </table:table-cell>
          <table:table-cell office:value-type="float" office:value="401.608672980109" calcext:value-type="float">
            <text:p>401.6086729801</text:p>
          </table:table-cell>
          <table:table-cell office:value-type="float" office:value="406.660524928171" calcext:value-type="float">
            <text:p>406.6605249282</text:p>
          </table:table-cell>
          <table:table-cell office:value-type="float" office:value="385.49254051485" calcext:value-type="float">
            <text:p>385.4925405149</text:p>
          </table:table-cell>
          <table:table-cell office:value-type="float" office:value="415.288295892458" calcext:value-type="float">
            <text:p>415.2882958925</text:p>
          </table:table-cell>
          <table:table-cell office:value-type="float" office:value="377.25400896942" calcext:value-type="float">
            <text:p>377.2540089694</text:p>
          </table:table-cell>
          <table:table-cell office:value-type="float" office:value="362.917561746933" calcext:value-type="float">
            <text:p>362.9175617469</text:p>
          </table:table-cell>
          <table:table-cell office:value-type="float" office:value="389.023133937141" calcext:value-type="float">
            <text:p>389.0231339371</text:p>
          </table:table-cell>
          <table:table-cell office:value-type="float" office:value="396.221753340695" calcext:value-type="float">
            <text:p>396.2217533407</text:p>
          </table:table-cell>
          <table:table-cell office:value-type="float" office:value="376.154930676138" calcext:value-type="float">
            <text:p>376.1549306761</text:p>
          </table:table-cell>
          <table:table-cell office:value-type="float" office:value="417.54143347024" calcext:value-type="float">
            <text:p>417.5414334702</text:p>
          </table:table-cell>
          <table:table-cell office:value-type="float" office:value="399.754642177701" calcext:value-type="float">
            <text:p>399.7546421777</text:p>
          </table:table-cell>
          <table:table-cell office:value-type="float" office:value="413.713575594899" calcext:value-type="float">
            <text:p>413.7135755949</text:p>
          </table:table-cell>
          <table:table-cell office:value-type="float" office:value="402.948064960909" calcext:value-type="float">
            <text:p>402.9480649609</text:p>
          </table:table-cell>
          <table:table-cell office:value-type="float" office:value="389.456666370016" calcext:value-type="float">
            <text:p>389.45666637</text:p>
          </table:table-cell>
          <table:table-cell office:value-type="float" office:value="402.83314013042" calcext:value-type="float">
            <text:p>402.8331401304</text:p>
          </table:table-cell>
          <table:table-cell office:value-type="float" office:value="405.220224474405" calcext:value-type="float">
            <text:p>405.2202244744</text:p>
          </table:table-cell>
          <table:table-cell office:value-type="float" office:value="391.236661227334" calcext:value-type="float">
            <text:p>391.2366612273</text:p>
          </table:table-cell>
          <table:table-cell office:value-type="float" office:value="429.767380068981" calcext:value-type="float">
            <text:p>429.767380069</text:p>
          </table:table-cell>
          <table:table-cell office:value-type="float" office:value="409.766642677914" calcext:value-type="float">
            <text:p>409.7666426779</text:p>
          </table:table-cell>
          <table:table-cell office:value-type="float" office:value="437.511315206329" calcext:value-type="float">
            <text:p>437.5113152063</text:p>
          </table:table-cell>
          <table:table-cell office:value-type="float" office:value="391.349437300986" calcext:value-type="float">
            <text:p>391.349437301</text:p>
          </table:table-cell>
          <table:table-cell office:value-type="float" office:value="409.976433466657" calcext:value-type="float">
            <text:p>409.9764334667</text:p>
          </table:table-cell>
          <table:table-cell office:value-type="float" office:value="418.124986867776" calcext:value-type="float">
            <text:p>418.1249868678</text:p>
          </table:table-cell>
        </table:table-row>
        <table:table-row table:style-name="ro1">
          <table:table-cell office:value-type="float" office:value="393.176049232086" calcext:value-type="float">
            <text:p>393.1760492321</text:p>
          </table:table-cell>
          <table:table-cell office:value-type="float" office:value="391.32959574004" calcext:value-type="float">
            <text:p>391.32959574</text:p>
          </table:table-cell>
          <table:table-cell office:value-type="float" office:value="472.686872850973" calcext:value-type="float">
            <text:p>472.68687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.579433473832" calcext:value-type="float">
            <text:p>419.5794334738</text:p>
          </table:table-cell>
          <table:table-cell office:value-type="float" office:value="0" calcext:value-type="float">
            <text:p>0</text:p>
          </table:table-cell>
          <table:table-cell office:value-type="float" office:value="377.457524945546" calcext:value-type="float">
            <text:p>377.4575249455</text:p>
          </table:table-cell>
          <table:table-cell office:value-type="float" office:value="0" calcext:value-type="float">
            <text:p>0</text:p>
          </table:table-cell>
          <table:table-cell office:value-type="float" office:value="440.3428584681" calcext:value-type="float">
            <text:p>440.3428584681</text:p>
          </table:table-cell>
          <table:table-cell office:value-type="float" office:value="407.051171220853" calcext:value-type="float">
            <text:p>407.0511712209</text:p>
          </table:table-cell>
          <table:table-cell office:value-type="float" office:value="410.993694882571" calcext:value-type="float">
            <text:p>410.9936948826</text:p>
          </table:table-cell>
          <table:table-cell office:value-type="float" office:value="381.702124919802" calcext:value-type="float">
            <text:p>381.7021249198</text:p>
          </table:table-cell>
          <table:table-cell office:value-type="float" office:value="398.837402527688" calcext:value-type="float">
            <text:p>398.8374025277</text:p>
          </table:table-cell>
          <table:table-cell office:value-type="float" office:value="404.180363959098" calcext:value-type="float">
            <text:p>404.1803639591</text:p>
          </table:table-cell>
          <table:table-cell office:value-type="float" office:value="0" calcext:value-type="float">
            <text:p>0</text:p>
          </table:table-cell>
          <table:table-cell office:value-type="float" office:value="412.592210050873" calcext:value-type="float">
            <text:p>412.592210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469197665933" calcext:value-type="float">
            <text:p>396.4691976659</text:p>
          </table:table-cell>
          <table:table-cell office:value-type="float" office:value="447.913587795403" calcext:value-type="float">
            <text:p>447.9135877954</text:p>
          </table:table-cell>
          <table:table-cell office:value-type="float" office:value="425.257859132568" calcext:value-type="float">
            <text:p>425.2578591326</text:p>
          </table:table-cell>
          <table:table-cell office:value-type="float" office:value="407.004858568223" calcext:value-type="float">
            <text:p>407.0048585682</text:p>
          </table:table-cell>
          <table:table-cell office:value-type="float" office:value="405.534262010854" calcext:value-type="float">
            <text:p>405.5342620109</text:p>
          </table:table-cell>
          <table:table-cell office:value-type="float" office:value="422.479690411504" calcext:value-type="float">
            <text:p>422.4796904115</text:p>
          </table:table-cell>
          <table:table-cell office:value-type="float" office:value="405.527099533867" calcext:value-type="float">
            <text:p>405.5270995339</text:p>
          </table:table-cell>
          <table:table-cell office:value-type="float" office:value="406.047583384004" calcext:value-type="float">
            <text:p>406.047583384</text:p>
          </table:table-cell>
          <table:table-cell office:value-type="float" office:value="389.056921164362" calcext:value-type="float">
            <text:p>389.056921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.167084553821" calcext:value-type="float">
            <text:p>418.1670845538</text:p>
          </table:table-cell>
          <table:table-cell office:value-type="float" office:value="376.82687487979" calcext:value-type="float">
            <text:p>376.8268748798</text:p>
          </table:table-cell>
          <table:table-cell office:value-type="float" office:value="368.022647321124" calcext:value-type="float">
            <text:p>368.0226473211</text:p>
          </table:table-cell>
          <table:table-cell office:value-type="float" office:value="0" calcext:value-type="float">
            <text:p>0</text:p>
          </table:table-cell>
          <table:table-cell office:value-type="float" office:value="394.539597828838" calcext:value-type="float">
            <text:p>394.5395978288</text:p>
          </table:table-cell>
          <table:table-cell office:value-type="float" office:value="380.702282976939" calcext:value-type="float">
            <text:p>380.7022829769</text:p>
          </table:table-cell>
          <table:table-cell office:value-type="float" office:value="429.04391276942" calcext:value-type="float">
            <text:p>429.0439127694</text:p>
          </table:table-cell>
          <table:table-cell office:value-type="float" office:value="398.08819300599" calcext:value-type="float">
            <text:p>398.088193006</text:p>
          </table:table-cell>
          <table:table-cell office:value-type="float" office:value="417.403798040616" calcext:value-type="float">
            <text:p>417.4037980406</text:p>
          </table:table-cell>
          <table:table-cell office:value-type="float" office:value="0" calcext:value-type="float">
            <text:p>0</text:p>
          </table:table-cell>
          <table:table-cell office:value-type="float" office:value="397.675938268517" calcext:value-type="float">
            <text:p>397.6759382685</text:p>
          </table:table-cell>
          <table:table-cell office:value-type="float" office:value="402.831436052428" calcext:value-type="float">
            <text:p>402.8314360524</text:p>
          </table:table-cell>
          <table:table-cell office:value-type="float" office:value="403.455069019346" calcext:value-type="float">
            <text:p>403.4550690193</text:p>
          </table:table-cell>
          <table:table-cell office:value-type="float" office:value="393.276010209437" calcext:value-type="float">
            <text:p>393.2760102094</text:p>
          </table:table-cell>
          <table:table-cell office:value-type="float" office:value="0" calcext:value-type="float">
            <text:p>0</text:p>
          </table:table-cell>
          <table:table-cell office:value-type="float" office:value="412.599180393347" calcext:value-type="float">
            <text:p>412.5991803933</text:p>
          </table:table-cell>
          <table:table-cell office:value-type="float" office:value="0" calcext:value-type="float">
            <text:p>0</text:p>
          </table:table-cell>
          <table:table-cell office:value-type="float" office:value="392.901267875976" calcext:value-type="float">
            <text:p>392.901267876</text:p>
          </table:table-cell>
          <table:table-cell office:value-type="float" office:value="412.252418940979" calcext:value-type="float">
            <text:p>412.252418941</text:p>
          </table:table-cell>
          <table:table-cell office:value-type="float" office:value="418.325273746878" calcext:value-type="float">
            <text:p>418.3252737469</text:p>
          </table:table-cell>
        </table:table-row>
        <table:table-row table:style-name="ro1">
          <table:table-cell office:value-type="float" office:value="391.621423152253" calcext:value-type="float">
            <text:p>391.6214231523</text:p>
          </table:table-cell>
          <table:table-cell office:value-type="float" office:value="391.890262822796" calcext:value-type="float">
            <text:p>391.8902628228</text:p>
          </table:table-cell>
          <table:table-cell office:value-type="float" office:value="474.065355107304" calcext:value-type="float">
            <text:p>474.065355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384270445441" calcext:value-type="float">
            <text:p>436.3842704454</text:p>
          </table:table-cell>
          <table:table-cell office:value-type="float" office:value="0" calcext:value-type="float">
            <text:p>0</text:p>
          </table:table-cell>
          <table:table-cell office:value-type="float" office:value="367.679965989764" calcext:value-type="float">
            <text:p>367.6799659898</text:p>
          </table:table-cell>
          <table:table-cell office:value-type="float" office:value="0" calcext:value-type="float">
            <text:p>0</text:p>
          </table:table-cell>
          <table:table-cell office:value-type="float" office:value="440.3428584681" calcext:value-type="float">
            <text:p>440.3428584681</text:p>
          </table:table-cell>
          <table:table-cell office:value-type="float" office:value="414.301049316181" calcext:value-type="float">
            <text:p>414.3010493162</text:p>
          </table:table-cell>
          <table:table-cell office:value-type="float" office:value="411.592600174471" calcext:value-type="float">
            <text:p>411.5926001745</text:p>
          </table:table-cell>
          <table:table-cell office:value-type="float" office:value="380.498323618463" calcext:value-type="float">
            <text:p>380.4983236185</text:p>
          </table:table-cell>
          <table:table-cell office:value-type="float" office:value="406.411898594217" calcext:value-type="float">
            <text:p>406.4118985942</text:p>
          </table:table-cell>
          <table:table-cell office:value-type="float" office:value="404.132645482256" calcext:value-type="float">
            <text:p>404.1326454823</text:p>
          </table:table-cell>
          <table:table-cell office:value-type="float" office:value="0" calcext:value-type="float">
            <text:p>0</text:p>
          </table:table-cell>
          <table:table-cell office:value-type="float" office:value="417.233927799108" calcext:value-type="float">
            <text:p>417.233927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083387552406" calcext:value-type="float">
            <text:p>394.0833875524</text:p>
          </table:table-cell>
          <table:table-cell office:value-type="float" office:value="445.705848368272" calcext:value-type="float">
            <text:p>445.7058483683</text:p>
          </table:table-cell>
          <table:table-cell office:value-type="float" office:value="428.383301903769" calcext:value-type="float">
            <text:p>428.3833019038</text:p>
          </table:table-cell>
          <table:table-cell office:value-type="float" office:value="406.791248771541" calcext:value-type="float">
            <text:p>406.7912487715</text:p>
          </table:table-cell>
          <table:table-cell office:value-type="float" office:value="410.099964030807" calcext:value-type="float">
            <text:p>410.0999640308</text:p>
          </table:table-cell>
          <table:table-cell office:value-type="float" office:value="421.27893266677" calcext:value-type="float">
            <text:p>421.2789326668</text:p>
          </table:table-cell>
          <table:table-cell office:value-type="float" office:value="427.03713504496" calcext:value-type="float">
            <text:p>427.037135045</text:p>
          </table:table-cell>
          <table:table-cell office:value-type="float" office:value="406.422576321247" calcext:value-type="float">
            <text:p>406.4225763212</text:p>
          </table:table-cell>
          <table:table-cell office:value-type="float" office:value="404.03503685719" calcext:value-type="float">
            <text:p>404.035036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.733040247858" calcext:value-type="float">
            <text:p>419.7330402479</text:p>
          </table:table-cell>
          <table:table-cell office:value-type="float" office:value="379.306758171851" calcext:value-type="float">
            <text:p>379.3067581719</text:p>
          </table:table-cell>
          <table:table-cell office:value-type="float" office:value="369.218266959743" calcext:value-type="float">
            <text:p>369.2182669597</text:p>
          </table:table-cell>
          <table:table-cell office:value-type="float" office:value="0" calcext:value-type="float">
            <text:p>0</text:p>
          </table:table-cell>
          <table:table-cell office:value-type="float" office:value="394.539597828838" calcext:value-type="float">
            <text:p>394.5395978288</text:p>
          </table:table-cell>
          <table:table-cell office:value-type="float" office:value="380.908607022973" calcext:value-type="float">
            <text:p>380.908607023</text:p>
          </table:table-cell>
          <table:table-cell office:value-type="float" office:value="417.60173088877" calcext:value-type="float">
            <text:p>417.6017308888</text:p>
          </table:table-cell>
          <table:table-cell office:value-type="float" office:value="407.53794421267" calcext:value-type="float">
            <text:p>407.5379442127</text:p>
          </table:table-cell>
          <table:table-cell office:value-type="float" office:value="410.589055480495" calcext:value-type="float">
            <text:p>410.5890554805</text:p>
          </table:table-cell>
          <table:table-cell office:value-type="float" office:value="0" calcext:value-type="float">
            <text:p>0</text:p>
          </table:table-cell>
          <table:table-cell office:value-type="float" office:value="402.653371924163" calcext:value-type="float">
            <text:p>402.6533719242</text:p>
          </table:table-cell>
          <table:table-cell office:value-type="float" office:value="404.583694209959" calcext:value-type="float">
            <text:p>404.58369421</text:p>
          </table:table-cell>
          <table:table-cell office:value-type="float" office:value="414.086419868386" calcext:value-type="float">
            <text:p>414.0864198684</text:p>
          </table:table-cell>
          <table:table-cell office:value-type="float" office:value="394.52750834314" calcext:value-type="float">
            <text:p>394.5275083431</text:p>
          </table:table-cell>
          <table:table-cell office:value-type="float" office:value="0" calcext:value-type="float">
            <text:p>0</text:p>
          </table:table-cell>
          <table:table-cell office:value-type="float" office:value="415.370613885514" calcext:value-type="float">
            <text:p>415.3706138855</text:p>
          </table:table-cell>
          <table:table-cell office:value-type="float" office:value="0" calcext:value-type="float">
            <text:p>0</text:p>
          </table:table-cell>
          <table:table-cell office:value-type="float" office:value="394.565334721524" calcext:value-type="float">
            <text:p>394.5653347215</text:p>
          </table:table-cell>
          <table:table-cell office:value-type="float" office:value="414.137116993918" calcext:value-type="float">
            <text:p>414.1371169939</text:p>
          </table:table-cell>
          <table:table-cell office:value-type="float" office:value="418.363432474591" calcext:value-type="float">
            <text:p>418.3634324746</text:p>
          </table:table-cell>
        </table:table-row>
        <table:table-row table:style-name="ro1">
          <table:table-cell office:value-type="float" office:value="388.782383976498" calcext:value-type="float">
            <text:p>388.7823839765</text:p>
          </table:table-cell>
          <table:table-cell office:value-type="float" office:value="391.890262822796" calcext:value-type="float">
            <text:p>391.8902628228</text:p>
          </table:table-cell>
          <table:table-cell office:value-type="float" office:value="474.444763110918" calcext:value-type="float">
            <text:p>474.4447631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.465500032391" calcext:value-type="float">
            <text:p>449.4655000324</text:p>
          </table:table-cell>
          <table:table-cell office:value-type="float" office:value="0" calcext:value-type="float">
            <text:p>0</text:p>
          </table:table-cell>
          <table:table-cell office:value-type="float" office:value="380.976202778053" calcext:value-type="float">
            <text:p>380.9762027781</text:p>
          </table:table-cell>
          <table:table-cell office:value-type="float" office:value="0" calcext:value-type="float">
            <text:p>0</text:p>
          </table:table-cell>
          <table:table-cell office:value-type="float" office:value="439.661481589999" calcext:value-type="float">
            <text:p>439.66148159</text:p>
          </table:table-cell>
          <table:table-cell office:value-type="float" office:value="415.643777495558" calcext:value-type="float">
            <text:p>415.6437774956</text:p>
          </table:table-cell>
          <table:table-cell office:value-type="float" office:value="404.232783574492" calcext:value-type="float">
            <text:p>404.2327835745</text:p>
          </table:table-cell>
          <table:table-cell office:value-type="float" office:value="397.925112911407" calcext:value-type="float">
            <text:p>397.9251129114</text:p>
          </table:table-cell>
          <table:table-cell office:value-type="float" office:value="417.621855369005" calcext:value-type="float">
            <text:p>417.621855369</text:p>
          </table:table-cell>
          <table:table-cell office:value-type="float" office:value="410.187239787492" calcext:value-type="float">
            <text:p>410.1872397875</text:p>
          </table:table-cell>
          <table:table-cell office:value-type="float" office:value="0" calcext:value-type="float">
            <text:p>0</text:p>
          </table:table-cell>
          <table:table-cell office:value-type="float" office:value="415.66831294594" calcext:value-type="float">
            <text:p>415.668312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957355910143" calcext:value-type="float">
            <text:p>395.9573559101</text:p>
          </table:table-cell>
          <table:table-cell office:value-type="float" office:value="445.190922570895" calcext:value-type="float">
            <text:p>445.1909225709</text:p>
          </table:table-cell>
          <table:table-cell office:value-type="float" office:value="428.766708183711" calcext:value-type="float">
            <text:p>428.7667081837</text:p>
          </table:table-cell>
          <table:table-cell office:value-type="float" office:value="407.349327093839" calcext:value-type="float">
            <text:p>407.3493270938</text:p>
          </table:table-cell>
          <table:table-cell office:value-type="float" office:value="416.609166232372" calcext:value-type="float">
            <text:p>416.6091662324</text:p>
          </table:table-cell>
          <table:table-cell office:value-type="float" office:value="420.364383743979" calcext:value-type="float">
            <text:p>420.364383744</text:p>
          </table:table-cell>
          <table:table-cell office:value-type="float" office:value="429.443759833769" calcext:value-type="float">
            <text:p>429.4437598338</text:p>
          </table:table-cell>
          <table:table-cell office:value-type="float" office:value="410.47872676834" calcext:value-type="float">
            <text:p>410.4787267683</text:p>
          </table:table-cell>
          <table:table-cell office:value-type="float" office:value="405.860724547906" calcext:value-type="float">
            <text:p>405.860724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084286300704" calcext:value-type="float">
            <text:p>432.0842863007</text:p>
          </table:table-cell>
          <table:table-cell office:value-type="float" office:value="379.135641977198" calcext:value-type="float">
            <text:p>379.1356419772</text:p>
          </table:table-cell>
          <table:table-cell office:value-type="float" office:value="363.774280431443" calcext:value-type="float">
            <text:p>363.7742804314</text:p>
          </table:table-cell>
          <table:table-cell office:value-type="float" office:value="0" calcext:value-type="float">
            <text:p>0</text:p>
          </table:table-cell>
          <table:table-cell office:value-type="float" office:value="396.115032079906" calcext:value-type="float">
            <text:p>396.1150320799</text:p>
          </table:table-cell>
          <table:table-cell office:value-type="float" office:value="378.339884728435" calcext:value-type="float">
            <text:p>378.3398847284</text:p>
          </table:table-cell>
          <table:table-cell office:value-type="float" office:value="419.587604841185" calcext:value-type="float">
            <text:p>419.5876048412</text:p>
          </table:table-cell>
          <table:table-cell office:value-type="float" office:value="404.2150041267" calcext:value-type="float">
            <text:p>404.2150041267</text:p>
          </table:table-cell>
          <table:table-cell office:value-type="float" office:value="430.59115738599" calcext:value-type="float">
            <text:p>430.591157386</text:p>
          </table:table-cell>
          <table:table-cell office:value-type="float" office:value="0" calcext:value-type="float">
            <text:p>0</text:p>
          </table:table-cell>
          <table:table-cell office:value-type="float" office:value="408.066859978648" calcext:value-type="float">
            <text:p>408.0668599786</text:p>
          </table:table-cell>
          <table:table-cell office:value-type="float" office:value="413.210822118606" calcext:value-type="float">
            <text:p>413.2108221186</text:p>
          </table:table-cell>
          <table:table-cell office:value-type="float" office:value="410.319867502421" calcext:value-type="float">
            <text:p>410.3198675024</text:p>
          </table:table-cell>
          <table:table-cell office:value-type="float" office:value="395.817550309945" calcext:value-type="float">
            <text:p>395.8175503099</text:p>
          </table:table-cell>
          <table:table-cell office:value-type="float" office:value="0" calcext:value-type="float">
            <text:p>0</text:p>
          </table:table-cell>
          <table:table-cell office:value-type="float" office:value="417.741249975971" calcext:value-type="float">
            <text:p>417.741249976</text:p>
          </table:table-cell>
          <table:table-cell office:value-type="float" office:value="0" calcext:value-type="float">
            <text:p>0</text:p>
          </table:table-cell>
          <table:table-cell office:value-type="float" office:value="392.870015064334" calcext:value-type="float">
            <text:p>392.8700150643</text:p>
          </table:table-cell>
          <table:table-cell office:value-type="float" office:value="413.879395168774" calcext:value-type="float">
            <text:p>413.8793951688</text:p>
          </table:table-cell>
          <table:table-cell office:value-type="float" office:value="419.613829662548" calcext:value-type="float">
            <text:p>419.6138296625</text:p>
          </table:table-cell>
        </table:table-row>
        <table:table-row table:style-name="ro1">
          <table:table-cell office:value-type="float" office:value="396.490858026855" calcext:value-type="float">
            <text:p>396.4908580269</text:p>
          </table:table-cell>
          <table:table-cell office:value-type="float" office:value="402.053939207958" calcext:value-type="float">
            <text:p>402.053939208</text:p>
          </table:table-cell>
          <table:table-cell office:value-type="float" office:value="475.318318887969" calcext:value-type="float">
            <text:p>475.31831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.147029244451" calcext:value-type="float">
            <text:p>449.1470292445</text:p>
          </table:table-cell>
          <table:table-cell office:value-type="float" office:value="0" calcext:value-type="float">
            <text:p>0</text:p>
          </table:table-cell>
          <table:table-cell office:value-type="float" office:value="387.623263617658" calcext:value-type="float">
            <text:p>387.6232636177</text:p>
          </table:table-cell>
          <table:table-cell office:value-type="float" office:value="0" calcext:value-type="float">
            <text:p>0</text:p>
          </table:table-cell>
          <table:table-cell office:value-type="float" office:value="439.661481589999" calcext:value-type="float">
            <text:p>439.66148159</text:p>
          </table:table-cell>
          <table:table-cell office:value-type="float" office:value="418.008858857954" calcext:value-type="float">
            <text:p>418.008858858</text:p>
          </table:table-cell>
          <table:table-cell office:value-type="float" office:value="407.93727782585" calcext:value-type="float">
            <text:p>407.9372778259</text:p>
          </table:table-cell>
          <table:table-cell office:value-type="float" office:value="398.521266646838" calcext:value-type="float">
            <text:p>398.5212666468</text:p>
          </table:table-cell>
          <table:table-cell office:value-type="float" office:value="429.272386473794" calcext:value-type="float">
            <text:p>429.2723864738</text:p>
          </table:table-cell>
          <table:table-cell office:value-type="float" office:value="410.282952882117" calcext:value-type="float">
            <text:p>410.2829528821</text:p>
          </table:table-cell>
          <table:table-cell office:value-type="float" office:value="0" calcext:value-type="float">
            <text:p>0</text:p>
          </table:table-cell>
          <table:table-cell office:value-type="float" office:value="416.002701286066" calcext:value-type="float">
            <text:p>416.0027012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112159914157" calcext:value-type="float">
            <text:p>400.1121599142</text:p>
          </table:table-cell>
          <table:table-cell office:value-type="float" office:value="448.231386129501" calcext:value-type="float">
            <text:p>448.2313861295</text:p>
          </table:table-cell>
          <table:table-cell office:value-type="float" office:value="429.713282631658" calcext:value-type="float">
            <text:p>429.7132826317</text:p>
          </table:table-cell>
          <table:table-cell office:value-type="float" office:value="411.53958935222" calcext:value-type="float">
            <text:p>411.5395893522</text:p>
          </table:table-cell>
          <table:table-cell office:value-type="float" office:value="421.964491447543" calcext:value-type="float">
            <text:p>421.9644914475</text:p>
          </table:table-cell>
          <table:table-cell office:value-type="float" office:value="426.201522308987" calcext:value-type="float">
            <text:p>426.201522309</text:p>
          </table:table-cell>
          <table:table-cell office:value-type="float" office:value="429.443759833769" calcext:value-type="float">
            <text:p>429.4437598338</text:p>
          </table:table-cell>
          <table:table-cell office:value-type="float" office:value="406.398488981783" calcext:value-type="float">
            <text:p>406.3984889818</text:p>
          </table:table-cell>
          <table:table-cell office:value-type="float" office:value="404.302494801154" calcext:value-type="float">
            <text:p>404.302494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222097782138" calcext:value-type="float">
            <text:p>435.2220977821</text:p>
          </table:table-cell>
          <table:table-cell office:value-type="float" office:value="393.475852261583" calcext:value-type="float">
            <text:p>393.4758522616</text:p>
          </table:table-cell>
          <table:table-cell office:value-type="float" office:value="364.064711258261" calcext:value-type="float">
            <text:p>364.0647112583</text:p>
          </table:table-cell>
          <table:table-cell office:value-type="float" office:value="0" calcext:value-type="float">
            <text:p>0</text:p>
          </table:table-cell>
          <table:table-cell office:value-type="float" office:value="396.280140063194" calcext:value-type="float">
            <text:p>396.2801400632</text:p>
          </table:table-cell>
          <table:table-cell office:value-type="float" office:value="382.527417119264" calcext:value-type="float">
            <text:p>382.5274171193</text:p>
          </table:table-cell>
          <table:table-cell office:value-type="float" office:value="421.762072326658" calcext:value-type="float">
            <text:p>421.7620723267</text:p>
          </table:table-cell>
          <table:table-cell office:value-type="float" office:value="405.168191306035" calcext:value-type="float">
            <text:p>405.168191306</text:p>
          </table:table-cell>
          <table:table-cell office:value-type="float" office:value="439.480432572728" calcext:value-type="float">
            <text:p>439.4804325727</text:p>
          </table:table-cell>
          <table:table-cell office:value-type="float" office:value="0" calcext:value-type="float">
            <text:p>0</text:p>
          </table:table-cell>
          <table:table-cell office:value-type="float" office:value="414.888407545031" calcext:value-type="float">
            <text:p>414.888407545</text:p>
          </table:table-cell>
          <table:table-cell office:value-type="float" office:value="413.444146477801" calcext:value-type="float">
            <text:p>413.4441464778</text:p>
          </table:table-cell>
          <table:table-cell office:value-type="float" office:value="424.656048061509" calcext:value-type="float">
            <text:p>424.6560480615</text:p>
          </table:table-cell>
          <table:table-cell office:value-type="float" office:value="400.139405163756" calcext:value-type="float">
            <text:p>400.1394051638</text:p>
          </table:table-cell>
          <table:table-cell office:value-type="float" office:value="0" calcext:value-type="float">
            <text:p>0</text:p>
          </table:table-cell>
          <table:table-cell office:value-type="float" office:value="419.397544734017" calcext:value-type="float">
            <text:p>419.397544734</text:p>
          </table:table-cell>
          <table:table-cell office:value-type="float" office:value="0" calcext:value-type="float">
            <text:p>0</text:p>
          </table:table-cell>
          <table:table-cell office:value-type="float" office:value="389.281276734454" calcext:value-type="float">
            <text:p>389.2812767345</text:p>
          </table:table-cell>
          <table:table-cell office:value-type="float" office:value="414.345416952533" calcext:value-type="float">
            <text:p>414.3454169525</text:p>
          </table:table-cell>
          <table:table-cell office:value-type="float" office:value="419.615976863326" calcext:value-type="float">
            <text:p>419.6159768633</text:p>
          </table:table-cell>
        </table:table-row>
        <table:table-row table:style-name="ro1">
          <table:table-cell office:value-type="float" office:value="395.990227687827" calcext:value-type="float">
            <text:p>395.9902276878</text:p>
          </table:table-cell>
          <table:table-cell office:value-type="float" office:value="416.666847635638" calcext:value-type="float">
            <text:p>416.6668476356</text:p>
          </table:table-cell>
          <table:table-cell office:value-type="float" office:value="486.127132404085" calcext:value-type="float">
            <text:p>486.1271324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.18470465409" calcext:value-type="float">
            <text:p>449.1847046541</text:p>
          </table:table-cell>
          <table:table-cell office:value-type="float" office:value="0" calcext:value-type="float">
            <text:p>0</text:p>
          </table:table-cell>
          <table:table-cell office:value-type="float" office:value="393.439299849481" calcext:value-type="float">
            <text:p>393.4392998495</text:p>
          </table:table-cell>
          <table:table-cell office:value-type="float" office:value="0" calcext:value-type="float">
            <text:p>0</text:p>
          </table:table-cell>
          <table:table-cell office:value-type="float" office:value="462.239454819355" calcext:value-type="float">
            <text:p>462.2394548194</text:p>
          </table:table-cell>
          <table:table-cell office:value-type="float" office:value="413.098363849645" calcext:value-type="float">
            <text:p>413.0983638496</text:p>
          </table:table-cell>
          <table:table-cell office:value-type="float" office:value="408.573633970934" calcext:value-type="float">
            <text:p>408.5736339709</text:p>
          </table:table-cell>
          <table:table-cell office:value-type="float" office:value="398.159998084644" calcext:value-type="float">
            <text:p>398.1599980846</text:p>
          </table:table-cell>
          <table:table-cell office:value-type="float" office:value="429.315019843684" calcext:value-type="float">
            <text:p>429.3150198437</text:p>
          </table:table-cell>
          <table:table-cell office:value-type="float" office:value="412.151482839784" calcext:value-type="float">
            <text:p>412.1514828398</text:p>
          </table:table-cell>
          <table:table-cell office:value-type="float" office:value="0" calcext:value-type="float">
            <text:p>0</text:p>
          </table:table-cell>
          <table:table-cell office:value-type="float" office:value="416.069513767704" calcext:value-type="float">
            <text:p>416.0695137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465321975738" calcext:value-type="float">
            <text:p>400.4653219757</text:p>
          </table:table-cell>
          <table:table-cell office:value-type="float" office:value="455.931818683261" calcext:value-type="float">
            <text:p>455.9318186833</text:p>
          </table:table-cell>
          <table:table-cell office:value-type="float" office:value="428.708820072193" calcext:value-type="float">
            <text:p>428.7088200722</text:p>
          </table:table-cell>
          <table:table-cell office:value-type="float" office:value="410.958387272744" calcext:value-type="float">
            <text:p>410.9583872727</text:p>
          </table:table-cell>
          <table:table-cell office:value-type="float" office:value="433.48523929457" calcext:value-type="float">
            <text:p>433.4852392946</text:p>
          </table:table-cell>
          <table:table-cell office:value-type="float" office:value="428.30356039212" calcext:value-type="float">
            <text:p>428.3035603921</text:p>
          </table:table-cell>
          <table:table-cell office:value-type="float" office:value="429.443759833769" calcext:value-type="float">
            <text:p>429.4437598338</text:p>
          </table:table-cell>
          <table:table-cell office:value-type="float" office:value="416.266499646689" calcext:value-type="float">
            <text:p>416.2664996467</text:p>
          </table:table-cell>
          <table:table-cell office:value-type="float" office:value="401.482374435707" calcext:value-type="float">
            <text:p>401.4823744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472311267506" calcext:value-type="float">
            <text:p>435.4723112675</text:p>
          </table:table-cell>
          <table:table-cell office:value-type="float" office:value="395.814998504328" calcext:value-type="float">
            <text:p>395.8149985043</text:p>
          </table:table-cell>
          <table:table-cell office:value-type="float" office:value="370.259319694116" calcext:value-type="float">
            <text:p>370.2593196941</text:p>
          </table:table-cell>
          <table:table-cell office:value-type="float" office:value="0" calcext:value-type="float">
            <text:p>0</text:p>
          </table:table-cell>
          <table:table-cell office:value-type="float" office:value="394.867373490984" calcext:value-type="float">
            <text:p>394.867373491</text:p>
          </table:table-cell>
          <table:table-cell office:value-type="float" office:value="386.417877185169" calcext:value-type="float">
            <text:p>386.4178771852</text:p>
          </table:table-cell>
          <table:table-cell office:value-type="float" office:value="423.03309858146" calcext:value-type="float">
            <text:p>423.0330985815</text:p>
          </table:table-cell>
          <table:table-cell office:value-type="float" office:value="405.053616130384" calcext:value-type="float">
            <text:p>405.0536161304</text:p>
          </table:table-cell>
          <table:table-cell office:value-type="float" office:value="439.139860230184" calcext:value-type="float">
            <text:p>439.1398602302</text:p>
          </table:table-cell>
          <table:table-cell office:value-type="float" office:value="0" calcext:value-type="float">
            <text:p>0</text:p>
          </table:table-cell>
          <table:table-cell office:value-type="float" office:value="414.377113444623" calcext:value-type="float">
            <text:p>414.3771134446</text:p>
          </table:table-cell>
          <table:table-cell office:value-type="float" office:value="419.730589505194" calcext:value-type="float">
            <text:p>419.7305895052</text:p>
          </table:table-cell>
          <table:table-cell office:value-type="float" office:value="432.281800084806" calcext:value-type="float">
            <text:p>432.2818000848</text:p>
          </table:table-cell>
          <table:table-cell office:value-type="float" office:value="401.140621465062" calcext:value-type="float">
            <text:p>401.1406214651</text:p>
          </table:table-cell>
          <table:table-cell office:value-type="float" office:value="0" calcext:value-type="float">
            <text:p>0</text:p>
          </table:table-cell>
          <table:table-cell office:value-type="float" office:value="424.079085460814" calcext:value-type="float">
            <text:p>424.0790854608</text:p>
          </table:table-cell>
          <table:table-cell office:value-type="float" office:value="0" calcext:value-type="float">
            <text:p>0</text:p>
          </table:table-cell>
          <table:table-cell office:value-type="float" office:value="388.629764728835" calcext:value-type="float">
            <text:p>388.6297647288</text:p>
          </table:table-cell>
          <table:table-cell office:value-type="float" office:value="418.887123529927" calcext:value-type="float">
            <text:p>418.8871235299</text:p>
          </table:table-cell>
          <table:table-cell office:value-type="float" office:value="423.282597221972" calcext:value-type="float">
            <text:p>423.282597222</text:p>
          </table:table-cell>
        </table:table-row>
        <table:table-row table:style-name="ro1">
          <table:table-cell office:value-type="float" office:value="393.056048049603" calcext:value-type="float">
            <text:p>393.0560480496</text:p>
          </table:table-cell>
          <table:table-cell office:value-type="float" office:value="424.375125843686" calcext:value-type="float">
            <text:p>424.3751258437</text:p>
          </table:table-cell>
          <table:table-cell office:value-type="float" office:value="489.615523146626" calcext:value-type="float">
            <text:p>489.615523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907696937594" calcext:value-type="float">
            <text:p>454.9076969376</text:p>
          </table:table-cell>
          <table:table-cell office:value-type="float" office:value="0" calcext:value-type="float">
            <text:p>0</text:p>
          </table:table-cell>
          <table:table-cell office:value-type="float" office:value="398.426192672027" calcext:value-type="float">
            <text:p>398.426192672</text:p>
          </table:table-cell>
          <table:table-cell office:value-type="float" office:value="0" calcext:value-type="float">
            <text:p>0</text:p>
          </table:table-cell>
          <table:table-cell office:value-type="float" office:value="460.524261403371" calcext:value-type="float">
            <text:p>460.5242614034</text:p>
          </table:table-cell>
          <table:table-cell office:value-type="float" office:value="416.256915732372" calcext:value-type="float">
            <text:p>416.2569157324</text:p>
          </table:table-cell>
          <table:table-cell office:value-type="float" office:value="414.341622032879" calcext:value-type="float">
            <text:p>414.3416220329</text:p>
          </table:table-cell>
          <table:table-cell office:value-type="float" office:value="399.189672118563" calcext:value-type="float">
            <text:p>399.1896721186</text:p>
          </table:table-cell>
          <table:table-cell office:value-type="float" office:value="438.015869419353" calcext:value-type="float">
            <text:p>438.0158694194</text:p>
          </table:table-cell>
          <table:table-cell office:value-type="float" office:value="412.315946317132" calcext:value-type="float">
            <text:p>412.3159463171</text:p>
          </table:table-cell>
          <table:table-cell office:value-type="float" office:value="0" calcext:value-type="float">
            <text:p>0</text:p>
          </table:table-cell>
          <table:table-cell office:value-type="float" office:value="414.724977974734" calcext:value-type="float">
            <text:p>414.724977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460219563464" calcext:value-type="float">
            <text:p>400.4602195635</text:p>
          </table:table-cell>
          <table:table-cell office:value-type="float" office:value="461.450408827192" calcext:value-type="float">
            <text:p>461.4504088272</text:p>
          </table:table-cell>
          <table:table-cell office:value-type="float" office:value="426.416774152767" calcext:value-type="float">
            <text:p>426.4167741528</text:p>
          </table:table-cell>
          <table:table-cell office:value-type="float" office:value="411.59139325732" calcext:value-type="float">
            <text:p>411.5913932573</text:p>
          </table:table-cell>
          <table:table-cell office:value-type="float" office:value="434.033141884818" calcext:value-type="float">
            <text:p>434.0331418848</text:p>
          </table:table-cell>
          <table:table-cell office:value-type="float" office:value="433.160497459542" calcext:value-type="float">
            <text:p>433.1604974595</text:p>
          </table:table-cell>
          <table:table-cell office:value-type="float" office:value="429.65037636267" calcext:value-type="float">
            <text:p>429.6503763627</text:p>
          </table:table-cell>
          <table:table-cell office:value-type="float" office:value="422.729120882855" calcext:value-type="float">
            <text:p>422.7291208829</text:p>
          </table:table-cell>
          <table:table-cell office:value-type="float" office:value="406.630325960527" calcext:value-type="float">
            <text:p>406.630325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.496778927861" calcext:value-type="float">
            <text:p>437.4967789279</text:p>
          </table:table-cell>
          <table:table-cell office:value-type="float" office:value="394.601174652269" calcext:value-type="float">
            <text:p>394.6011746523</text:p>
          </table:table-cell>
          <table:table-cell office:value-type="float" office:value="375.726082807719" calcext:value-type="float">
            <text:p>375.7260828077</text:p>
          </table:table-cell>
          <table:table-cell office:value-type="float" office:value="0" calcext:value-type="float">
            <text:p>0</text:p>
          </table:table-cell>
          <table:table-cell office:value-type="float" office:value="394.874318394377" calcext:value-type="float">
            <text:p>394.8743183944</text:p>
          </table:table-cell>
          <table:table-cell office:value-type="float" office:value="389.204093421652" calcext:value-type="float">
            <text:p>389.2040934217</text:p>
          </table:table-cell>
          <table:table-cell office:value-type="float" office:value="423.497266647883" calcext:value-type="float">
            <text:p>423.4972666479</text:p>
          </table:table-cell>
          <table:table-cell office:value-type="float" office:value="404.600884597958" calcext:value-type="float">
            <text:p>404.600884598</text:p>
          </table:table-cell>
          <table:table-cell office:value-type="float" office:value="433.069163731849" calcext:value-type="float">
            <text:p>433.0691637318</text:p>
          </table:table-cell>
          <table:table-cell office:value-type="float" office:value="0" calcext:value-type="float">
            <text:p>0</text:p>
          </table:table-cell>
          <table:table-cell office:value-type="float" office:value="413.198772279989" calcext:value-type="float">
            <text:p>413.19877228</text:p>
          </table:table-cell>
          <table:table-cell office:value-type="float" office:value="418.885995737864" calcext:value-type="float">
            <text:p>418.8859957379</text:p>
          </table:table-cell>
          <table:table-cell office:value-type="float" office:value="429.155256446847" calcext:value-type="float">
            <text:p>429.1552564468</text:p>
          </table:table-cell>
          <table:table-cell office:value-type="float" office:value="401.726842232017" calcext:value-type="float">
            <text:p>401.726842232</text:p>
          </table:table-cell>
          <table:table-cell office:value-type="float" office:value="0" calcext:value-type="float">
            <text:p>0</text:p>
          </table:table-cell>
          <table:table-cell office:value-type="float" office:value="419.880568641278" calcext:value-type="float">
            <text:p>419.8805686413</text:p>
          </table:table-cell>
          <table:table-cell office:value-type="float" office:value="0" calcext:value-type="float">
            <text:p>0</text:p>
          </table:table-cell>
          <table:table-cell office:value-type="float" office:value="396.364694191828" calcext:value-type="float">
            <text:p>396.3646941918</text:p>
          </table:table-cell>
          <table:table-cell office:value-type="float" office:value="430.588384088607" calcext:value-type="float">
            <text:p>430.5883840886</text:p>
          </table:table-cell>
          <table:table-cell office:value-type="float" office:value="426.636828744365" calcext:value-type="float">
            <text:p>426.6368287444</text:p>
          </table:table-cell>
        </table:table-row>
        <table:table-row table:style-name="ro1">
          <table:table-cell office:value-type="float" office:value="392.325576701283" calcext:value-type="float">
            <text:p>392.3255767013</text:p>
          </table:table-cell>
          <table:table-cell office:value-type="float" office:value="424.358739401253" calcext:value-type="float">
            <text:p>424.3587394013</text:p>
          </table:table-cell>
          <table:table-cell office:value-type="float" office:value="497.48279446579" calcext:value-type="float">
            <text:p>497.482794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811356779447" calcext:value-type="float">
            <text:p>460.8113567794</text:p>
          </table:table-cell>
          <table:table-cell office:value-type="float" office:value="0" calcext:value-type="float">
            <text:p>0</text:p>
          </table:table-cell>
          <table:table-cell office:value-type="float" office:value="397.707538453687" calcext:value-type="float">
            <text:p>397.7075384537</text:p>
          </table:table-cell>
          <table:table-cell office:value-type="float" office:value="0" calcext:value-type="float">
            <text:p>0</text:p>
          </table:table-cell>
          <table:table-cell office:value-type="float" office:value="458.556923609459" calcext:value-type="float">
            <text:p>458.5569236095</text:p>
          </table:table-cell>
          <table:table-cell office:value-type="float" office:value="415.451749960074" calcext:value-type="float">
            <text:p>415.4517499601</text:p>
          </table:table-cell>
          <table:table-cell office:value-type="float" office:value="418.236418989278" calcext:value-type="float">
            <text:p>418.2364189893</text:p>
          </table:table-cell>
          <table:table-cell office:value-type="float" office:value="402.421837122924" calcext:value-type="float">
            <text:p>402.4218371229</text:p>
          </table:table-cell>
          <table:table-cell office:value-type="float" office:value="440.312660339283" calcext:value-type="float">
            <text:p>440.3126603393</text:p>
          </table:table-cell>
          <table:table-cell office:value-type="float" office:value="411.040729189844" calcext:value-type="float">
            <text:p>411.0407291898</text:p>
          </table:table-cell>
          <table:table-cell office:value-type="float" office:value="0" calcext:value-type="float">
            <text:p>0</text:p>
          </table:table-cell>
          <table:table-cell office:value-type="float" office:value="414.724977974734" calcext:value-type="float">
            <text:p>414.724977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037056217671" calcext:value-type="float">
            <text:p>400.0370562177</text:p>
          </table:table-cell>
          <table:table-cell office:value-type="float" office:value="459.389876445869" calcext:value-type="float">
            <text:p>459.3898764459</text:p>
          </table:table-cell>
          <table:table-cell office:value-type="float" office:value="427.350835940417" calcext:value-type="float">
            <text:p>427.3508359404</text:p>
          </table:table-cell>
          <table:table-cell office:value-type="float" office:value="421.521195398136" calcext:value-type="float">
            <text:p>421.5211953981</text:p>
          </table:table-cell>
          <table:table-cell office:value-type="float" office:value="434.886609216312" calcext:value-type="float">
            <text:p>434.8866092163</text:p>
          </table:table-cell>
          <table:table-cell office:value-type="float" office:value="431.451331724946" calcext:value-type="float">
            <text:p>431.4513317249</text:p>
          </table:table-cell>
          <table:table-cell office:value-type="float" office:value="430.223372231425" calcext:value-type="float">
            <text:p>430.2233722314</text:p>
          </table:table-cell>
          <table:table-cell office:value-type="float" office:value="423.185414812313" calcext:value-type="float">
            <text:p>423.1854148123</text:p>
          </table:table-cell>
          <table:table-cell office:value-type="float" office:value="408.100006113793" calcext:value-type="float">
            <text:p>408.100006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.179899083966" calcext:value-type="float">
            <text:p>437.179899084</text:p>
          </table:table-cell>
          <table:table-cell office:value-type="float" office:value="396.736734710714" calcext:value-type="float">
            <text:p>396.7367347107</text:p>
          </table:table-cell>
          <table:table-cell office:value-type="float" office:value="377.75828853328" calcext:value-type="float">
            <text:p>377.7582885333</text:p>
          </table:table-cell>
          <table:table-cell office:value-type="float" office:value="0" calcext:value-type="float">
            <text:p>0</text:p>
          </table:table-cell>
          <table:table-cell office:value-type="float" office:value="394.476113456927" calcext:value-type="float">
            <text:p>394.4761134569</text:p>
          </table:table-cell>
          <table:table-cell office:value-type="float" office:value="386.289570307545" calcext:value-type="float">
            <text:p>386.2895703075</text:p>
          </table:table-cell>
          <table:table-cell office:value-type="float" office:value="423.346651775665" calcext:value-type="float">
            <text:p>423.3466517757</text:p>
          </table:table-cell>
          <table:table-cell office:value-type="float" office:value="404.366170803607" calcext:value-type="float">
            <text:p>404.3661708036</text:p>
          </table:table-cell>
          <table:table-cell office:value-type="float" office:value="445.019232568103" calcext:value-type="float">
            <text:p>445.0192325681</text:p>
          </table:table-cell>
          <table:table-cell office:value-type="float" office:value="0" calcext:value-type="float">
            <text:p>0</text:p>
          </table:table-cell>
          <table:table-cell office:value-type="float" office:value="413.621126437594" calcext:value-type="float">
            <text:p>413.6211264376</text:p>
          </table:table-cell>
          <table:table-cell office:value-type="float" office:value="418.053707537334" calcext:value-type="float">
            <text:p>418.0537075373</text:p>
          </table:table-cell>
          <table:table-cell office:value-type="float" office:value="426.861336775989" calcext:value-type="float">
            <text:p>426.861336776</text:p>
          </table:table-cell>
          <table:table-cell office:value-type="float" office:value="405.228779906596" calcext:value-type="float">
            <text:p>405.2287799066</text:p>
          </table:table-cell>
          <table:table-cell office:value-type="float" office:value="0" calcext:value-type="float">
            <text:p>0</text:p>
          </table:table-cell>
          <table:table-cell office:value-type="float" office:value="419.63406655168" calcext:value-type="float">
            <text:p>419.6340665517</text:p>
          </table:table-cell>
          <table:table-cell office:value-type="float" office:value="0" calcext:value-type="float">
            <text:p>0</text:p>
          </table:table-cell>
          <table:table-cell office:value-type="float" office:value="395.351387353578" calcext:value-type="float">
            <text:p>395.3513873536</text:p>
          </table:table-cell>
          <table:table-cell office:value-type="float" office:value="432.69853332146" calcext:value-type="float">
            <text:p>432.6985333215</text:p>
          </table:table-cell>
          <table:table-cell office:value-type="float" office:value="428.353575099579" calcext:value-type="float">
            <text:p>428.353575099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18.041731596727" calcext:value-type="float">
            <text:p>418.0417315967</text:p>
          </table:table-cell>
          <table:table-cell office:value-type="float" office:value="409.946109925694" calcext:value-type="float">
            <text:p>409.94610992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6.789216940476" calcext:value-type="float">
            <text:p>406.7892169405</text:p>
          </table:table-cell>
          <table:table-cell office:value-type="float" office:value="460.663817039292" calcext:value-type="float">
            <text:p>460.663817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088881094643" calcext:value-type="float">
            <text:p>432.0888810946</text:p>
          </table:table-cell>
          <table:table-cell office:value-type="float" office:value="0" calcext:value-type="float">
            <text:p>0</text:p>
          </table:table-cell>
          <table:table-cell office:value-type="float" office:value="430.481693356863" calcext:value-type="float">
            <text:p>430.4816933569</text:p>
          </table:table-cell>
          <table:table-cell office:value-type="float" office:value="421.428790471986" calcext:value-type="float">
            <text:p>421.428790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.075231129772" calcext:value-type="float">
            <text:p>397.0752311298</text:p>
          </table:table-cell>
          <table:table-cell office:value-type="float" office:value="389.652889375929" calcext:value-type="float">
            <text:p>389.6528893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.609726321518" calcext:value-type="float">
            <text:p>425.6097263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.758199208755" calcext:value-type="float">
            <text:p>428.7581992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231600125686" calcext:value-type="float">
            <text:p>402.2316001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18.69188378243" calcext:value-type="float">
            <text:p>418.6918837824</text:p>
          </table:table-cell>
          <table:table-cell office:value-type="float" office:value="405.712066119356" calcext:value-type="float">
            <text:p>405.7120661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1.247189389411" calcext:value-type="float">
            <text:p>421.2471893894</text:p>
          </table:table-cell>
          <table:table-cell office:value-type="float" office:value="460.796482113478" calcext:value-type="float">
            <text:p>460.796482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086054966505" calcext:value-type="float">
            <text:p>435.0860549665</text:p>
          </table:table-cell>
          <table:table-cell office:value-type="float" office:value="0" calcext:value-type="float">
            <text:p>0</text:p>
          </table:table-cell>
          <table:table-cell office:value-type="float" office:value="436.695113971941" calcext:value-type="float">
            <text:p>436.6951139719</text:p>
          </table:table-cell>
          <table:table-cell office:value-type="float" office:value="421.443732923947" calcext:value-type="float">
            <text:p>421.4437329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.500815371687" calcext:value-type="float">
            <text:p>396.5008153717</text:p>
          </table:table-cell>
          <table:table-cell office:value-type="float" office:value="392.65657101532" calcext:value-type="float">
            <text:p>392.656571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.40158748352" calcext:value-type="float">
            <text:p>437.40158748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2.033323608524" calcext:value-type="float">
            <text:p>432.0333236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762306086824" calcext:value-type="float">
            <text:p>402.7623060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19.651473965427" calcext:value-type="float">
            <text:p>419.6514739654</text:p>
          </table:table-cell>
          <table:table-cell office:value-type="float" office:value="408.605352983616" calcext:value-type="float">
            <text:p>408.60535298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3.638273913225" calcext:value-type="float">
            <text:p>423.6382739132</text:p>
          </table:table-cell>
          <table:table-cell office:value-type="float" office:value="461.05727356089" calcext:value-type="float">
            <text:p>461.057273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.739239282386" calcext:value-type="float">
            <text:p>433.7392392824</text:p>
          </table:table-cell>
          <table:table-cell office:value-type="float" office:value="0" calcext:value-type="float">
            <text:p>0</text:p>
          </table:table-cell>
          <table:table-cell office:value-type="float" office:value="443.36920235766" calcext:value-type="float">
            <text:p>443.3692023577</text:p>
          </table:table-cell>
          <table:table-cell office:value-type="float" office:value="422.230808954212" calcext:value-type="float">
            <text:p>422.23080895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.668201765624" calcext:value-type="float">
            <text:p>400.6682017656</text:p>
          </table:table-cell>
          <table:table-cell office:value-type="float" office:value="379.79206303107" calcext:value-type="float">
            <text:p>379.7920630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864989021758" calcext:value-type="float">
            <text:p>435.8649890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3.566089351041" calcext:value-type="float">
            <text:p>433.566089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807534564642" calcext:value-type="float">
            <text:p>402.80753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1.51364911015" calcext:value-type="float">
            <text:p>421.5136491102</text:p>
          </table:table-cell>
          <table:table-cell office:value-type="float" office:value="429.436934839433" calcext:value-type="float">
            <text:p>429.4369348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3.638273913225" calcext:value-type="float">
            <text:p>423.6382739132</text:p>
          </table:table-cell>
          <table:table-cell office:value-type="float" office:value="458.37341727568" calcext:value-type="float">
            <text:p>458.3734172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058043760128" calcext:value-type="float">
            <text:p>435.0580437601</text:p>
          </table:table-cell>
          <table:table-cell office:value-type="float" office:value="0" calcext:value-type="float">
            <text:p>0</text:p>
          </table:table-cell>
          <table:table-cell office:value-type="float" office:value="443.62232182554" calcext:value-type="float">
            <text:p>443.6223218255</text:p>
          </table:table-cell>
          <table:table-cell office:value-type="float" office:value="428.036887629769" calcext:value-type="float">
            <text:p>428.0368876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.868314060007" calcext:value-type="float">
            <text:p>398.86831406</text:p>
          </table:table-cell>
          <table:table-cell office:value-type="float" office:value="369.329550660583" calcext:value-type="float">
            <text:p>369.3295506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.16927897762" calcext:value-type="float">
            <text:p>442.16927897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3.75460096511" calcext:value-type="float">
            <text:p>433.7546009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.84325132035" calcext:value-type="float">
            <text:p>404.8432513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18.492467167221" calcext:value-type="float">
            <text:p>418.4924671672</text:p>
          </table:table-cell>
          <table:table-cell office:value-type="float" office:value="435.308508203853" calcext:value-type="float">
            <text:p>435.3085082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5.213479238794" calcext:value-type="float">
            <text:p>425.2134792388</text:p>
          </table:table-cell>
          <table:table-cell office:value-type="float" office:value="459.219165757817" calcext:value-type="float">
            <text:p>459.2191657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395707779895" calcext:value-type="float">
            <text:p>436.3957077799</text:p>
          </table:table-cell>
          <table:table-cell office:value-type="float" office:value="0" calcext:value-type="float">
            <text:p>0</text:p>
          </table:table-cell>
          <table:table-cell office:value-type="float" office:value="448.010013410977" calcext:value-type="float">
            <text:p>448.010013411</text:p>
          </table:table-cell>
          <table:table-cell office:value-type="float" office:value="446.071068950468" calcext:value-type="float">
            <text:p>446.0710689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.651502354782" calcext:value-type="float">
            <text:p>400.6515023548</text:p>
          </table:table-cell>
          <table:table-cell office:value-type="float" office:value="368.447524539263" calcext:value-type="float">
            <text:p>368.4475245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821760634832" calcext:value-type="float">
            <text:p>443.82176063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5.409631158568" calcext:value-type="float">
            <text:p>435.4096311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.670891364328" calcext:value-type="float">
            <text:p>414.6708913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1.169279944187" calcext:value-type="float">
            <text:p>421.1692799442</text:p>
          </table:table-cell>
          <table:table-cell office:value-type="float" office:value="434.412583109613" calcext:value-type="float">
            <text:p>434.41258310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1.599479674976" calcext:value-type="float">
            <text:p>431.599479675</text:p>
          </table:table-cell>
          <table:table-cell office:value-type="float" office:value="459.836475721693" calcext:value-type="float">
            <text:p>459.8364757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.441281271947" calcext:value-type="float">
            <text:p>450.4412812719</text:p>
          </table:table-cell>
          <table:table-cell office:value-type="float" office:value="0" calcext:value-type="float">
            <text:p>0</text:p>
          </table:table-cell>
          <table:table-cell office:value-type="float" office:value="448.540320334045" calcext:value-type="float">
            <text:p>448.540320334</text:p>
          </table:table-cell>
          <table:table-cell office:value-type="float" office:value="450.003739538993" calcext:value-type="float">
            <text:p>450.0037395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.281897923014" calcext:value-type="float">
            <text:p>408.281897923</text:p>
          </table:table-cell>
          <table:table-cell office:value-type="float" office:value="368.447524539263" calcext:value-type="float">
            <text:p>368.4475245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.334004701679" calcext:value-type="float">
            <text:p>445.33400470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5.657903619864" calcext:value-type="float">
            <text:p>435.6579036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.460664322022" calcext:value-type="float">
            <text:p>415.460664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5.98649857637" calcext:value-type="float">
            <text:p>425.9864985764</text:p>
          </table:table-cell>
          <table:table-cell office:value-type="float" office:value="433.432188884501" calcext:value-type="float">
            <text:p>433.4321888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3.566295342128" calcext:value-type="float">
            <text:p>433.5662953421</text:p>
          </table:table-cell>
          <table:table-cell office:value-type="float" office:value="459.836475721693" calcext:value-type="float">
            <text:p>459.8364757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658068201012" calcext:value-type="float">
            <text:p>451.658068201</text:p>
          </table:table-cell>
          <table:table-cell office:value-type="float" office:value="0" calcext:value-type="float">
            <text:p>0</text:p>
          </table:table-cell>
          <table:table-cell office:value-type="float" office:value="443.318204199217" calcext:value-type="float">
            <text:p>443.3182041992</text:p>
          </table:table-cell>
          <table:table-cell office:value-type="float" office:value="450.159664030106" calcext:value-type="float">
            <text:p>450.1596640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.976557751107" calcext:value-type="float">
            <text:p>409.9765577511</text:p>
          </table:table-cell>
          <table:table-cell office:value-type="float" office:value="376.339309227236" calcext:value-type="float">
            <text:p>376.339309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.727546066404" calcext:value-type="float">
            <text:p>445.72754606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5.683631145966" calcext:value-type="float">
            <text:p>435.683631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.807313268593" calcext:value-type="float">
            <text:p>415.8073132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33.076609261526" calcext:value-type="float">
            <text:p>433.07660926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09.976557751107" calcext:value-type="float">
            <text:p>409.9765577511</text:p>
          </table:table-cell>
          <table:table-cell office:value-type="float" office:value="394.910986284076" calcext:value-type="float">
            <text:p>394.910986284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35.360483215852" calcext:value-type="float">
            <text:p>435.360483215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06.250677503499" calcext:value-type="float">
            <text:p>406.2506775035</text:p>
          </table:table-cell>
          <table:table-cell office:value-type="float" office:value="401.842892515373" calcext:value-type="float">
            <text:p>401.842892515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35.961188903728" calcext:value-type="float">
            <text:p>435.961188903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02.277776609599" calcext:value-type="float">
            <text:p>402.2777766096</text:p>
          </table:table-cell>
          <table:table-cell office:value-type="float" office:value="399.033045438879" calcext:value-type="float">
            <text:p>399.033045438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9.647318552995" calcext:value-type="float">
            <text:p>429.64731855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22.787200389428" calcext:value-type="float">
            <text:p>422.7872003894</text:p>
          </table:table-cell>
          <table:table-cell office:value-type="float" office:value="412.54745142787" calcext:value-type="float">
            <text:p>412.547451427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8.658798900553" calcext:value-type="float">
            <text:p>428.65879890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29.741789851382" calcext:value-type="float">
            <text:p>429.7417898514</text:p>
          </table:table-cell>
          <table:table-cell office:value-type="float" office:value="419.955276763027" calcext:value-type="float">
            <text:p>419.95527676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9.458613839534" calcext:value-type="float">
            <text:p>429.458613839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31.424222313361" calcext:value-type="float">
            <text:p>431.4242223134</text:p>
          </table:table-cell>
          <table:table-cell office:value-type="float" office:value="431.371994389499" calcext:value-type="float">
            <text:p>431.371994389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25.482507203938" calcext:value-type="float">
            <text:p>425.482507203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36.871102444582" calcext:value-type="float">
            <text:p>436.8711024446</text:p>
          </table:table-cell>
          <table:table-cell office:value-type="float" office:value="436.132816745359" calcext:value-type="float">
            <text:p>436.132816745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3:45:28.454271686</meta:creation-date>
    <dc:date>2017-01-21T11:00:32.988641490</dc:date>
    <meta:editing-duration>P0D</meta:editing-duration>
    <meta:editing-cycles>1</meta:editing-cycles>
    <meta:document-statistic meta:table-count="3" meta:cell-count="7501" meta:object-count="0"/>
    <meta:generator>LibreOffice/4.2.8.2$Linux_X86_64 LibreOffice_project/420m0$Build-2</meta:generator>
  </office:meta>
</office:document-meta>
</file>